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4.6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56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InterfaceClass">
      <style:graphic-properties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has_5f_a_5f_conn">
      <style:graphic-properties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4.64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InterfaceClass">
      <style:graphic-properties fo:min-height="0.578cm" fo:min-width="3.376cm"/>
      <style:paragraph-properties style:writing-mode="lr-tb"/>
    </style:style>
    <style:style style:name="gr65" style:family="graphic" style:parent-style-name="InterfaceClass">
      <style:graphic-properties fo:min-height="0.577cm" fo:min-width="3.376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70" style:family="graphic" style:parent-style-name="Implements_5f_conn">
      <style:graphic-properties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has_5f_a_5f_conn">
      <style:graphic-properties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DataClass">
      <style:graphic-properties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  <style:paragraph-properties style:writing-mode="lr-tb"/>
    </style:style>
    <style:style style:name="gr79" style:family="graphic" style:parent-style-name="RequiredClass">
      <style:graphic-properties fo:min-height="0.55cm" fo:min-width="4.923cm"/>
      <style:paragraph-properties style:writing-mode="lr-tb"/>
    </style:style>
    <style:style style:name="gr80" style:family="graphic" style:parent-style-name="RequiredClass">
      <style:graphic-properties fo:min-height="0.55cm" fo:min-width="4.924cm"/>
      <style:paragraph-properties style:writing-mode="lr-tb"/>
    </style:style>
    <style:style style:name="gr81" style:family="graphic" style:parent-style-name="RequiredClass">
      <style:graphic-properties fo:min-height="0.55cm" fo:min-width="4.921cm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RequiredClass">
      <style:graphic-properties fo:min-height="0.55cm" fo:min-width="5.155cm"/>
      <style:paragraph-properties style:writing-mode="lr-tb"/>
    </style:style>
    <style:style style:name="gr90" style:family="graphic" style:parent-style-name="RequiredClass">
      <style:graphic-properties fo:min-height="0.55cm" fo:min-width="5.156cm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RequiredClass">
      <style:graphic-properties fo:min-height="0.545cm" fo:min-width="4.924cm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05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RequiredClass">
      <style:graphic-properties svg:stroke-color="#808080" draw:marker-end="" fo:min-height="0.578cm" fo:min-width="3.376cm"/>
      <style:paragraph-properties style:writing-mode="lr-tb"/>
    </style:style>
    <style:style style:name="gr104" style:family="graphic" style:parent-style-name="RequiredClass">
      <style:graphic-properties fo:min-height="0.578cm" fo:min-width="3.376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06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8" style:family="graphic" style:parent-style-name="DataClass">
      <style:graphic-properties fo:min-height="0.578cm" fo:min-width="3.376cm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15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16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7" style:family="graphic" style:parent-style-name="twoheaded_5f_arrow">
      <style:graphic-properties draw:marker-start="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fo:min-height="0.613cm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RequiredClass">
      <style:graphic-properties fo:min-height="0.769cm" fo:min-width="4.329cm"/>
      <style:paragraph-properties style:writing-mode="lr-tb"/>
    </style:style>
    <style:style style:name="gr145" style:family="graphic" style:parent-style-name="RequiredClass">
      <style:graphic-properties fo:min-height="0.769cm" fo:min-width="4.011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  <style:paragraph-properties style:writing-mode="lr-tb"/>
    </style:style>
    <style:style style:name="gr1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49" style:family="graphic" style:parent-style-name="standard">
      <style:graphic-properties draw:stroke="none" draw:fill="none" fo:min-height="1.908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51" style:family="graphic" style:parent-style-name="standard">
      <style:graphic-properties draw:stroke="none" draw:fill="none" fo:min-height="3.153cm"/>
      <style:paragraph-properties style:writing-mode="lr-tb"/>
    </style:style>
    <style:style style:name="gr152" style:family="graphic" style:parent-style-name="OptionalDeco">
      <style:graphic-properties fo:min-height="0.55cm" fo:min-width="3.782cm"/>
      <style:paragraph-properties style:writing-mode="lr-tb"/>
    </style:style>
    <style:style style:name="gr153" style:family="graphic" style:parent-style-name="OptionalDeco">
      <style:graphic-properties/>
      <style:paragraph-properties style:writing-mode="lr-tb"/>
    </style:style>
    <style:style style:name="gr1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>
      <style:graphic-properties svg:stroke-color="#3465a4" draw:textarea-vertical-align="middle"/>
    </style:style>
    <style:style style:name="gr158" style:family="graphic" style:parent-style-name="standard">
      <style:graphic-properties draw:textarea-vertical-align="middle"/>
    </style:style>
    <style:style style:name="gr1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1" style:family="graphic" style:parent-style-name="OptionalDeco">
      <style:graphic-properties fo:min-height="0.55cm" fo:min-width="3.767cm"/>
      <style:paragraph-properties style:writing-mode="lr-tb"/>
    </style:style>
    <style:style style:name="gr162" style:family="graphic" style:parent-style-name="OptionalDeco">
      <style:graphic-properties fo:min-height="0.55cm" fo:min-width="3.77cm"/>
      <style:paragraph-properties style:writing-mode="lr-tb"/>
    </style:style>
    <style:style style:name="gr163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64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65" style:family="graphic" style:parent-style-name="standard">
      <style:graphic-properties draw:stroke="none" draw:fill="none" fo:min-height="3.053cm"/>
      <style:paragraph-properties style:writing-mode="lr-tb"/>
    </style:style>
    <style:style style:name="gr166" style:family="graphic" style:parent-style-name="OptionalDeco">
      <style:graphic-properties fo:min-height="0.55cm" fo:min-width="3.898cm"/>
      <style:paragraph-properties style:writing-mode="lr-tb"/>
    </style:style>
    <style:style style:name="gr1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71" style:family="graphic" style:parent-style-name="Calls">
      <style:graphic-properties/>
    </style:style>
    <style:style style:name="gr172" style:family="graphic" style:parent-style-name="standard">
      <style:graphic-properties draw:fill-color="#729fcf" draw:textarea-vertical-align="middle"/>
    </style:style>
    <style:style style:name="gr173" style:family="graphic" style:parent-style-name="DecoGroup">
      <style:graphic-properties/>
      <style:paragraph-properties style:writing-mode="lr-tb"/>
    </style:style>
    <style:style style:name="gr174" style:family="graphic" style:parent-style-name="RequiredClass">
      <style:graphic-properties fo:min-height="0.55cm" fo:min-width="4.011cm"/>
      <style:paragraph-properties style:writing-mode="lr-tb"/>
    </style:style>
    <style:style style:name="gr175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76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78" style:family="graphic" style:parent-style-name="objectwithoutfill">
      <style:graphic-properties draw:marker-end="Arrow" draw:marker-end-width="0.3cm" draw:fill="none" draw:textarea-vertical-align="middle"/>
    </style:style>
    <style:style style:name="gr179" style:family="graphic" style:parent-style-name="standard">
      <style:graphic-properties draw:stroke="none" draw:fill="none" fo:min-height="3.073cm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3" style:family="graphic" style:parent-style-name="RequiredClass">
      <style:graphic-properties fo:min-height="0.55cm" fo:min-width="3.112cm"/>
      <style:paragraph-properties style:writing-mode="lr-tb"/>
    </style:style>
    <style:style style:name="gr184" style:family="graphic" style:parent-style-name="RequiredClass">
      <style:graphic-properties fo:min-height="0.55cm" fo:min-width="2.782cm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OptionalDeco">
      <style:graphic-properties draw:fill-color="#ffffff" fo:min-height="0.55cm" fo:min-width="3.767cm"/>
      <style:paragraph-properties style:writing-mode="lr-tb"/>
    </style:style>
    <style:style style:name="gr189" style:family="graphic" style:parent-style-name="OptionalDeco">
      <style:graphic-properties draw:fill-color="#ffffff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fo:min-height="0.908cm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92" style:family="graphic" style:parent-style-name="standard">
      <style:graphic-properties draw:stroke="none" draw:fill="none" fo:min-height="2.12cm"/>
      <style:paragraph-properties style:writing-mode="lr-tb"/>
    </style:style>
    <style:style style:name="gr193" style:family="graphic" style:parent-style-name="OptionalDeco">
      <style:graphic-properties fo:min-height="0.55cm" fo:min-width="4.011cm"/>
      <style:paragraph-properties style:writing-mode="lr-tb"/>
    </style:style>
    <style:style style:name="gr1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7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98" style:family="graphic" style:parent-style-name="OptionalDeco">
      <style:graphic-properties fo:min-height="0.55cm" fo:min-width="3.05cm"/>
      <style:paragraph-properties style:writing-mode="lr-tb"/>
    </style:style>
    <style:style style:name="gr199" style:family="graphic" style:parent-style-name="OptionalDeco">
      <style:graphic-properties fo:min-height="0.549cm" fo:min-width="3.014cm"/>
      <style:paragraph-properties style:writing-mode="lr-tb"/>
    </style:style>
    <style:style style:name="gr2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204" style:family="graphic" style:parent-style-name="standard">
      <style:graphic-properties draw:stroke="none" draw:fill="none" fo:min-height="2.365cm"/>
      <style:paragraph-properties style:writing-mode="lr-tb"/>
    </style:style>
    <style:style style:name="gr205" style:family="graphic" style:parent-style-name="OptionalDeco">
      <style:graphic-properties fo:min-height="0.549cm" fo:min-width="3.693cm"/>
      <style:paragraph-properties style:writing-mode="lr-tb"/>
    </style:style>
    <style:style style:name="gr206" style:family="graphic" style:parent-style-name="OptionalDeco">
      <style:graphic-properties fo:min-height="0.55cm" fo:min-width="3.053cm"/>
      <style:paragraph-properties style:writing-mode="lr-tb"/>
    </style:style>
    <style:style style:name="gr207" style:family="graphic" style:parent-style-name="OptionalDeco">
      <style:graphic-properties fo:min-height="0.549cm" fo:min-width="3.245cm"/>
      <style:paragraph-properties style:writing-mode="lr-tb"/>
    </style:style>
    <style:style style:name="gr20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1" style:family="graphic" style:parent-style-name="RequiredClass">
      <style:graphic-properties fo:min-height="0.55cm" fo:min-width="3.329cm"/>
      <style:paragraph-properties style:writing-mode="lr-tb"/>
    </style:style>
    <style:style style:name="gr212" style:family="graphic" style:parent-style-name="RequiredClass">
      <style:graphic-properties fo:min-height="0.55cm" fo:min-width="3.328cm"/>
      <style:paragraph-properties style:writing-mode="lr-tb"/>
    </style:style>
    <style:style style:name="gr213" style:family="graphic" style:parent-style-name="RequiredClass">
      <style:graphic-properties fo:min-height="0.55cm" fo:min-width="3.325cm"/>
      <style:paragraph-properties style:writing-mode="lr-tb"/>
    </style:style>
    <style:style style:name="gr214" style:family="graphic" style:parent-style-name="standard">
      <style:graphic-properties draw:stroke="none" draw:fill="none" fo:min-height="1.486cm"/>
      <style:paragraph-properties style:writing-mode="lr-tb"/>
    </style:style>
    <style:style style:name="gr2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4" style:family="graphic" style:parent-style-name="standard">
      <style:graphic-properties draw:stroke="none" draw:fill="none" fo:min-height="6.699cm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6" style:family="graphic" style:parent-style-name="RequiredClass">
      <style:graphic-properties fo:min-height="0.55cm" fo:min-width="3.513cm"/>
      <style:paragraph-properties style:writing-mode="lr-tb"/>
    </style:style>
    <style:style style:name="gr227" style:family="graphic" style:parent-style-name="standard">
      <style:graphic-properties draw:stroke="none" draw:fill="none" fo:min-height="0.395cm"/>
      <style:paragraph-properties style:writing-mode="lr-tb"/>
    </style:style>
    <style:style style:name="gr228" style:family="graphic" style:parent-style-name="standard">
      <style:graphic-properties draw:stroke="none" draw:fill="none" fo:min-height="0.789cm"/>
      <style:paragraph-properties style:writing-mode="lr-tb"/>
    </style:style>
    <style:style style:name="gr229" style:family="graphic" style:parent-style-name="RequiredClass">
      <style:graphic-properties fo:min-height="0.549cm" fo:min-width="3.039cm"/>
      <style:paragraph-properties style:writing-mode="lr-tb"/>
    </style:style>
    <style:style style:name="gr230" style:family="graphic" style:parent-style-name="RequiredClass">
      <style:graphic-properties fo:min-height="0.55cm" fo:min-width="3.66cm"/>
      <style:paragraph-properties style:writing-mode="lr-tb"/>
    </style:style>
    <style:style style:name="gr231" style:family="graphic" style:parent-style-name="RequiredClass">
      <style:graphic-properties fo:min-height="0.55cm" fo:min-width="2.765cm"/>
      <style:paragraph-properties style:writing-mode="lr-tb"/>
    </style:style>
    <style:style style:name="gr232" style:family="graphic" style:parent-style-name="RequiredClass">
      <style:graphic-properties fo:min-height="0.55cm" fo:min-width="2.586cm"/>
      <style:paragraph-properties style:writing-mode="lr-tb"/>
    </style:style>
    <style:style style:name="gr233" style:family="graphic" style:parent-style-name="RequiredClass">
      <style:graphic-properties fo:min-height="0.55cm" fo:min-width="1.776cm"/>
      <style:paragraph-properties style:writing-mode="lr-tb"/>
    </style:style>
    <style:style style:name="gr234" style:family="graphic" style:parent-style-name="OptionalDeco">
      <style:graphic-properties fo:min-height="0.55cm" fo:min-width="3.694cm"/>
      <style:paragraph-properties style:writing-mode="lr-tb"/>
    </style:style>
    <style:style style:name="gr235" style:family="graphic" style:parent-style-name="RequiredClass">
      <style:graphic-properties fo:min-height="0.55cm" fo:min-width="2.208cm"/>
      <style:paragraph-properties style:writing-mode="lr-tb"/>
    </style:style>
    <style:style style:name="gr236" style:family="graphic" style:parent-style-name="RequiredClass">
      <style:graphic-properties fo:min-height="0.55cm" fo:min-width="2.996cm"/>
      <style:paragraph-properties style:writing-mode="lr-tb"/>
    </style:style>
    <style:style style:name="gr237" style:family="graphic" style:parent-style-name="RequiredClass">
      <style:graphic-properties fo:min-height="0.55cm" fo:min-width="5.699cm"/>
      <style:paragraph-properties style:writing-mode="lr-tb"/>
    </style:style>
    <style:style style:name="gr238" style:family="graphic" style:parent-style-name="OptionalDeco">
      <style:graphic-properties fo:min-height="0.549cm" fo:min-width="3.122cm"/>
      <style:paragraph-properties style:writing-mode="lr-tb"/>
    </style:style>
    <style:style style:name="gr239" style:family="graphic" style:parent-style-name="RequiredClass">
      <style:graphic-properties draw:fill-color="#ffffff"/>
      <style:paragraph-properties style:writing-mode="lr-tb"/>
    </style:style>
    <style:style style:name="gr240" style:family="graphic" style:parent-style-name="RequiredClass">
      <style:graphic-properties draw:fill-color="#ffa6a6" fo:min-height="0.55cm" fo:min-width="2.515cm"/>
      <style:paragraph-properties style:writing-mode="lr-tb"/>
    </style:style>
    <style:style style:name="gr241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42" style:family="graphic" style:parent-style-name="RequiredClass">
      <style:graphic-properties draw:fill-color="#ffa6a6" fo:min-height="0.55cm" fo:min-width="2.608cm"/>
      <style:paragraph-properties style:writing-mode="lr-tb"/>
    </style:style>
    <style:style style:name="gr243" style:family="graphic" style:parent-style-name="RequiredClass">
      <style:graphic-properties draw:fill-color="#ffa6a6" fo:min-height="0.55cm" fo:min-width="2.747cm"/>
      <style:paragraph-properties style:writing-mode="lr-tb"/>
    </style:style>
    <style:style style:name="gr244" style:family="graphic" style:parent-style-name="RequiredClass">
      <style:graphic-properties draw:fill-color="#ffa6a6" fo:min-height="0.55cm" fo:min-width="3.194cm"/>
      <style:paragraph-properties style:writing-mode="lr-tb"/>
    </style:style>
    <style:style style:name="gr245" style:family="graphic" style:parent-style-name="standard">
      <style:graphic-properties draw:stroke="none" draw:fill="none" fo:min-height="4.026cm"/>
      <style:paragraph-properties style:writing-mode="lr-tb"/>
    </style:style>
    <style:style style:name="gr246" style:family="graphic" style:parent-style-name="OptionalDeco">
      <style:graphic-properties fo:min-height="0.55cm" fo:min-width="3.852cm"/>
      <style:paragraph-properties style:writing-mode="lr-tb"/>
    </style:style>
    <style:style style:name="gr2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0" style:family="graphic" style:parent-style-name="standard">
      <style:graphic-properties draw:stroke="none" draw:fill="none" fo:min-height="3.391cm"/>
      <style:paragraph-properties style:writing-mode="lr-tb"/>
    </style:style>
    <style:style style:name="gr251" style:family="graphic" style:parent-style-name="standard">
      <style:graphic-properties draw:stroke="none" draw:fill="none" fo:min-height="4.025cm"/>
      <style:paragraph-properties style:writing-mode="lr-tb"/>
    </style:style>
    <style:style style:name="gr252" style:family="graphic" style:parent-style-name="standard">
      <style:graphic-properties draw:stroke="none" draw:fill="none" fo:min-height="9.364cm"/>
      <style:paragraph-properties style:writing-mode="lr-tb"/>
    </style:style>
    <style:style style:name="gr2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6" style:family="graphic" style:parent-style-name="OptionalDeco">
      <style:graphic-properties fo:min-height="0.55cm" fo:min-width="3.884cm"/>
      <style:paragraph-properties style:writing-mode="lr-tb"/>
    </style:style>
    <style:style style:name="gr257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58" style:family="graphic" style:parent-style-name="OptionalDeco">
      <style:graphic-properties svg:stroke-width="0.106cm" draw:marker-start-width="0.358cm" draw:marker-end-width="0.358cm" draw:fill-color="#ffffff" fo:min-height="1.016cm" fo:min-width="2.036cm" fo:padding-top="0.127cm" fo:padding-bottom="0.127cm" fo:padding-left="0.252cm" fo:padding-right="0.252cm"/>
      <style:paragraph-properties style:writing-mode="lr-tb"/>
    </style:style>
    <style:style style:name="gr259" style:family="graphic" style:parent-style-name="standard">
      <style:graphic-properties draw:stroke="none" svg:stroke-color="#000000" draw:fill="none" draw:fill-color="#ffffff" fo:min-height="4.335cm"/>
      <style:paragraph-properties style:writing-mode="lr-tb"/>
    </style:style>
    <style:style style:name="gr260" style:family="graphic" style:parent-style-name="OptionalDeco">
      <style:graphic-properties fo:min-height="0.504cm" fo:min-width="3.909cm"/>
      <style:paragraph-properties style:writing-mode="lr-tb"/>
    </style:style>
    <style:style style:name="gr261" style:family="graphic" style:parent-style-name="RequiredClass">
      <style:graphic-properties fo:min-height="0.549cm" fo:min-width="3.792cm"/>
      <style:paragraph-properties style:writing-mode="lr-tb"/>
    </style:style>
    <style:style style:name="gr262" style:family="graphic" style:parent-style-name="RequiredClass">
      <style:graphic-properties fo:min-height="0.505cm" fo:min-width="2.658cm"/>
      <style:paragraph-properties style:writing-mode="lr-tb"/>
    </style:style>
    <style:style style:name="gr263" style:family="graphic" style:parent-style-name="RequiredClass">
      <style:graphic-properties fo:min-height="0.504cm" fo:min-width="2.866cm"/>
      <style:paragraph-properties style:writing-mode="lr-tb"/>
    </style:style>
    <style:style style:name="gr264" style:family="graphic" style:parent-style-name="RequiredClass">
      <style:graphic-properties fo:min-height="0.504cm" fo:min-width="2.863cm"/>
      <style:paragraph-properties style:writing-mode="lr-tb"/>
    </style:style>
    <style:style style:name="gr265" style:family="graphic" style:parent-style-name="RequiredClass">
      <style:graphic-properties fo:min-height="0.549cm" fo:min-width="3.46cm"/>
      <style:paragraph-properties style:writing-mode="lr-tb"/>
    </style:style>
    <style:style style:name="gr266" style:family="graphic" style:parent-style-name="OptionalDeco">
      <style:graphic-properties fo:min-height="0.549cm" fo:min-width="3.46cm"/>
      <style:paragraph-properties style:writing-mode="lr-tb"/>
    </style:style>
    <style:style style:name="gr267" style:family="graphic" style:parent-style-name="OptionalDeco">
      <style:graphic-properties fo:min-height="0.549cm" fo:min-width="4.329cm"/>
      <style:paragraph-properties style:writing-mode="lr-tb"/>
    </style:style>
    <style:style style:name="gr268" style:family="graphic" style:parent-style-name="RequiredClass">
      <style:graphic-properties fo:min-height="0.504cm" fo:min-width="2.864cm"/>
      <style:paragraph-properties style:writing-mode="lr-tb"/>
    </style:style>
    <style:style style:name="gr269" style:family="graphic" style:parent-style-name="OptionalDeco">
      <style:graphic-properties draw:fill-color="#ffffff" fo:min-height="0.549cm" fo:min-width="3.079cm"/>
      <style:paragraph-properties style:writing-mode="lr-tb"/>
    </style:style>
    <style:style style:name="gr270" style:family="graphic" style:parent-style-name="standard">
      <style:graphic-properties draw:stroke="none" draw:fill="none" fo:min-height="8.275cm"/>
      <style:paragraph-properties style:writing-mode="lr-tb"/>
    </style:style>
    <style:style style:name="gr2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4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75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80" style:family="graphic" style:parent-style-name="standard">
      <style:graphic-properties draw:stroke="none" draw:fill="none" fo:min-height="2.438cm"/>
      <style:paragraph-properties style:writing-mode="lr-tb"/>
    </style:style>
    <style:style style:name="gr281" style:family="graphic" style:parent-style-name="OptionalDeco">
      <style:graphic-properties fo:min-height="0.55cm" fo:min-width="3.208cm"/>
      <style:paragraph-properties style:writing-mode="lr-tb"/>
    </style:style>
    <style:style style:name="gr282" style:family="graphic" style:parent-style-name="OptionalDeco">
      <style:graphic-properties fo:min-height="0.55cm" fo:min-width="3.743cm"/>
      <style:paragraph-properties style:writing-mode="lr-tb"/>
    </style:style>
    <style:style style:name="gr283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72cm" fo:min-width="0cm"/>
      <style:paragraph-properties style:writing-mode="lr-tb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86" style:family="graphic" style:parent-style-name="OptionalDeco">
      <style:graphic-properties draw:fill-color="#ffffff" fo:min-height="0.55cm" fo:min-width="4.645cm"/>
      <style:paragraph-properties style:writing-mode="lr-tb"/>
    </style:style>
    <style:style style:name="gr287" style:family="graphic" style:parent-style-name="OptionalDeco">
      <style:graphic-properties draw:fill-color="#ffffff" fo:min-height="0.55cm" fo:min-width="3.446cm"/>
      <style:paragraph-properties style:writing-mode="lr-tb"/>
    </style:style>
    <style:style style:name="gr288" style:family="graphic" style:parent-style-name="RequiredClass">
      <style:graphic-properties fo:min-height="0.55cm" fo:min-width="3.898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457cm" fo:margin-bottom="0cm"/>
    </style:style>
    <style:style style:name="P18" style:family="paragraph">
      <loext:graphic-properties draw:fill="none"/>
      <style:paragraph-properties fo:margin-top="0.457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 fo:margin-top="0.203cm" fo:margin-bottom="0cm"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.203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fo:margin-top="0.203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6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style:paragraph-properties style:writing-mode="lr-tb"/>
      <style:text-properties fo:font-size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text-align="center" fo:text-indent="0cm" style:writing-mode="lr-tb"/>
      <style:text-properties fo:color="#808080" loext:opacity="100%" fo:font-size="12pt"/>
    </style:style>
    <style:style style:name="P33" style:family="paragraph">
      <style:paragraph-properties style:writing-mode="lr-tb"/>
      <style:text-properties fo:color="#808080" loext:opacity="100%" fo:font-size="12pt"/>
    </style:style>
    <style:style style:name="P34" style:family="paragraph">
      <style:paragraph-properties fo:margin-top="0cm" fo:margin-bottom="0cm"/>
    </style:style>
    <style:style style:name="P35" style:family="paragraph">
      <loext:graphic-properties draw:fill="none" draw:fill-color="#ffffff"/>
      <style:paragraph-properties fo:margin-top="0cm" fo:margin-bottom="0cm" style:writing-mode="lr-tb"/>
      <style:text-properties fo:font-size="10pt"/>
    </style:style>
    <style:style style:name="P36" style:family="paragraph">
      <loext:graphic-properties draw:fill-color="#dddddd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10.5pt"/>
    </style:style>
    <style:style style:name="P38" style:family="paragraph">
      <style:paragraph-properties style:writing-mode="lr-tb"/>
      <style:text-properties fo:font-size="10pt" style:font-size-asian="10pt" style:font-size-complex="10pt"/>
    </style:style>
    <style:style style:name="P39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text-properties fo:font-size="10pt"/>
    </style:style>
    <style:style style:name="P43" style:family="paragraph">
      <loext:graphic-properties draw:fill="none" draw:fill-color="#ffffff"/>
      <style:text-properties fo:font-size="10pt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loext:graphic-properties draw:fill="none"/>
      <style:paragraph-properties style:writing-mode="lr-tb"/>
      <style:text-properties fo:font-size="10pt"/>
    </style:style>
    <style:style style:name="P46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7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48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9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50" style:family="paragraph">
      <loext:graphic-properties draw:fill-color="#ffffff"/>
      <style:paragraph-properties style:writing-mode="lr-tb"/>
      <style:text-properties fo:font-size="10pt"/>
    </style:style>
    <style:style style:name="P51" style:family="paragraph">
      <style:paragraph-properties fo:text-align="center" style:writing-mode="lr-tb"/>
      <style:text-properties fo:font-size="10pt"/>
    </style:style>
    <style:style style:name="P52" style:family="paragraph">
      <loext:graphic-properties draw:fill-color="#729fcf"/>
      <style:paragraph-properties fo:text-align="center"/>
    </style:style>
    <style:style style:name="P53" style:family="paragraph">
      <loext:graphic-properties draw:fill-color="#ffa6a6"/>
      <style:paragraph-properties style:writing-mode="lr-tb"/>
    </style:style>
    <style:style style:name="P54" style:family="paragraph">
      <loext:graphic-properties draw:fill-color="#ffffff"/>
      <style:paragraph-properties style:writing-mode="lr-tb"/>
    </style:style>
    <style:style style:name="P55" style:family="paragraph">
      <loext:graphic-properties draw:fill="none" draw:fill-color="#ffffff"/>
      <style:paragraph-properties style:writing-mode="lr-tb"/>
      <style:text-properties fo:font-size="12pt"/>
    </style:style>
    <style:style style:name="P56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57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58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59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loext:opacity="100%" style:font-name="Liberation Sans" fo:font-size="12pt" fo:language="zxx" fo:country="none" style:letter-kerning="true" style:font-name-asian="Noto Sans CJK SC" style:font-size-asian="18pt" style:font-name-complex="Noto Sans Devanagari" style:font-size-complex="18pt"/>
    </style:style>
    <style:style style:name="T14" style:family="text">
      <style:text-properties fo:font-size="10.5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font-size-asian="8pt" style:font-size-complex="8pt"/>
    </style:style>
    <style:style style:name="T19" style:family="text">
      <style:text-properties fo:font-size="10pt" style:font-size-asian="8pt" style:font-size-complex="8pt"/>
    </style:style>
    <style:style style:name="T20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1" style:family="text">
      <style:text-properties style:text-position="33% 58%" fo:font-size="10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csv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908cm" svg:x2="5.947cm" svg:y2="10.908cm">
          <text:p/>
        </draw:line>
        <draw:line draw:style-name="gr30" draw:layer="layout" svg:x1="4.175cm" svg:y1="11.743cm" svg:x2="5.947cm" svg:y2="11.743cm">
          <text:p/>
        </draw:line>
        <draw:line draw:style-name="gr31" draw:layer="layout" svg:x1="4.175cm" svg:y1="12.578cm" svg:x2="5.947cm" svg:y2="12.578cm">
          <text:p/>
        </draw:line>
        <draw:line draw:style-name="gr32" draw:layer="layout" svg:x1="4.209cm" svg:y1="13.395cm" svg:x2="5.981cm" svg:y2="13.395cm">
          <text:p/>
        </draw:line>
        <draw:line draw:style-name="gr33" draw:text-style-name="P9" draw:layer="layout" svg:x1="4.295cm" svg:y1="14.313cm" svg:x2="6.067cm" svg:y2="14.313cm">
          <text:p/>
        </draw:line>
        <draw:frame draw:style-name="gr34" draw:text-style-name="P18" draw:layer="layout" svg:width="2.827cm" svg:height="4.752cm" svg:x="6.445cm" svg:y="9.791cm">
          <draw:text-box>
            <text:p text:style-name="P17"><text:span text:style-name="T8">Has-a</text:span></text:p>
            <text:p text:style-name="P17"><text:span text:style-name="T8">Has-a &gt; 1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57cm" svg:y="12.0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5.058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Some deco’s do not call down the deco chain even if there is a follow-on deco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92cm" svg:y="13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3" draw:layer="layout" svg:x1="4.176cm" svg:y1="10.008cm" svg:x2="5.948cm" svg:y2="10.008cm">
          <text:p/>
        </draw:line>
        <draw:frame draw:style-name="gr40" draw:text-style-name="P24" draw:layer="layout" svg:width="0.635cm" svg:height="0.814cm" svg:x="4.792cm" svg:y="10.328cm">
          <draw:text-box>
            <text:p>*</text:p>
          </draw:text-box>
        </draw:frame>
        <draw:custom-shape draw:style-name="gr41" draw:text-style-name="P4" draw:layer="layout" svg:width="0.317cm" svg:height="0.318cm" svg:x="22.37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42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4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8" draw:text-style-name="P27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9" draw:text-style-name="P27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  <draw:frame draw:style-name="gr40" draw:text-style-name="P24" draw:layer="layout" svg:width="0.635cm" svg:height="0.814cm" svg:x="15.605cm" svg:y="6.08cm">
          <draw:text-box>
            <text:p>*</text:p>
          </draw:text-box>
        </draw:frame>
      </draw:page>
      <draw:page draw:name="page4" draw:style-name="dp1" draw:master-page-name="Default">
        <draw:custom-shape draw:style-name="gr50" draw:text-style-name="P2" xml:id="id20" draw:id="id20" draw:layer="layout" svg:width="3.81cm" svg:height="1.227cm" svg:x="8.937cm" svg:y="12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boutPane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GameChooser</text:span></text:p>
            <text:p text:style-name="P4"><text:span text:style-name="T6">(the Play Mancala UI class)</text:span></text:p>
          </draw:text-box>
        </draw:frame>
        <draw:custom-shape draw:style-name="gr51" draw:text-style-name="P2" xml:id="id17" draw:id="id17" draw:layer="layout" svg:width="3.81cm" svg:height="1.227cm" svg:x="1.952cm" svg:y="9.7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52" draw:text-style-name="P13" xml:id="id21" draw:id="id21" draw:layer="layout" svg:width="3.81cm" svg:height="1.227cm" svg:x="17.792cm" svg:y="10.5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Filter</text:p>
          <draw:enhanced-geometry svg:viewBox="0 0 21600 21600" draw:type="rectangle" draw:enhanced-path="M 0 0 L 21600 0 21600 21600 0 21600 0 0 Z N"/>
        </draw:custom-shape>
        <draw:custom-shape draw:style-name="gr53" draw:text-style-name="P2" xml:id="id18" draw:id="id18" draw:layer="layout" svg:width="3.81cm" svg:height="1.227cm" svg:x="8.937cm" svg:y="7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Filters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xml:id="id19" draw:id="id19" draw:layer="layout" svg:width="3.81cm" svg:height="1.227cm" svg:x="8.937cm" svg:y="10.2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lectList</text:span></text:p>
          <draw:enhanced-geometry svg:viewBox="0 0 21600 21600" draw:type="rectangle" draw:enhanced-path="M 0 0 L 21600 0 21600 21600 0 21600 0 0 Z N"/>
        </draw:custom-shape>
        <draw:connector draw:style-name="gr29" draw:layer="layout" svg:x1="5.762cm" svg:y1="10.351cm" svg:x2="8.937cm" svg:y2="8.611cm" draw:start-shape="id17" draw:start-glue-point="1" draw:end-shape="id18" draw:end-glue-point="3" svg:d="M5762 10351h1588v-1740h1587" svg:viewBox="0 0 3176 1741">
          <text:p/>
        </draw:connector>
        <draw:connector draw:style-name="gr29" draw:layer="layout" svg:x1="5.762cm" svg:y1="10.351cm" svg:x2="8.937cm" svg:y2="10.851cm" draw:start-shape="id17" draw:start-glue-point="1" draw:end-shape="id19" draw:end-glue-point="3" svg:d="M5762 10351h1588v500h1587" svg:viewBox="0 0 3176 501">
          <text:p/>
        </draw:connector>
        <draw:connector draw:style-name="gr29" draw:layer="layout" svg:x1="5.762cm" svg:y1="10.351cm" svg:x2="8.937cm" svg:y2="13.391cm" draw:start-shape="id17" draw:start-glue-point="1" draw:end-shape="id20" draw:end-glue-point="3" svg:d="M5762 10351h1588v3040h1587" svg:viewBox="0 0 3176 3041">
          <text:p/>
        </draw:connector>
        <draw:connector draw:style-name="gr29" draw:layer="layout" svg:x1="12.747cm" svg:y1="9.019cm" svg:x2="17.792cm" svg:y2="11.211cm" draw:start-shape="id18" draw:start-glue-point="8" draw:end-shape="id21" draw:end-glue-point="3" svg:d="M12747 9019h2523v2192h2522" svg:viewBox="0 0 5046 2193">
          <text:p/>
        </draw:connector>
        <draw:custom-shape draw:style-name="gr55" draw:text-style-name="P2" xml:id="id22" draw:id="id2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4" draw:id="id24" draw:layer="layout" svg:width="3.81cm" svg:height="1.227cm" svg:x="15.58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umFilter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xml:id="id23" draw:id="id23" draw:layer="layout" svg:width="3.81cm" svg:height="1.227cm" svg:x="20.35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ctFilter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9.697cm" svg:y1="11.825cm" svg:x2="17.492cm" svg:y2="13.359cm" draw:start-shape="id21" draw:start-glue-point="2" draw:end-shape="id22" draw:end-glue-point="0" svg:d="M19697 11825v766h-2205v768" svg:viewBox="0 0 2206 1535">
          <text:p/>
        </draw:connector>
        <draw:connector draw:style-name="gr31" draw:layer="layout" svg:x1="19.697cm" svg:y1="11.825cm" svg:x2="22.255cm" svg:y2="13.359cm" draw:start-shape="id21" draw:start-glue-point="2" draw:end-shape="id23" draw:end-glue-point="0" svg:d="M19697 11825v766h2558v768" svg:viewBox="0 0 2559 1535">
          <text:p/>
        </draw:connector>
        <draw:connector draw:style-name="gr31" draw:layer="layout" svg:x1="17.492cm" svg:y1="14.586cm" svg:x2="17.492cm" svg:y2="15.62cm" draw:start-shape="id22" draw:start-glue-point="2" draw:end-shape="id24" draw:end-glue-point="0" svg:d="M17492 14586v1034" svg:viewBox="0 0 1 1035">
          <text:p/>
        </draw:connector>
        <draw:frame draw:style-name="gr40" draw:text-style-name="P24" draw:layer="layout" svg:width="0.635cm" svg:height="0.814cm" svg:x="13.282cm" svg:y="7.615cm">
          <draw:text-box>
            <text:p>*</text:p>
          </draw:text-box>
        </draw:frame>
        <draw:custom-shape draw:style-name="gr58" draw:text-style-name="P26" xml:id="id26" draw:id="id26" draw:layer="layout" svg:width="3.81cm" svg:height="1.227cm" svg:x="14.55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25" draw:id="id25" draw:layer="layout" svg:width="3.81cm" svg:height="1.227cm" svg:x="8.97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onnector draw:style-name="gr29" draw:layer="layout" svg:x1="12.782cm" svg:y1="5.948cm" svg:x2="14.552cm" svg:y2="5.948cm" draw:start-shape="id25" draw:start-glue-point="1" draw:end-shape="id26" draw:end-glue-point="3" svg:d="M12782 5948h1770" svg:viewBox="0 0 1771 1">
          <text:p/>
        </draw:connector>
        <draw:frame draw:style-name="gr40" draw:text-style-name="P24" draw:layer="layout" svg:width="0.635cm" svg:height="0.814cm" svg:x="13.265cm" svg:y="5.335cm">
          <draw:text-box>
            <text:p>*</text:p>
          </draw:text-box>
        </draw:frame>
        <draw:connector draw:style-name="gr60" draw:layer="layout" svg:x1="5.762cm" svg:y1="10.351cm" svg:x2="8.972cm" svg:y2="5.948cm" draw:start-shape="id17" draw:start-glue-point="1" draw:end-shape="id25" draw:end-glue-point="3" svg:d="M5762 10351h1605v-4403h1605" svg:viewBox="0 0 3211 4404">
          <text:p/>
        </draw:connector>
        <draw:custom-shape draw:style-name="gr61" draw:text-style-name="P2" xml:id="id27" draw:id="id27" draw:layer="layout" svg:width="3.81cm" svg:height="1.227cm" svg:x="20.36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FeatureFilter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xml:id="id28" draw:id="id28" draw:layer="layout" svg:width="5.08cm" svg:height="1.227cm" svg:x="17.71cm" svg:y="8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TriStateCheckbutton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2.255cm" svg:y1="14.586cm" svg:x2="22.272cm" svg:y2="15.62cm" draw:start-shape="id23" draw:start-glue-point="2" draw:end-shape="id27" draw:end-glue-point="0" svg:d="M22255 14586v516h17v518" svg:viewBox="0 0 18 1035">
          <text:p/>
        </draw:connector>
        <draw:connector draw:style-name="gr60" draw:layer="layout" svg:x1="12.747cm" svg:y1="8.203cm" svg:x2="17.71cm" svg:y2="8.636cm" draw:start-shape="id18" draw:start-glue-point="9" draw:end-shape="id28" draw:end-glue-point="3" svg:d="M12747 8203h2482v433h2481" svg:viewBox="0 0 4964 434">
          <text:p/>
        </draw:connector>
        <draw:frame draw:style-name="gr40" draw:text-style-name="P24" draw:layer="layout" svg:width="0.635cm" svg:height="0.814cm" svg:x="13.282cm" svg:y="8.467cm">
          <draw:text-box>
            <text:p>*</text:p>
          </draw:text-box>
        </draw:frame>
        <draw:frame draw:style-name="gr48" draw:text-style-name="P27" draw:layer="layout" svg:width="4.627cm" svg:height="1.905cm" svg:x="19.233cm" svg:y="4.492cm">
          <draw:text-box>
            <text:p><text:span text:style-name="T9">game_params.txt is loaded into the ParamData class.</text:span></text:p>
            <text:p><text:span text:style-name="T9">game_param_descs.txt is not loaded.</text:span></text:p>
          </draw:text-box>
        </draw:frame>
      </draw:page>
      <draw:page draw:name="page5" draw:style-name="dp1" draw:master-page-name="Default">
        <draw:custom-shape draw:style-name="gr24" draw:text-style-name="P13" xml:id="id33" draw:id="id33" draw:layer="layout" svg:width="3.81cm" svg:height="0.762cm" svg:x="6.5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5" draw:id="id35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2" draw:id="id32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xml:id="id29" draw:id="id29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34" draw:id="id34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" xml:id="id30" draw:id="id30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68" draw:text-style-name="P2" xml:id="id31" draw:id="id31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70" draw:text-style-name="P13" draw:layer="layout" svg:x1="20.977cm" svg:y1="6.552cm" svg:x2="22.355cm" svg:y2="10.553cm" draw:start-shape="id29" draw:start-glue-point="6" draw:end-shape="id30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29" draw:start-glue-point="6" draw:end-shape="id31" draw:end-glue-point="3" svg:d="M20977 6552v2355h1378" svg:viewBox="0 0 1379 2356">
          <text:p/>
        </draw:connector>
        <draw:connector draw:style-name="gr30" draw:layer="layout" draw:line-skew="0.101cm" svg:x1="10.982cm" svg:y1="7.562cm" svg:x2="8.425cm" svg:y2="10.745cm" draw:start-shape="id32" draw:start-glue-point="2" draw:end-shape="id33" draw:end-glue-point="0" svg:d="M10982 7562v1693h-2557v1490" svg:viewBox="0 0 2558 3184">
          <text:p/>
        </draw:connector>
        <draw:connector draw:style-name="gr60" draw:layer="layout" svg:x1="5.327cm" svg:y1="4.278cm" svg:x2="6.245cm" svg:y2="6.8cm" draw:start-shape="id34" draw:start-glue-point="8" draw:end-shape="id35" draw:end-glue-point="0" svg:d="M5327 4278h918v2522" svg:viewBox="0 0 919 2523">
          <text:p/>
        </draw:connector>
        <draw:connector draw:style-name="gr30" draw:layer="layout" draw:line-skew="0.101cm" svg:x1="6.245cm" svg:y1="7.562cm" svg:x2="8.425cm" svg:y2="10.745cm" draw:start-shape="id35" draw:start-glue-point="2" draw:end-shape="id33" draw:end-glue-point="0" svg:d="M6245 7562v1693h2180v1490" svg:viewBox="0 0 2181 3184">
          <text:p/>
        </draw:connector>
        <draw:custom-shape draw:style-name="gr65" draw:text-style-name="P28" xml:id="id36" draw:id="id36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xml:id="id37" draw:id="id37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36" draw:start-glue-point="2" draw:end-shape="id37" draw:end-glue-point="0" svg:d="M16405 12268v826h17v826" svg:viewBox="0 0 18 1653">
          <text:p/>
        </draw:connector>
        <draw:connector draw:style-name="gr60" draw:layer="layout" svg:x1="14.5cm" svg:y1="11.634cm" svg:x2="12.887cm" svg:y2="7.434cm" draw:start-shape="id36" draw:start-glue-point="10" draw:end-shape="id32" draw:end-glue-point="8" svg:d="M14500 11634h-806v-4200h-807" svg:viewBox="0 0 1614 4201">
          <text:p/>
        </draw:connector>
        <draw:connector draw:style-name="gr60" draw:layer="layout" draw:line-skew="1.441cm" svg:x1="20.215cm" svg:y1="5.919cm" svg:x2="12.887cm" svg:y2="6.928cm" draw:start-shape="id29" draw:start-glue-point="10" draw:end-shape="id32" draw:end-glue-point="9" svg:d="M20215 5919h-2223v1009h-5105" svg:viewBox="0 0 7329 1010">
          <text:p/>
        </draw:connector>
        <draw:connector draw:style-name="gr72" draw:text-style-name="P13" draw:layer="layout" svg:x1="20.215cm" svg:y1="6.425cm" svg:x2="18.327cm" svg:y2="14.301cm" draw:start-shape="id29" draw:start-glue-point="11" draw:end-shape="id37" draw:end-glue-point="1" svg:d="M20215 6425h-944v7876h-944" svg:viewBox="0 0 1889 7877">
          <text:p><text:s/></text:p>
        </draw:connector>
        <draw:custom-shape draw:style-name="gr73" draw:text-style-name="P2" xml:id="id38" draw:id="id38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29" draw:start-glue-point="6" draw:end-shape="id38" draw:end-glue-point="3" svg:d="M20977 6552v5527h1460" svg:viewBox="0 0 1461 5528">
          <text:p/>
        </draw:connector>
        <draw:connector draw:style-name="gr60" draw:layer="layout" svg:x1="5.327cm" svg:y1="3.87cm" svg:x2="16.405cm" svg:y2="11.507cm" draw:start-shape="id34" draw:start-glue-point="1" draw:end-shape="id36" draw:end-glue-point="0" svg:d="M5327 3870h11078v7637" svg:viewBox="0 0 11079 7638">
          <text:p/>
        </draw:connector>
        <draw:custom-shape draw:style-name="gr65" draw:text-style-name="P28" xml:id="id39" draw:id="id39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0" draw:id="id40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39" draw:start-glue-point="2" draw:end-shape="id40" draw:end-glue-point="0" svg:d="M4592 17161v825" svg:viewBox="0 0 1 826">
          <text:p/>
        </draw:connector>
        <draw:frame draw:style-name="gr75" draw:text-style-name="P27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76" draw:text-style-name="P2" xml:id="id41" draw:id="id41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37" draw:start-glue-point="2" draw:end-shape="id41" draw:end-glue-point="0" svg:d="M16422 14682v1966" svg:viewBox="0 0 1 1967">
          <text:p/>
        </draw:connector>
        <draw:frame draw:style-name="gr77" draw:text-style-name="P27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35" draw:start-glue-point="6" draw:end-shape="id41" draw:end-glue-point="0" svg:d="M5102 7562v7743h11320v1343" svg:viewBox="0 0 11321 9087">
          <text:p/>
        </draw:connector>
        <draw:frame draw:style-name="gr78" draw:text-style-name="P27" draw:layer="layout" svg:width="4.127cm" svg:height="1.27cm" svg:x="1.2cm" svg:y="5.962cm">
          <draw:text-box>
            <text:p><text:span text:style-name="T9">GameInterface is not a strict interface! </text:span></text:p>
          </draw:text-box>
        </draw:frame>
      </draw:page>
      <draw:page draw:name="page6" draw:style-name="dp1" draw:master-page-name="Default">
        <draw:custom-shape draw:style-name="gr79" draw:text-style-name="P13" xml:id="id50" draw:id="id50" draw:layer="layout" svg:width="5.357cm" svg:height="0.734cm" svg:x="4.332cm" svg:y="12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1" draw:id="id51" draw:layer="layout" svg:width="5.358cm" svg:height="0.734cm" svg:x="4.332cm" svg:y="13.4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81" draw:text-style-name="P13" xml:id="id52" draw:id="id52" draw:layer="layout" svg:width="5.355cm" svg:height="0.734cm" svg:x="4.332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82" draw:text-style-name="P30" xml:id="id42" draw:id="id42" draw:layer="layout" svg:width="4.423cm" svg:height="0.734cm" svg:x="1.73cm" svg:y="4.7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83" draw:text-style-name="P30" xml:id="id60" draw:id="id60" draw:layer="layout" svg:width="4.423cm" svg:height="0.734cm" svg:x="8.621cm" svg:y="6.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Setup</text:span></text:p>
          <draw:enhanced-geometry svg:viewBox="0 0 21600 21600" draw:type="rectangle" draw:enhanced-path="M 0 0 L 21600 0 21600 21600 0 21600 0 0 Z N"/>
        </draw:custom-shape>
        <draw:custom-shape draw:style-name="gr84" draw:text-style-name="P30" xml:id="id44" draw:id="id44" draw:layer="layout" svg:width="4.423cm" svg:height="0.734cm" svg:x="8.621cm" svg:y="7.8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85" draw:text-style-name="P30" xml:id="id45" draw:id="id45" draw:layer="layout" svg:width="4.423cm" svg:height="0.734cm" svg:x="15.13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86" draw:text-style-name="P30" xml:id="id46" draw:id="id46" draw:layer="layout" svg:width="4.423cm" svg:height="0.734cm" svg:x="15.13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87" draw:text-style-name="P31" xml:id="id47" draw:id="id47" draw:layer="layout" svg:width="4.423cm" svg:height="0.734cm" svg:x="21.48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88" draw:text-style-name="P31" xml:id="id48" draw:id="id48" draw:layer="layout" svg:width="4.423cm" svg:height="0.734cm" svg:x="21.48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3" draw:id="id53" draw:layer="layout" svg:width="5.358cm" svg:height="0.734cm" svg:x="4.332cm" svg:y="15.9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89" draw:text-style-name="P13" xml:id="id58" draw:id="id58" draw:layer="layout" svg:width="5.589cm" svg:height="0.734cm" svg:x="20.505cm" svg:y="12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90" draw:text-style-name="P13" xml:id="id59" draw:id="id59" draw:layer="layout" svg:width="5.59cm" svg:height="0.734cm" svg:x="20.505cm" svg:y="13.7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4.442cm" draw:start-shape="id42" draw:start-glue-point="1" draw:end-shape="id43" draw:end-glue-point="3" svg:d="M6153 5130h1233v-688h1235" svg:viewBox="0 0 2469 689">
          <text:p/>
        </draw:connector>
        <draw:connector draw:style-name="gr60" draw:layer="layout" svg:x1="6.153cm" svg:y1="5.13cm" svg:x2="8.621cm" svg:y2="8.199cm" draw:start-shape="id42" draw:start-glue-point="1" draw:end-shape="id44" draw:end-glue-point="3" svg:d="M6153 5130h1233v3069h1235" svg:viewBox="0 0 2469 3070">
          <text:p/>
        </draw:connector>
        <draw:connector draw:style-name="gr60" draw:layer="layout" svg:x1="12.971cm" svg:y1="8.199cm" svg:x2="15.135cm" svg:y2="7.579cm" draw:end-shape="id45" draw:end-glue-point="3" svg:d="M12971 8199h823v-620h1341" svg:viewBox="0 0 2165 621">
          <text:p/>
        </draw:connector>
        <draw:connector draw:style-name="gr60" draw:layer="layout" svg:x1="12.971cm" svg:y1="8.199cm" svg:x2="15.135cm" svg:y2="8.983cm" draw:end-shape="id46" draw:end-glue-point="3" svg:d="M12971 8199h823v784h1341" svg:viewBox="0 0 2165 785">
          <text:p/>
        </draw:connector>
        <draw:connector draw:style-name="gr60" draw:layer="layout" svg:x1="19.558cm" svg:y1="7.579cm" svg:x2="21.485cm" svg:y2="7.579cm" draw:start-shape="id45" draw:start-glue-point="1" draw:end-shape="id47" draw:end-glue-point="3" svg:d="M19558 7579h1927" svg:viewBox="0 0 1928 1">
          <text:p/>
        </draw:connector>
        <draw:connector draw:style-name="gr60" draw:layer="layout" svg:x1="19.485cm" svg:y1="9.004cm" svg:x2="21.485cm" svg:y2="8.983cm" draw:end-shape="id48" draw:end-glue-point="3" svg:d="M19485 9004h741v-21h1259" svg:viewBox="0 0 2001 22">
          <text:p/>
        </draw:connector>
        <draw:frame draw:style-name="gr69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91" draw:text-style-name="P31" xml:id="id49" draw:id="id49" draw:layer="layout" svg:width="4.423cm" svg:height="0.734cm" svg:x="1.457cm" svg:y="10.4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92" draw:text-style-name="P30" xml:id="id55" draw:id="id55" draw:layer="layout" svg:width="2.835cm" svg:height="0.734cm" svg:x="11.277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93" draw:text-style-name="P30" xml:id="id56" draw:id="id56" draw:layer="layout" svg:width="2.835cm" svg:height="0.734cm" svg:x="11.277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54" draw:id="id54" draw:layer="layout" svg:width="5.358cm" svg:height="0.729cm" svg:x="4.332cm" svg:y="17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95" draw:text-style-name="P31" xml:id="id57" draw:id="id57" draw:layer="layout" svg:width="4.423cm" svg:height="0.734cm" svg:x="17.522cm" svg:y="10.7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96" draw:text-style-name="P27" draw:layer="layout" svg:width="5.08cm" svg:height="2.467cm" svg:x="15.605cm" svg:y="16.557cm">
          <draw:text-box>
            <text:p><text:span text:style-name="T9">Hold, Owners and SetupHold are used to collect a few global variables and operations. One global instance of each is created.</text:span></text:p>
            <text:p><text:span text:style-name="T9"/></text:p>
          </draw:text-box>
        </draw:frame>
        <draw:connector draw:style-name="gr30" draw:layer="layout" svg:x1="2.342cm" svg:y1="11.225cm" svg:x2="4.332cm" svg:y2="12.539cm" draw:start-shape="id49" draw:start-glue-point="6" draw:end-shape="id50" draw:end-glue-point="3" svg:d="M2342 11225v1314h1990" svg:viewBox="0 0 1991 1315">
          <text:p/>
        </draw:connector>
        <draw:connector draw:style-name="gr30" draw:layer="layout" svg:x1="2.342cm" svg:y1="11.225cm" svg:x2="4.332cm" svg:y2="13.786cm" draw:start-shape="id49" draw:start-glue-point="6" draw:end-shape="id51" draw:end-glue-point="3" svg:d="M2342 11225v2561h1990" svg:viewBox="0 0 1991 2562">
          <text:p/>
        </draw:connector>
        <draw:connector draw:style-name="gr30" draw:layer="layout" svg:x1="2.342cm" svg:y1="11.225cm" svg:x2="4.332cm" svg:y2="15.032cm" draw:start-shape="id49" draw:start-glue-point="6" draw:end-shape="id52" draw:end-glue-point="3" svg:d="M2342 11225v3807h1990" svg:viewBox="0 0 1991 3808">
          <text:p/>
        </draw:connector>
        <draw:connector draw:style-name="gr30" draw:layer="layout" svg:x1="2.342cm" svg:y1="11.225cm" svg:x2="4.332cm" svg:y2="16.279cm" draw:start-shape="id49" draw:start-glue-point="6" draw:end-shape="id53" draw:end-glue-point="3" svg:d="M2342 11225v5054h1990" svg:viewBox="0 0 1991 5055">
          <text:p/>
        </draw:connector>
        <draw:connector draw:style-name="gr30" draw:layer="layout" svg:x1="2.342cm" svg:y1="11.225cm" svg:x2="4.332cm" svg:y2="17.491cm" draw:start-shape="id49" draw:start-glue-point="6" draw:end-shape="id54" draw:end-glue-point="3" svg:d="M2342 11225v6266h1990" svg:viewBox="0 0 1991 6267">
          <text:p/>
        </draw:connector>
        <draw:connector draw:style-name="gr25" draw:layer="layout" svg:x1="9.69cm" svg:y1="13.786cm" svg:x2="11.277cm" svg:y2="15.032cm" draw:start-shape="id51" draw:start-glue-point="1" draw:end-shape="id55" draw:end-glue-point="3" svg:d="M9690 13786h793v1246h794" svg:viewBox="0 0 1588 1247">
          <text:p/>
        </draw:connector>
        <draw:connector draw:style-name="gr25" draw:layer="layout" svg:x1="9.687cm" svg:y1="15.032cm" svg:x2="11.277cm" svg:y2="15.032cm" draw:start-shape="id52" draw:start-glue-point="1" draw:end-shape="id55" draw:end-glue-point="3" svg:d="M9687 15032h1590" svg:viewBox="0 0 1591 1">
          <text:p/>
        </draw:connector>
        <draw:connector draw:style-name="gr25" draw:layer="layout" svg:x1="9.69cm" svg:y1="16.279cm" svg:x2="11.277cm" svg:y2="15.032cm" draw:start-shape="id53" draw:start-glue-point="1" draw:end-shape="id55" draw:end-glue-point="3" svg:d="M9690 16279h793v-1247h794" svg:viewBox="0 0 1588 1248">
          <text:p/>
        </draw:connector>
        <draw:connector draw:style-name="gr25" draw:layer="layout" svg:x1="9.69cm" svg:y1="17.491cm" svg:x2="11.277cm" svg:y2="17.489cm" draw:start-shape="id54" draw:start-glue-point="1" draw:end-shape="id56" draw:end-glue-point="3" svg:d="M9690 17491h793v-2h794" svg:viewBox="0 0 1588 3">
          <text:p/>
        </draw:connector>
        <draw:connector draw:style-name="gr30" draw:layer="layout" svg:x1="18.407cm" svg:y1="11.459cm" svg:x2="20.505cm" svg:y2="12.699cm" draw:start-shape="id57" draw:start-glue-point="6" draw:end-shape="id58" draw:end-glue-point="3" svg:d="M18407 11459v1240h2098" svg:viewBox="0 0 2099 1241">
          <text:p/>
        </draw:connector>
        <draw:connector draw:style-name="gr30" draw:layer="layout" svg:x1="18.407cm" svg:y1="11.459cm" svg:x2="20.505cm" svg:y2="14.068cm" draw:start-shape="id57" draw:start-glue-point="6" draw:end-shape="id59" draw:end-glue-point="3" svg:d="M18407 11459v2609h2098" svg:viewBox="0 0 2099 2610">
          <text:p/>
        </draw:connector>
        <draw:custom-shape draw:style-name="gr97" draw:text-style-name="P30" xml:id="id43" draw:id="id43" draw:layer="layout" svg:width="4.423cm" svg:height="0.734cm" svg:x="8.621cm" svg:y="4.0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6.947cm" draw:start-shape="id42" draw:start-glue-point="1" draw:end-shape="id60" draw:end-glue-point="3" svg:d="M6153 5130h1233v1817h1235" svg:viewBox="0 0 2469 1818">
          <text:p/>
        </draw:connector>
        <draw:custom-shape draw:style-name="gr98" draw:text-style-name="P30" xml:id="id61" draw:id="id61" draw:layer="layout" svg:width="4.423cm" svg:height="0.734cm" svg:x="8.621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Tally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5.695cm" draw:start-shape="id42" draw:start-glue-point="1" draw:end-shape="id61" draw:end-glue-point="3" svg:d="M6153 5130h1233v565h1235" svg:viewBox="0 0 2469 566">
          <text:p/>
        </draw:connector>
        <draw:custom-shape draw:style-name="gr99" draw:text-style-name="P30" xml:id="id65" draw:id="id65" draw:layer="layout" svg:width="4.423cm" svg:height="0.734cm" svg:x="8.621cm" svg:y="2.8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figData</text:span></text:p>
          <draw:enhanced-geometry svg:viewBox="0 0 21600 21600" draw:type="rectangle" draw:enhanced-path="M 0 0 L 21600 0 21600 21600 0 21600 0 0 Z N"/>
        </draw:custom-shape>
        <draw:custom-shape draw:style-name="gr100" draw:text-style-name="P30" xml:id="id63" draw:id="id63" draw:layer="layout" svg:width="2.835cm" svg:height="0.734cm" svg:x="11.277cm" svg:y="18.4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etupHold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62" draw:id="id62" draw:layer="layout" svg:width="5.358cm" svg:height="0.729cm" svg:x="4.332cm" svg:y="18.4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ButtonBehavior</text:p>
          <draw:enhanced-geometry svg:viewBox="0 0 21600 21600" draw:type="rectangle" draw:enhanced-path="M 0 0 L 21600 0 21600 21600 0 21600 0 0 Z N"/>
        </draw:custom-shape>
        <draw:connector draw:style-name="gr30" draw:layer="layout" svg:x1="2.342cm" svg:y1="11.225cm" svg:x2="4.332cm" svg:y2="18.791cm" draw:start-shape="id49" draw:start-glue-point="6" draw:end-shape="id62" draw:end-glue-point="3" svg:d="M2342 11225v7566h1990" svg:viewBox="0 0 1991 7567">
          <text:p/>
        </draw:connector>
        <draw:connector draw:style-name="gr25" draw:layer="layout" svg:x1="9.69cm" svg:y1="18.791cm" svg:x2="11.277cm" svg:y2="18.789cm" draw:start-shape="id62" draw:start-glue-point="1" draw:end-shape="id63" svg:d="M9690 18791h793v-2h794" svg:viewBox="0 0 1588 3">
          <text:p/>
        </draw:connector>
        <draw:custom-shape draw:style-name="gr90" draw:text-style-name="P13" xml:id="id64" draw:id="id64" draw:layer="layout" svg:width="5.59cm" svg:height="0.734cm" svg:x="20.505cm" svg:y="15.0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StoreBehavior</text:p>
          <draw:enhanced-geometry svg:viewBox="0 0 21600 21600" draw:type="rectangle" draw:enhanced-path="M 0 0 L 21600 0 21600 21600 0 21600 0 0 Z N"/>
        </draw:custom-shape>
        <draw:connector draw:style-name="gr30" draw:layer="layout" svg:x1="18.407cm" svg:y1="11.459cm" svg:x2="20.505cm" svg:y2="15.368cm" draw:start-shape="id57" draw:start-glue-point="6" draw:end-shape="id64" draw:end-glue-point="3" svg:d="M18407 11459v3909h2098" svg:viewBox="0 0 2099 3910">
          <text:p/>
        </draw:connector>
        <draw:connector draw:style-name="gr60" draw:layer="layout" svg:x1="6.153cm" svg:y1="5.13cm" svg:x2="8.621cm" svg:y2="3.19cm" draw:start-shape="id42" draw:start-glue-point="1" draw:end-shape="id65" draw:end-glue-point="3" svg:d="M6153 5130h1233v-1940h1235" svg:viewBox="0 0 2469 1941">
          <text:p/>
        </draw:connector>
        <draw:frame draw:style-name="gr40" draw:text-style-name="P24" draw:layer="layout" svg:width="0.635cm" svg:height="0.814cm" svg:x="13.382cm" svg:y="7.588cm">
          <draw:text-box>
            <text:p>*</text:p>
          </draw:text-box>
        </draw:frame>
        <draw:custom-shape draw:style-name="gr101" draw:text-style-name="P31" xml:id="id66" draw:id="id66" draw:layer="layout" svg:width="4.423cm" svg:height="0.734cm" svg:x="15.944cm" svg:y="19.4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Global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5.944cm" svg:y1="19.782cm" svg:x2="14.112cm" svg:y2="15.032cm" draw:start-shape="id66" draw:start-glue-point="3" draw:end-shape="id55" draw:end-glue-point="1" svg:d="M15944 19782h-917v-4750h-915" svg:viewBox="0 0 1833 4751">
          <text:p/>
        </draw:connector>
        <draw:connector draw:style-name="gr30" draw:layer="layout" svg:x1="15.944cm" svg:y1="19.782cm" svg:x2="14.112cm" svg:y2="17.489cm" draw:start-shape="id66" draw:start-glue-point="3" draw:end-shape="id56" draw:end-glue-point="1" svg:d="M15944 19782h-917v-2293h-915" svg:viewBox="0 0 1833 2294">
          <text:p/>
        </draw:connector>
        <draw:connector draw:style-name="gr30" draw:layer="layout" svg:x1="15.944cm" svg:y1="19.782cm" svg:x2="14.112cm" svg:y2="18.789cm" draw:start-shape="id66" draw:start-glue-point="3" draw:end-shape="id63" draw:end-glue-point="1" svg:d="M15944 19782h-917v-993h-915" svg:viewBox="0 0 1833 994">
          <text:p/>
        </draw:connector>
        <draw:custom-shape draw:style-name="gr102" draw:text-style-name="P30" xml:id="id67" draw:id="id67" draw:layer="layout" svg:width="3.493cm" svg:height="0.734cm" svg:x="10.977cm" svg:y="19.5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PlayAltDirControl</text:span></text:p>
          <draw:enhanced-geometry svg:viewBox="0 0 21600 21600" draw:type="rectangle" draw:enhanced-path="M 0 0 L 21600 0 21600 21600 0 21600 0 0 Z N"/>
        </draw:custom-shape>
        <draw:connector draw:style-name="gr60" draw:layer="layout" svg:x1="8.618cm" svg:y1="19.155cm" svg:x2="10.977cm" svg:y2="19.935cm" draw:start-shape="id62" draw:start-glue-point="7" draw:end-shape="id67" draw:end-glue-point="3" svg:d="M8618 19155v780h2359" svg:viewBox="0 0 2360 781">
          <text:p/>
        </draw:connector>
      </draw:page>
      <draw:page draw:name="page7" draw:style-name="dp1" draw:master-page-name="Default">
        <draw:frame draw:style-name="gr69" draw:text-style-name="P11" draw:layer="layout" svg:width="8.032cm" svg:height="1.289cm" svg:x="9.89cm" svg:y="1.001cm">
          <draw:text-box>
            <text:p><text:span text:style-name="T6">Animator Classes</text:span></text:p>
          </draw:text-box>
        </draw:frame>
        <draw:custom-shape draw:style-name="gr103" draw:text-style-name="P33" xml:id="id68" draw:id="id68" draw:layer="layout" svg:width="3.81cm" svg:height="0.762cm" svg:x="4.165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2"><text:span text:style-name="T13">Mancala</text:span>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69" draw:id="id69" draw:layer="layout" svg:width="3.81cm" svg:height="0.762cm" svg:x="10.293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List</text:p>
          <draw:enhanced-geometry svg:viewBox="0 0 21600 21600" draw:type="rectangle" draw:enhanced-path="M 0 0 L 21600 0 21600 21600 0 21600 0 0 Z N"/>
        </draw:custom-shape>
        <draw:connector draw:style-name="gr60" draw:layer="layout" svg:x1="7.975cm" svg:y1="4.438cm" svg:x2="10.293cm" svg:y2="4.438cm" draw:start-shape="id68" draw:start-glue-point="1" draw:end-shape="id69" draw:end-glue-point="3" svg:d="M7975 4438h2318" svg:viewBox="0 0 2319 1">
          <text:p/>
        </draw:connector>
        <draw:frame draw:style-name="gr40" draw:text-style-name="P24" draw:layer="layout" svg:width="0.635cm" svg:height="0.814cm" svg:x="8.53cm" svg:y="3.853cm">
          <draw:text-box>
            <text:p>*</text:p>
          </draw:text-box>
        </draw:frame>
        <draw:custom-shape draw:style-name="gr104" draw:text-style-name="P13" draw:layer="layout" svg:width="3.81cm" svg:height="0.762cm" svg:x="3.996cm" svg:y="7.3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GameStat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1" draw:id="id71" draw:layer="layout" svg:width="3.81cm" svg:height="0.762cm" svg:x="17.304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Action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2" draw:id="id72" draw:layer="layout" svg:width="3.81cm" svg:height="0.762cm" svg:x="19.818cm" svg:y="10.4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Flash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3" draw:id="id73" draw:layer="layout" svg:width="3.81cm" svg:height="0.762cm" svg:x="19.818cm" svg:y="12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StateVar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4" draw:id="id74" draw:layer="layout" svg:width="3.81cm" svg:height="0.762cm" svg:x="19.818cm" svg:y="13.7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wGameStat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5" draw:id="id75" draw:layer="layout" svg:width="3.81cm" svg:height="0.762cm" svg:x="19.818cm" svg:y="15.3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essag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6" draw:id="id76" draw:layer="layout" svg:width="3.81cm" svg:height="0.762cm" svg:x="19.818cm" svg:y="16.9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heduleCallback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0" draw:id="id70" draw:layer="layout" svg:width="3.81cm" svg:height="0.762cm" svg:x="10.902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or</text:p>
          <draw:enhanced-geometry svg:viewBox="0 0 21600 21600" draw:type="rectangle" draw:enhanced-path="M 0 0 L 21600 0 21600 21600 0 21600 0 0 Z N"/>
        </draw:custom-shape>
        <draw:connector draw:style-name="gr60" draw:layer="layout" svg:x1="14.712cm" svg:y1="9.306cm" svg:x2="17.304cm" svg:y2="9.306cm" draw:start-shape="id70" draw:start-glue-point="1" draw:end-shape="id71" draw:end-glue-point="3" svg:d="M14712 9306h2592" svg:viewBox="0 0 2593 1">
          <text:p/>
        </draw:connector>
        <draw:connector draw:style-name="gr31" draw:layer="layout" svg:x1="19.209cm" svg:y1="9.687cm" svg:x2="19.818cm" svg:y2="10.869cm" draw:start-shape="id71" draw:start-glue-point="2" draw:end-shape="id72" draw:end-glue-point="3" svg:d="M19209 9687v1182h609" svg:viewBox="0 0 610 1183">
          <text:p/>
        </draw:connector>
        <draw:connector draw:style-name="gr31" draw:layer="layout" svg:x1="19.209cm" svg:y1="9.687cm" svg:x2="19.818cm" svg:y2="12.478cm" draw:start-shape="id71" draw:start-glue-point="2" draw:end-shape="id73" draw:end-glue-point="3" svg:d="M19209 9687v2791h609" svg:viewBox="0 0 610 2792">
          <text:p/>
        </draw:connector>
        <draw:connector draw:style-name="gr31" draw:layer="layout" svg:x1="19.209cm" svg:y1="9.687cm" svg:x2="19.818cm" svg:y2="14.087cm" draw:start-shape="id71" draw:start-glue-point="2" draw:end-shape="id74" draw:end-glue-point="3" svg:d="M19209 9687v4400h609" svg:viewBox="0 0 610 4401">
          <text:p/>
        </draw:connector>
        <draw:connector draw:style-name="gr31" draw:layer="layout" svg:x1="19.209cm" svg:y1="9.687cm" svg:x2="19.818cm" svg:y2="15.695cm" draw:start-shape="id71" draw:start-glue-point="2" draw:end-shape="id75" draw:end-glue-point="3" svg:d="M19209 9687v6008h609" svg:viewBox="0 0 610 6009">
          <text:p/>
        </draw:connector>
        <draw:connector draw:style-name="gr31" draw:layer="layout" svg:x1="19.209cm" svg:y1="9.687cm" svg:x2="19.818cm" svg:y2="17.304cm" draw:start-shape="id71" draw:start-glue-point="2" draw:end-shape="id76" draw:end-glue-point="3" svg:d="M19209 9687v7617h609" svg:viewBox="0 0 610 7618">
          <text:p/>
        </draw:connector>
        <draw:frame draw:style-name="gr40" draw:text-style-name="P24" draw:layer="layout" svg:width="0.635cm" svg:height="0.814cm" svg:x="15.231cm" svg:y="8.753cm">
          <draw:text-box>
            <text:p>*</text:p>
          </draw:text-box>
        </draw:frame>
        <draw:frame draw:style-name="gr105" draw:text-style-name="P35" draw:layer="layout" svg:width="6.62cm" svg:height="4.043cm" svg:x="15.05cm" svg:y="2.933cm">
          <draw:text-box>
            <text:p text:style-name="P34"><text:span text:style-name="T9">Assignments to an AniList generate SetStateVar animations.</text:span><text:span text:style-name="T9"><text:line-break/></text:span><text:span text:style-name="T9"/></text:p>
            <text:p text:style-name="P34"><text:span text:style-name="T9">These animator hooks are used for 5 state variable and only when they are configured for use in a game.</text:span></text:p>
            <text:p text:style-name="P34"><text:span text:style-name="T9"/></text:p>
            <text:p text:style-name="P34"><text:span text:style-name="T9">These hooks are not included if animator.ENABLED is set False.</text:span></text:p>
            <text:p text:style-name="P34"><text:span text:style-name="T9"/></text:p>
          </draw:text-box>
        </draw:frame>
      </draw:page>
      <draw:page draw:name="page8" draw:style-name="dp1" draw:master-page-name="Default">
        <draw:custom-shape draw:style-name="gr106" draw:text-style-name="P36" xml:id="id80" draw:id="id80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" xml:id="id78" draw:id="id78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84" draw:id="id84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2" draw:id="id82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3" draw:id="id83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09" draw:text-style-name="P2" xml:id="id79" draw:id="id79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10" draw:text-style-name="P26" xml:id="id87" draw:id="id87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11" draw:text-style-name="P2" xml:id="id86" draw:id="id86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77" draw:id="id77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1" draw:id="id81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112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13" draw:text-style-name="P37" draw:layer="layout" svg:width="5.133cm" svg:height="0.925cm" svg:x="19.367cm" svg:y="12.965cm">
          <draw:text-box>
            <text:p><text:span text:style-name="T14">Two EndMoveIf: ender &amp; quiter</text:span></text:p>
            <text:p><text:span text:style-name="T14">One each of others</text:span></text:p>
          </draw:text-box>
        </draw:frame>
        <draw:connector draw:style-name="gr30" draw:layer="layout" draw:line-skew="-0.808cm" svg:x1="11.477cm" svg:y1="5.127cm" svg:x2="8.858cm" svg:y2="7.793cm" draw:start-shape="id77" draw:start-glue-point="2" draw:end-shape="id78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78" draw:start-glue-point="7" draw:end-shape="id79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79" draw:start-glue-point="2" draw:end-shape="id80" draw:end-glue-point="0" svg:d="M18899 12188v1747" svg:viewBox="0 0 1 1748">
          <text:p/>
        </draw:connector>
        <draw:connector draw:style-name="gr60" draw:layer="layout" svg:x1="6.953cm" svg:y1="8.174cm" svg:x2="4.257cm" svg:y2="6.777cm" draw:start-shape="id78" draw:start-glue-point="3" draw:end-shape="id81" draw:end-glue-point="2" svg:d="M6953 8174h-2696v-1397" svg:viewBox="0 0 2697 1398">
          <text:p/>
        </draw:connector>
        <draw:connector draw:style-name="gr60" draw:layer="layout" draw:line-skew="-0.635cm" svg:x1="10.763cm" svg:y1="8.174cm" svg:x2="14.765cm" svg:y2="7.307cm" draw:start-shape="id78" draw:start-glue-point="1" draw:end-shape="id82" draw:end-glue-point="3" svg:d="M10763 8174h1366v-867h2636" svg:viewBox="0 0 4003 868">
          <text:p/>
        </draw:connector>
        <draw:connector draw:style-name="gr60" draw:layer="layout" draw:line-skew="-0.657cm" svg:x1="10.763cm" svg:y1="8.174cm" svg:x2="14.8cm" svg:y2="8.774cm" draw:start-shape="id78" draw:start-glue-point="1" draw:end-shape="id83" draw:end-glue-point="3" svg:d="M10763 8174h1362v600h2675" svg:viewBox="0 0 4038 601">
          <text:p/>
        </draw:connector>
        <draw:frame draw:style-name="gr114" draw:text-style-name="P37" draw:layer="layout" svg:width="2.222cm" svg:height="1.336cm" svg:x="9.89cm" svg:y="14.156cm">
          <draw:text-box>
            <text:p><text:span text:style-name="T14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84" draw:start-glue-point="2" draw:end-shape="id78" draw:end-glue-point="0" svg:d="M6992 5127v525h1866v2141" svg:viewBox="0 0 1867 2667">
          <text:p/>
        </draw:connector>
        <draw:custom-shape draw:style-name="gr115" draw:text-style-name="P39" xml:id="id85" draw:id="id85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16" draw:text-style-name="P39" xml:id="id88" draw:id="id88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82" draw:end-shape="id85" svg:d="M18575 7307h1305" svg:viewBox="0 0 1306 1">
          <text:p/>
        </draw:connector>
        <draw:custom-shape draw:style-name="gr64" draw:text-style-name="P28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60" draw:layer="layout" draw:line-skew="-1.722cm" svg:x1="7.715cm" svg:y1="8.555cm" svg:x2="3.222cm" svg:y2="16.044cm" draw:start-shape="id78" draw:start-glue-point="6" draw:end-shape="id86" draw:end-glue-point="0" svg:d="M7715 8555v2023h-4493v5466" svg:viewBox="0 0 4494 7490">
          <text:p/>
        </draw:connector>
        <draw:connector draw:style-name="gr60" draw:layer="layout" svg:x1="3.222cm" svg:y1="16.806cm" svg:x2="3.222cm" svg:y2="18.266cm" draw:start-shape="id86" draw:start-glue-point="2" draw:end-shape="id87" draw:end-glue-point="0" svg:d="M3222 16806v1460" svg:viewBox="0 0 1 1461">
          <text:p/>
        </draw:connector>
        <draw:connector draw:style-name="gr117" draw:layer="layout" draw:line-skew="-1.387cm" svg:x1="15.562cm" svg:y1="9.155cm" svg:x2="4.365cm" svg:y2="16.044cm" draw:start-shape="id83" draw:start-glue-point="6" draw:end-shape="id86" draw:end-glue-point="4" svg:d="M15562 9155v2058h-11197v4831" svg:viewBox="0 0 11198 6890">
          <text:p/>
        </draw:connector>
        <draw:frame draw:style-name="gr118" draw:text-style-name="P37" draw:layer="layout" svg:width="5.398cm" svg:height="2.875cm" svg:x="5.762cm" svg:y="16.222cm">
          <draw:text-box>
            <text:p><text:span text:style-name="T14">GameInfo RuleDicts are Mancala </text:span><text:span text:style-name="T15">class</text:span><text:span text:style-name="T14"> scope variables, so they can be used to test GameInfo before the game class is instantiated.</text:span></text:p>
            <text:p><text:span text:style-name="T14"/></text:p>
          </draw:text-box>
        </draw:frame>
        <draw:custom-shape draw:style-name="gr64" draw:text-style-name="P28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9" draw:text-style-name="P2" xml:id="id89" draw:id="id89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83" draw:start-glue-point="1" draw:end-shape="id88" draw:end-glue-point="3" svg:d="M18610 8774h1270" svg:viewBox="0 0 1271 1">
          <text:p/>
        </draw:connector>
        <draw:custom-shape draw:style-name="gr120" draw:text-style-name="P2" xml:id="id90" draw:id="id90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89" draw:start-glue-point="2" draw:end-shape="id81" draw:end-glue-point="0" svg:d="M4257 3187v2828" svg:viewBox="0 0 1 2829">
          <text:p/>
        </draw:connector>
        <draw:connector draw:style-name="gr60" draw:layer="layout" svg:x1="8.858cm" svg:y1="8.555cm" svg:x2="10.525cm" svg:y2="12.684cm" draw:start-shape="id78" draw:start-glue-point="2" draw:end-shape="id90" draw:end-glue-point="3" svg:d="M8858 8555v4129h1667" svg:viewBox="0 0 1668 4130">
          <text:p/>
        </draw:connector>
        <draw:connector draw:style-name="gr60" draw:layer="layout" svg:x1="6.162cm" svg:y1="2.806cm" svg:x2="6.992cm" svg:y2="4.365cm" draw:start-shape="id89" draw:start-glue-point="1" draw:end-shape="id84" draw:end-glue-point="0" svg:d="M6162 2806h830v1559" svg:viewBox="0 0 831 1560">
          <text:p/>
        </draw:connector>
        <draw:frame draw:style-name="gr40" draw:text-style-name="P24" draw:layer="layout" svg:width="0.635cm" svg:height="0.814cm" svg:x="6.08cm" svg:y="7.667cm">
          <draw:text-box>
            <text:p>*</text:p>
          </draw:text-box>
        </draw:frame>
        <draw:frame draw:style-name="gr40" draw:text-style-name="P24" draw:layer="layout" svg:width="0.635cm" svg:height="0.814cm" svg:x="3.422cm" svg:y="17.231cm">
          <draw:text-box>
            <text:p>*</text:p>
          </draw:text-box>
        </draw:frame>
      </draw:page>
      <draw:page draw:name="page9" draw:style-name="dp1" draw:master-page-name="Default">
        <draw:custom-shape draw:style-name="gr121" draw:text-style-name="P41" xml:id="id91" draw:id="id91" draw:layer="layout" svg:width="3.81cm" svg:height="0.762cm" svg:x="9.39cm" svg:y="3.5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Mancala</text:span></text:p>
          <draw:enhanced-geometry svg:viewBox="0 0 21600 21600" draw:type="rectangle" draw:enhanced-path="M 0 0 L 21600 0 21600 21600 0 21600 0 0 Z N"/>
        </draw:custom-shape>
        <draw:frame draw:style-name="gr122" draw:text-style-name="P25" draw:layer="layout" svg:width="13.97cm" svg:height="1.839cm" svg:x="7.55cm" svg:y="1cm">
          <draw:text-box>
            <text:p text:style-name="P4"><text:span text:style-name="T6">Additional Game Classes</text:span></text:p>
            <text:p text:style-name="P4"><text:span text:style-name="T6">and Supporting Decorators</text:span></text:p>
          </draw:text-box>
        </draw:frame>
        <draw:custom-shape draw:style-name="gr123" draw:text-style-name="P2" xml:id="id92" draw:id="id92" draw:layer="layout" svg:width="3.81cm" svg:height="0.762cm" svg:x="1.674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xml:id="id93" draw:id="id93" draw:layer="layout" svg:width="3.81cm" svg:height="0.762cm" svg:x="1.674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125" draw:text-style-name="P2" xml:id="id94" draw:id="id94" draw:layer="layout" svg:width="3.81cm" svg:height="0.762cm" svg:x="6.947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126" draw:text-style-name="P2" xml:id="id95" draw:id="id95" draw:layer="layout" svg:width="3.81cm" svg:height="0.762cm" svg:x="6.947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127" draw:text-style-name="P2" xml:id="id97" draw:id="id97" draw:layer="layout" svg:width="3.81cm" svg:height="0.762cm" svg:x="12.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128" draw:text-style-name="P2" xml:id="id102" draw:id="id102" draw:layer="layout" svg:width="3.81cm" svg:height="0.762cm" svg:x="6.58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Inc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xml:id="id101" draw:id="id101" draw:layer="layout" svg:width="3.81cm" svg:height="0.762cm" svg:x="2.27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130" draw:text-style-name="P2" xml:id="id99" draw:id="id99" draw:layer="layout" svg:width="3.81cm" svg:height="0.762cm" svg:x="13.519cm" svg:y="11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3.579cm" svg:y2="6.388cm" draw:start-shape="id91" draw:start-glue-point="2" draw:end-shape="id92" draw:end-glue-point="0" svg:d="M11295 4357v1016h-7716v1015" svg:viewBox="0 0 7717 2032">
          <text:p/>
        </draw:connector>
        <draw:connector draw:style-name="gr31" draw:layer="layout" svg:x1="3.579cm" svg:y1="7.15cm" svg:x2="3.579cm" svg:y2="8.375cm" draw:start-shape="id92" draw:start-glue-point="2" draw:end-shape="id93" draw:end-glue-point="0" svg:d="M3579 7150v1225" svg:viewBox="0 0 1 1226">
          <text:p/>
        </draw:connector>
        <draw:connector draw:style-name="gr31" draw:layer="layout" svg:x1="11.295cm" svg:y1="4.357cm" svg:x2="8.852cm" svg:y2="6.388cm" draw:start-shape="id91" draw:start-glue-point="2" draw:end-shape="id94" draw:end-glue-point="0" svg:d="M11295 4357v1016h-2443v1015" svg:viewBox="0 0 2444 2032">
          <text:p/>
        </draw:connector>
        <draw:connector draw:style-name="gr31" draw:layer="layout" svg:x1="8.852cm" svg:y1="7.15cm" svg:x2="8.852cm" svg:y2="8.375cm" draw:start-shape="id94" draw:start-glue-point="2" draw:end-shape="id95" draw:end-glue-point="0" svg:d="M8852 7150v1225" svg:viewBox="0 0 1 1226">
          <text:p/>
        </draw:connector>
        <draw:custom-shape draw:style-name="gr131" draw:text-style-name="P41" xml:id="id96" draw:id="id96" draw:layer="layout" svg:width="3.81cm" svg:height="0.762cm" svg:x="15.9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MethodIf</text:span></text:p>
          <draw:enhanced-geometry svg:viewBox="0 0 21600 21600" draw:type="rectangle" draw:enhanced-path="M 0 0 L 21600 0 21600 21600 0 21600 0 0 Z N"/>
        </draw:custom-shape>
        <draw:custom-shape draw:style-name="gr132" draw:text-style-name="P41" xml:id="id100" draw:id="id100" draw:layer="layout" svg:width="3.81cm" svg:height="0.762cm" svg:x="4.383cm" svg:y="14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1" xml:id="id98" draw:id="id98" draw:layer="layout" svg:width="3.81cm" svg:height="0.762cm" svg:x="15.819cm" svg:y="9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GameStat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4.405cm" svg:y2="17.383cm" draw:start-shape="id96" draw:start-glue-point="2" draw:end-shape="id97" draw:end-glue-point="0" svg:d="M17805 16240v572h-3400v571" svg:viewBox="0 0 3401 1144">
          <text:p/>
        </draw:connector>
        <draw:connector draw:style-name="gr31" draw:layer="layout" svg:x1="17.724cm" svg:y1="10.555cm" svg:x2="15.424cm" svg:y2="11.544cm" draw:start-shape="id98" draw:start-glue-point="2" draw:end-shape="id99" draw:end-glue-point="0" svg:d="M17724 10555v495h-2300v494" svg:viewBox="0 0 2301 990">
          <text:p/>
        </draw:connector>
        <draw:connector draw:style-name="gr30" draw:layer="layout" svg:x1="6.288cm" svg:y1="15.732cm" svg:x2="4.175cm" svg:y2="16.921cm" draw:start-shape="id100" draw:start-glue-point="2" draw:end-shape="id101" draw:end-glue-point="0" svg:d="M6288 15732v595h-2113v594" svg:viewBox="0 0 2114 1190">
          <text:p/>
        </draw:connector>
        <draw:connector draw:style-name="gr30" draw:layer="layout" svg:x1="6.288cm" svg:y1="15.732cm" svg:x2="8.485cm" svg:y2="16.921cm" draw:start-shape="id100" draw:start-glue-point="2" draw:end-shape="id102" draw:end-glue-point="0" svg:d="M6288 15732v595h2197v594" svg:viewBox="0 0 2198 1190">
          <text:p/>
        </draw:connector>
        <draw:custom-shape draw:style-name="gr134" draw:text-style-name="P2" xml:id="id103" draw:id="id103" draw:layer="layout" svg:width="3.81cm" svg:height="0.762cm" svg:x="12.321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Cycle</text:span></text:p>
          <draw:enhanced-geometry svg:viewBox="0 0 21600 21600" draw:type="rectangle" draw:enhanced-path="M 0 0 L 21600 0 21600 21600 0 21600 0 0 Z N"/>
        </draw:custom-shape>
        <draw:custom-shape draw:style-name="gr135" draw:text-style-name="P2" xml:id="id104" draw:id="id104" draw:layer="layout" svg:width="3.81cm" svg:height="0.762cm" svg:x="17.645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Cycl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14.226cm" svg:y2="6.388cm" draw:start-shape="id91" draw:start-glue-point="2" draw:end-shape="id103" draw:end-glue-point="0" svg:d="M11295 4357v1016h2931v1015" svg:viewBox="0 0 2932 2032">
          <text:p/>
        </draw:connector>
        <draw:connector draw:style-name="gr31" draw:layer="layout" svg:x1="11.295cm" svg:y1="4.357cm" svg:x2="19.55cm" svg:y2="6.388cm" draw:start-shape="id91" draw:start-glue-point="2" draw:end-shape="id104" draw:end-glue-point="0" svg:d="M11295 4357v1016h8255v1015" svg:viewBox="0 0 8256 2032">
          <text:p/>
        </draw:connector>
        <draw:custom-shape draw:style-name="gr136" draw:text-style-name="P2" xml:id="id106" draw:id="id106" draw:layer="layout" svg:width="6.032cm" svg:height="0.762cm" svg:x="16.763cm" svg:y="18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SowSeedsNStore</text:span></text:p>
          <draw:enhanced-geometry svg:viewBox="0 0 21600 21600" draw:type="rectangle" draw:enhanced-path="M 0 0 L 21600 0 21600 21600 0 21600 0 0 Z N"/>
        </draw:custom-shape>
        <draw:custom-shape draw:style-name="gr137" draw:text-style-name="P41" xml:id="id105" draw:id="id105" draw:layer="layout" svg:width="3.81cm" svg:height="0.762cm" svg:x="17.874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SeedsNStor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9.779cm" svg:y2="17.383cm" draw:start-shape="id96" draw:start-glue-point="2" draw:end-shape="id105" draw:end-glue-point="0" svg:d="M17805 16240v572h1974v571" svg:viewBox="0 0 1975 1144">
          <text:p/>
        </draw:connector>
        <draw:connector draw:style-name="gr31" draw:layer="layout" svg:x1="19.779cm" svg:y1="18.145cm" svg:x2="19.779cm" svg:y2="18.97cm" draw:start-shape="id105" draw:start-glue-point="2" draw:end-shape="id106" draw:end-glue-point="0" svg:d="M19779 18145v825" svg:viewBox="0 0 1 826">
          <text:p/>
        </draw:connector>
        <draw:custom-shape draw:style-name="gr138" draw:text-style-name="P2" xml:id="id107" draw:id="id107" draw:layer="layout" svg:width="3.81cm" svg:height="0.762cm" svg:x="22.59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24.495cm" svg:y2="6.388cm" draw:start-shape="id91" draw:start-glue-point="2" draw:end-shape="id107" draw:end-glue-point="0" svg:d="M11295 4357v1016h13200v1015" svg:viewBox="0 0 13201 2032">
          <text:p/>
        </draw:connector>
        <draw:custom-shape draw:style-name="gr139" draw:text-style-name="P2" xml:id="id108" draw:id="id108" draw:layer="layout" svg:width="3.81cm" svg:height="0.762cm" svg:x="23.22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ow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25.13cm" svg:y2="17.383cm" draw:start-shape="id96" draw:start-glue-point="2" draw:end-shape="id108" draw:end-glue-point="0" svg:d="M17805 16240v572h7325v571" svg:viewBox="0 0 7326 1144">
          <text:p/>
        </draw:connector>
        <draw:custom-shape draw:style-name="gr140" draw:text-style-name="P2" xml:id="id109" draw:id="id109" draw:layer="layout" svg:width="3.81cm" svg:height="0.762cm" svg:x="18.224cm" svg:y="11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7.724cm" svg:y1="10.555cm" svg:x2="20.129cm" svg:y2="11.544cm" draw:start-shape="id98" draw:start-glue-point="2" draw:end-shape="id109" draw:end-glue-point="0" svg:d="M17724 10555v495h2405v494" svg:viewBox="0 0 2406 990">
          <text:p/>
        </draw:connector>
        <draw:frame draw:style-name="gr141" draw:text-style-name="P43" draw:layer="layout" svg:width="2.408cm" svg:height="0.715cm" svg:x="24.501cm" svg:y="18.362cm">
          <draw:text-box>
            <text:p text:style-name="P42">animation msg</text:p>
          </draw:text-box>
        </draw:frame>
      </draw:page>
      <draw:page draw:name="page10" draw:style-name="dp1" draw:master-page-name="Default">
        <draw:custom-shape draw:style-name="gr142" draw:text-style-name="P30" xml:id="id110" draw:id="id110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)</text:span></text:p>
          <text:p text:style-name="P29"><text:span text:style-name="T12">get_state()</text:span></text:p>
          <text:p text:style-name="P29"><text:span text:style-name="T12">set_state()</text:span></text:p>
          <text:p text:style-name="P29"><text:span text:style-name="T12">clear_if()</text:span></text:p>
          <text:p text:style-name="P29"><text:span text:style-name="T12">set_on()</text:span></text:p>
          <text:p text:style-name="P29"><text:span text:style-name="T12">set_off()</text:span></text:p>
          <text:p text:style-name="P29"><text:span text:style-name="T12">set_child(condition)</text:span></text:p>
          <text:p text:style-name="P29"><text:span text:style-name="T12">stop_me_capt(turn)</text:span></text:p>
          <text:p text:style-name="P29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43" draw:text-style-name="P30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44" draw:text-style-name="P13" xml:id="id111" draw:id="id111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44" draw:text-style-name="P13" xml:id="id114" draw:id="id114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44" draw:text-style-name="P13" xml:id="id113" draw:id="id113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44" draw:text-style-name="P13" xml:id="id112" draw:id="id112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110" draw:start-glue-point="6" draw:end-shape="id111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110" draw:start-glue-point="6" draw:end-shape="id112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110" draw:start-glue-point="6" draw:end-shape="id113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110" draw:start-glue-point="6" draw:end-shape="id114" draw:end-glue-point="3" svg:d="M4464 9470v5658h1298" svg:viewBox="0 0 1299 5659">
          <text:p/>
        </draw:connector>
        <draw:frame draw:style-name="gr35" draw:text-style-name="P25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45" draw:text-style-name="P13" draw:layer="layout" svg:width="4.445cm" svg:height="0.953cm" svg:x="14.224cm" svg:y="2.743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46" draw:text-style-name="P27" draw:layer="layout" svg:width="6.89cm" svg:height="5.225cm" svg:x="16.689cm" svg:y="13.5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 text:style-name="P44"><text:span text:style-name="T9">See class comment for where each field is set and/or updated.</text:span></text:p>
            <text:p text:style-name="P44"><text:span text:style-name="T9"/></text:p>
            <text:p><text:span text:style-name="T9">The current move’s mdata is stored in Mancala, but anything stored directly into that could mess up the Monte Carlo Tree Search (it’s node dictionary uses a limited version of game state, which does not include Mancala.mdata).</text:span></text:p>
          </draw:text-box>
        </draw:frame>
        <draw:custom-shape draw:style-name="gr147" draw:text-style-name="P30" draw:layer="layout" svg:width="4.62cm" svg:height="0.734cm" svg:x="14.224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48" draw:text-style-name="P27" draw:layer="layout" svg:width="6.89cm" svg:height="7.195cm" svg:x="16.689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49" draw:text-style-name="P45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11" draw:style-name="dp1" draw:master-page-name="Default">
        <draw:frame draw:style-name="gr150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46"><text:span text:style-name="T17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2" draw:style-name="dp1" draw:master-page-name="Default">
        <draw:frame draw:style-name="gr151" draw:text-style-name="P48" draw:layer="layout" svg:width="3.493cm" svg:height="3.255cm" svg:x="6.079cm" svg:y="14.102cm">
          <draw:text-box>
            <text:p text:style-name="P47"><text:span text:style-name="T8">Parameters:</text:span></text:p>
            <text:p text:style-name="P47"><text:span text:style-name="T8"><text:tab/></text:span><text:span text:style-name="T8">blocks</text:span></text:p>
            <text:p text:style-name="P47"><text:span text:style-name="T8"><text:tab/></text:span><text:span text:style-name="T8">goal</text:span></text:p>
            <text:p text:style-name="P47"><text:span text:style-name="T8"><text:tab/></text:span><text:span text:style-name="T8">min_move</text:span></text:p>
            <text:p text:style-name="P47"><text:span text:style-name="T8"><text:tab/></text:span><text:span text:style-name="T8">round_starter</text:span></text:p>
            <text:p text:style-name="P47"><text:span text:style-name="T8"><text:tab/></text:span><text:span text:style-name="T8">round_fill</text:span></text:p>
            <text:p text:style-name="P47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60" draw:layer="layout" svg:x1="15.54cm" svg:y1="10.238cm" svg:x2="20.701cm" svg:y2="11.263cm" draw:start-shape="id115" draw:start-glue-point="1" draw:end-shape="id116" draw:end-glue-point="0" svg:d="M15540 10238h5161v1025" svg:viewBox="0 0 5162 1026">
          <text:p/>
        </draw:connector>
        <draw:custom-shape draw:style-name="gr152" draw:text-style-name="P13" xml:id="id115" draw:id="id115" draw:layer="layout" svg:width="4.216cm" svg:height="0.734cm" svg:x="11.324cm" svg:y="9.8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120" draw:id="id120" draw:layer="layout" svg:width="4.203cm" svg:height="0.734cm" svg:x="15.44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121" draw:id="id121" draw:layer="layout" svg:width="4.204cm" svg:height="0.734cm" svg:x="9.30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54" draw:text-style-name="P30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55" draw:text-style-name="P30" xml:id="id117" draw:id="id117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6" draw:text-style-name="P30" xml:id="id118" draw:id="id118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6.628cm" svg:y1="16.656cm" svg:x2="16.628cm" svg:y2="17.61cm" draw:start-shape="id117" draw:start-glue-point="2" draw:end-shape="id118" draw:end-glue-point="0" svg:d="M16628 16656v954" svg:viewBox="0 0 1 955">
          <text:p/>
        </draw:connector>
        <draw:connector draw:style-name="gr157" draw:text-style-name="P4" draw:layer="layout" draw:line-skew="-0.079cm" svg:x1="13.432cm" svg:y1="4.62cm" svg:x2="17.543cm" svg:y2="6.597cm" draw:start-shape="id119" draw:start-glue-point="2" draw:end-shape="id120" draw:end-glue-point="0" svg:d="M13432 4620v910h4111v1067" svg:viewBox="0 0 4112 1978">
          <text:p/>
        </draw:connector>
        <draw:connector draw:style-name="gr157" draw:text-style-name="P4" draw:layer="layout" draw:line-skew="-0.052cm" svg:x1="13.432cm" svg:y1="4.62cm" svg:x2="11.404cm" svg:y2="6.597cm" draw:start-shape="id119" draw:start-glue-point="2" draw:end-shape="id121" draw:end-glue-point="0" svg:d="M13432 4620v937h-2028v1040" svg:viewBox="0 0 2029 1978">
          <text:p/>
        </draw:connector>
        <draw:custom-shape draw:style-name="gr153" draw:text-style-name="P13" xml:id="id122" draw:id="id122" draw:layer="layout" svg:width="4.201cm" svg:height="0.734cm" svg:x="3.166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57" draw:text-style-name="P4" draw:layer="layout" draw:line-skew="-0.052cm" svg:x1="13.432cm" svg:y1="4.62cm" svg:x2="5.266cm" svg:y2="6.597cm" draw:start-shape="id119" draw:start-glue-point="2" draw:end-shape="id122" draw:end-glue-point="0" svg:d="M13432 4620v937h-8166v1040" svg:viewBox="0 0 8167 1978">
          <text:p/>
        </draw:connector>
        <draw:custom-shape draw:style-name="gr41" draw:text-style-name="P4" xml:id="id125" draw:id="id125" draw:layer="layout" svg:width="0.317cm" svg:height="0.318cm" svg:x="13.274cm" svg:y="2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53" draw:text-style-name="P13" xml:id="id123" draw:id="id123" draw:layer="layout" svg:width="4.204cm" svg:height="0.734cm" svg:x="11.33cm" svg:y="11.5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FixedChildren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432cm" svg:y1="10.605cm" svg:x2="13.432cm" svg:y2="11.545cm" draw:start-shape="id115" draw:start-glue-point="2" draw:end-shape="id123" draw:end-glue-point="0" svg:d="M13432 10605v940" svg:viewBox="0 0 1 941">
          <text:p/>
        </draw:connector>
        <draw:connector draw:style-name="gr158" draw:text-style-name="P4" draw:layer="layout" svg:x1="17.543cm" svg:y1="7.331cm" svg:x2="13.432cm" svg:y2="9.871cm" draw:start-shape="id120" draw:start-glue-point="2" draw:end-shape="id115" draw:end-glue-point="0" svg:d="M17543 7331v1270h-4111v1270" svg:viewBox="0 0 4112 2541">
          <text:p/>
        </draw:connector>
        <draw:connector draw:style-name="gr158" draw:text-style-name="P4" draw:layer="layout" svg:x1="11.404cm" svg:y1="7.331cm" svg:x2="13.432cm" svg:y2="9.871cm" draw:start-shape="id121" draw:start-glue-point="2" draw:end-shape="id115" draw:end-glue-point="0" svg:d="M11404 7331v1270h2028v1270" svg:viewBox="0 0 2029 2541">
          <text:p/>
        </draw:connector>
        <draw:connector draw:style-name="gr158" draw:text-style-name="P4" draw:layer="layout" svg:x1="5.266cm" svg:y1="7.331cm" svg:x2="13.432cm" svg:y2="9.871cm" draw:start-shape="id122" draw:start-glue-point="2" draw:end-shape="id115" draw:end-glue-point="0" svg:d="M5266 7331v1270h8166v1270" svg:viewBox="0 0 8167 2541">
          <text:p/>
        </draw:connector>
        <draw:frame draw:style-name="gr105" draw:text-style-name="P49" draw:layer="layout" svg:width="4.127cm" svg:height="4.043cm" svg:x="1.317cm" svg:y="14.102cm">
          <draw:text-box>
            <text:p text:style-name="P47"><text:span text:style-name="T8">State <text:s/>variables changed:</text:span></text:p>
            <text:p text:style-name="P47"><text:span text:style-name="T8"><text:tab/></text:span><text:span text:style-name="T8">blocked</text:span></text:p>
            <text:p text:style-name="P47"><text:span text:style-name="T8"><text:tab/></text:span><text:span text:style-name="T8">board</text:span></text:p>
            <text:p text:style-name="P47"><text:span text:style-name="T8"><text:tab/></text:span><text:span text:style-name="T8">owner</text:span></text:p>
            <text:p text:style-name="P47"><text:span text:style-name="T8"><text:tab/></text:span><text:span text:style-name="T8">starter</text:span></text:p>
            <text:p text:style-name="P47"><text:span text:style-name="T8"><text:tab/></text:span><text:span text:style-name="T8">store</text:span></text:p>
            <text:p text:style-name="P47"><text:span text:style-name="T8"><text:tab/></text:span><text:span text:style-name="T8">turn</text:span></text:p>
            <text:p text:style-name="P47"><text:span text:style-name="T8"><text:tab/></text:span><text:span text:style-name="T8"><text:tab/></text:span></text:p>
          </draw:text-box>
        </draw:frame>
        <draw:custom-shape draw:style-name="gr159" draw:text-style-name="P30" draw:layer="layout" svg:width="5.303cm" svg:height="1.509cm" svg:x="18.033cm" svg:y="11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ize_ok(holes)</text:span></text:p>
          <text:p text:style-name="P29"><text:span text:style-name="T12">nbr_seeds(holes, nbr_start)</text:span></text:p>
          <text:p text:style-name="P29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60" draw:text-style-name="P30" xml:id="id116" draw:id="id116" draw:layer="layout" svg:width="5.303cm" svg:height="0.734cm" svg:x="18.05cm" svg:y="11.2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61" draw:text-style-name="P13" xml:id="id124" draw:id="id124" draw:layer="layout" svg:width="4.201cm" svg:height="0.734cm" svg:x="21.581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draw:line-skew="-0.079cm" svg:x1="13.432cm" svg:y1="4.62cm" svg:x2="23.681cm" svg:y2="6.597cm" draw:start-shape="id119" draw:start-glue-point="2" draw:end-shape="id124" draw:end-glue-point="0" svg:d="M13432 4620v910h10249v1067" svg:viewBox="0 0 10250 1978">
          <text:p/>
        </draw:connector>
        <draw:connector draw:style-name="gr158" draw:text-style-name="P4" draw:layer="layout" svg:x1="23.681cm" svg:y1="7.331cm" svg:x2="13.432cm" svg:y2="9.871cm" draw:start-shape="id124" draw:start-glue-point="2" draw:end-shape="id115" draw:end-glue-point="0" svg:d="M23681 7331v1270h-10249v1270" svg:viewBox="0 0 10250 2541">
          <text:p/>
        </draw:connector>
        <draw:custom-shape draw:style-name="gr162" draw:text-style-name="P13" xml:id="id119" draw:id="id119" draw:layer="layout" svg:width="4.204cm" svg:height="0.734cm" svg:x="11.33cm" svg:y="3.8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SeedCountCheck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433cm" svg:y1="3.029cm" svg:x2="13.432cm" svg:y2="3.886cm" draw:start-shape="id125" draw:start-glue-point="8" draw:end-shape="id119" draw:end-glue-point="0" svg:d="M13433 3029v421h-1v436" svg:viewBox="0 0 2 858">
          <text:p/>
        </draw:connector>
        <draw:custom-shape draw:style-name="gr163" draw:text-style-name="P50" xml:id="id126" draw:id="id126" draw:layer="layout" svg:width="4.204cm" svg:height="0.734cm" svg:x="11.33cm" svg:y="13.1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432cm" svg:y1="12.279cm" svg:x2="13.432cm" svg:y2="13.174cm" draw:start-shape="id123" draw:start-glue-point="2" draw:end-shape="id126" draw:end-glue-point="0" svg:d="M13432 12279v895" svg:viewBox="0 0 1 896">
          <text:p/>
        </draw:connector>
      </draw:page>
      <draw:page draw:name="page13" draw:style-name="dp1" draw:master-page-name="Default">
        <draw:custom-shape draw:style-name="gr164" draw:text-style-name="P51" xml:id="id132" draw:id="id132" draw:layer="layout" svg:width="2.54cm" svg:height="1.505cm" svg:x="17.212cm" svg:y="11.725cm">
          <text:p text:style-name="P51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05" draw:text-style-name="P49" draw:layer="layout" svg:width="3.493cm" svg:height="4.043cm" svg:x="2.53cm" svg:y="13.382cm">
          <draw:text-box>
            <text:p text:style-name="P47"><text:span text:style-name="T8">State <text:s/>variables read:</text:span></text:p>
            <text:p text:style-name="P47"><text:span text:style-name="T8"><text:tab/></text:span><text:span text:style-name="T8">turn</text:span></text:p>
            <text:p text:style-name="P47"><text:span text:style-name="T8"><text:tab/></text:span><text:span text:style-name="T8">board</text:span></text:p>
            <text:p text:style-name="P47"><text:span text:style-name="T8"><text:tab/></text:span><text:span text:style-name="T8">store</text:span></text:p>
            <text:p text:style-name="P47"><text:span text:style-name="T8"><text:tab/></text:span><text:span text:style-name="T8">blocked</text:span></text:p>
            <text:p text:style-name="P47"><text:span text:style-name="T8"><text:tab/></text:span><text:span text:style-name="T8">owner</text:span></text:p>
            <text:p text:style-name="P47"><text:span text:style-name="T8"><text:tab/></text:span><text:span text:style-name="T8">child</text:span></text:p>
            <text:p text:style-name="P47"><text:span text:style-name="T8"><text:tab/></text:span><text:span text:style-name="T8">mcount</text:span></text:p>
            <text:p text:style-name="P47"><text:span text:style-name="T8"/></text:p>
            <text:p text:style-name="P47"><text:span text:style-name="T8"><text:tab/></text:span><text:span text:style-name="T8"><text:tab/></text:span></text:p>
          </draw:text-box>
        </draw:frame>
        <draw:frame draw:style-name="gr35" draw:text-style-name="P25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65" draw:text-style-name="P48" draw:layer="layout" svg:width="3.232cm" svg:height="3.155cm" svg:x="6.658cm" svg:y="13.382cm">
          <draw:text-box>
            <text:p text:style-name="P47"><text:span text:style-name="T8">Parameters:</text:span></text:p>
            <text:p text:style-name="P47"><text:span text:style-name="T8"><text:tab/></text:span><text:span text:style-name="T8">min_move</text:span></text:p>
            <text:p text:style-name="P47"><text:span text:style-name="T8"><text:tab/></text:span><text:span text:style-name="T8">allow_rule</text:span></text:p>
            <text:p text:style-name="P47"><text:span text:style-name="T8"><text:tab/></text:span><text:span text:style-name="T8">mlength</text:span></text:p>
            <text:p text:style-name="P47"><text:span text:style-name="T8"><text:tab/></text:span><text:span text:style-name="T8">mustshare</text:span></text:p>
            <text:p text:style-name="P47"><text:span text:style-name="T8"><text:tab/></text:span><text:span text:style-name="T8">grandslam</text:span></text:p>
            <text:p text:style-name="P47"><text:span text:style-name="T8"><text:tab/></text:span><text:span text:style-name="T8">udir_holes</text:span></text:p>
          </draw:text-box>
        </draw:frame>
        <draw:custom-shape draw:style-name="gr166" draw:text-style-name="P19" xml:id="id127" draw:id="id127" draw:layer="layout" svg:width="4.332cm" svg:height="0.734cm" svg:x="16.371cm" svg:y="6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128" draw:id="id128" draw:layer="layout" svg:width="4.332cm" svg:height="0.734cm" svg:x="16.371cm" svg:y="7.9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129" draw:id="id129" draw:layer="layout" svg:width="4.332cm" svg:height="0.734cm" svg:x="13.824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8.537cm" svg:y1="7.061cm" svg:x2="18.537cm" svg:y2="7.931cm" draw:start-shape="id127" draw:start-glue-point="2" draw:end-shape="id128" draw:end-glue-point="0" svg:d="M18537 7061v870" svg:viewBox="0 0 1 871">
          <text:p/>
        </draw:connector>
        <draw:connector draw:style-name="gr158" draw:text-style-name="P4" draw:layer="layout" svg:x1="18.537cm" svg:y1="8.665cm" svg:x2="15.99cm" svg:y2="9.667cm" draw:start-shape="id128" draw:start-glue-point="2" draw:end-shape="id129" draw:end-glue-point="0" svg:d="M18537 8665v501h-2547v501" svg:viewBox="0 0 2548 1003">
          <text:p/>
        </draw:connector>
        <draw:custom-shape draw:style-name="gr167" draw:text-style-name="P30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68" draw:text-style-name="P30" xml:id="id130" draw:id="id130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9" draw:text-style-name="P30" xml:id="id131" draw:id="id131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4" draw:id="id134" draw:layer="layout" svg:width="4.332cm" svg:height="0.734cm" svg:x="13.824cm" svg:y="14.9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3" draw:id="id133" draw:layer="layout" svg:width="4.332cm" svg:height="0.734cm" svg:x="18.996cm" svg:y="14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130" draw:start-glue-point="2" draw:end-shape="id131" draw:end-glue-point="0" svg:d="M6627 5861v954" svg:viewBox="0 0 1 955">
          <text:p/>
        </draw:connector>
        <draw:connector draw:style-name="gr157" draw:text-style-name="P4" draw:layer="layout" svg:x1="18.482cm" svg:y1="13.23cm" svg:x2="21.162cm" svg:y2="14.952cm" draw:start-shape="id132" draw:start-glue-point="2" draw:end-shape="id133" draw:end-glue-point="0" svg:d="M18482 13230v878h2680v844" svg:viewBox="0 0 2681 1723">
          <text:p/>
        </draw:connector>
        <draw:connector draw:style-name="gr157" draw:text-style-name="P4" draw:layer="layout" svg:x1="18.482cm" svg:y1="13.23cm" svg:x2="15.99cm" svg:y2="14.971cm" draw:start-shape="id132" draw:start-glue-point="2" draw:end-shape="id134" draw:end-glue-point="0" svg:d="M18482 13230v888h-2492v853" svg:viewBox="0 0 2493 1742">
          <text:p/>
        </draw:connector>
        <draw:frame draw:style-name="gr170" draw:text-style-name="P49" draw:layer="layout" svg:width="10.16cm" svg:height="1.909cm" svg:x="13.7cm" svg:y="17.336cm">
          <draw:text-box>
            <text:p text:style-name="P47"><text:span text:style-name="T8">Notes:</text:span></text:p>
            <text:p text:style-name="P47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41" draw:text-style-name="P4" xml:id="id135" draw:id="id135" draw:layer="layout" svg:width="0.317cm" svg:height="0.318cm" svg:x="18.379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8.538cm" svg:y1="3.357cm" svg:x2="18.537cm" svg:y2="4.769cm" draw:start-shape="id135" draw:start-glue-point="8" draw:end-shape="id136" draw:end-glue-point="0" svg:d="M18538 3357v698h-1v714" svg:viewBox="0 0 2 1413">
          <text:p/>
        </draw:connector>
        <draw:custom-shape draw:style-name="gr153" draw:text-style-name="P13" xml:id="id137" draw:id="id137" draw:layer="layout" svg:width="4.332cm" svg:height="0.734cm" svg:x="18.996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71" draw:layer="layout" svg:x1="18.537cm" svg:y1="8.665cm" svg:x2="21.162cm" svg:y2="9.667cm" draw:start-shape="id128" draw:start-glue-point="2" draw:end-shape="id137" draw:end-glue-point="0" svg:d="M18537 8665v501h2625v501" svg:viewBox="0 0 2626 1003">
          <text:p/>
        </draw:connector>
        <draw:connector draw:style-name="gr171" draw:layer="layout" svg:x1="21.162cm" svg:y1="10.401cm" svg:x2="18.482cm" svg:y2="11.725cm" draw:start-shape="id137" draw:start-glue-point="2" draw:end-shape="id132" draw:end-glue-point="0" svg:d="M21162 10401v644h-2680v680" svg:viewBox="0 0 2681 1325">
          <text:p/>
        </draw:connector>
        <draw:connector draw:style-name="gr171" draw:layer="layout" svg:x1="15.99cm" svg:y1="10.401cm" svg:x2="18.482cm" svg:y2="11.725cm" draw:start-shape="id129" draw:start-glue-point="2" draw:end-shape="id132" draw:end-glue-point="0" svg:d="M15990 10401v644h2492v680" svg:viewBox="0 0 2493 1325">
          <text:p/>
        </draw:connector>
        <draw:custom-shape draw:style-name="gr166" draw:text-style-name="P19" xml:id="id136" draw:id="id136" draw:layer="layout" svg:width="4.332cm" svg:height="0.734cm" svg:x="16.371cm" svg:y="4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ontAnimateAllow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text-style-name="P52" draw:layer="layout" svg:x1="18.537cm" svg:y1="5.503cm" svg:x2="18.537cm" svg:y2="6.327cm" draw:start-shape="id136" draw:start-glue-point="2" draw:end-shape="id127" draw:end-glue-point="0" svg:d="M18537 5503v824" svg:viewBox="0 0 1 825">
          <text:p/>
        </draw:connector>
      </draw:page>
      <draw:page draw:name="page14" draw:style-name="dp1" draw:master-page-name="Default">
        <draw:custom-shape draw:style-name="gr173" xml:id="id138" draw:id="id138" draw:layer="layout" svg:width="13.018cm" svg:height="15.875cm" svg:x="3.857cm" svg:y="3.222cm">
          <text:p>Allow Rule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13" xml:id="id139" draw:id="id139" draw:layer="layout" svg:width="4.445cm" svg:height="0.734cm" svg:x="5.776cm" svg:y="4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0" draw:id="id140" draw:layer="layout" svg:width="4.445cm" svg:height="0.734cm" svg:x="5.776cm" svg:y="6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13" xml:id="id141" draw:id="id141" draw:layer="layout" svg:width="4.445cm" svg:height="0.734cm" svg:x="5.776cm" svg:y="9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2" draw:id="id142" draw:layer="layout" svg:width="4.445cm" svg:height="0.734cm" svg:x="5.776cm" svg:y="10.9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3" draw:id="id143" draw:layer="layout" svg:width="4.445cm" svg:height="0.734cm" svg:x="5.776cm" svg:y="12.7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5" draw:text-style-name="P53" xml:id="id147" draw:id="id147" draw:layer="layout" svg:width="3.064cm" svg:height="0.734cm" svg:x="11.85cm" svg:y="8.3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53" xml:id="id148" draw:id="id148" draw:layer="layout" svg:width="3.067cm" svg:height="0.734cm" svg:x="11.85cm" svg:y="9.8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4" draw:id="id144" draw:layer="layout" svg:width="4.445cm" svg:height="0.734cm" svg:x="5.776cm" svg:y="14.4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5" draw:id="id145" draw:layer="layout" svg:width="4.445cm" svg:height="0.734cm" svg:x="5.776cm" svg:y="16.1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6" draw:id="id146" draw:layer="layout" svg:width="4.445cm" svg:height="0.734cm" svg:x="5.776cm" svg:y="17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77" draw:text-style-name="P49" draw:layer="layout" svg:width="7.937cm" svg:height="2.861cm" svg:x="18.145cm" svg:y="14.331cm">
          <draw:text-box>
            <text:p text:style-name="P47"><text:span text:style-name="T8">Notes:</text:span></text:p>
            <text:p text:style-name="P47"><text:span text:style-name="T8">Some allow rule decos are shown more than once for clarity.</text:span></text:p>
            <text:p text:style-name="P47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5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71" draw:layer="layout" draw:line-skew="1.471cm" svg:x1="3.857cm" svg:y1="11.159cm" svg:x2="5.776cm" svg:y2="4.39cm" draw:start-shape="id138" draw:start-glue-point="3" draw:end-shape="id139" draw:end-glue-point="3" svg:d="M3857 11159h970v-6769h949" svg:viewBox="0 0 1920 6770">
          <text:p/>
        </draw:connector>
        <draw:connector draw:style-name="gr171" draw:layer="layout" draw:line-skew="1.471cm" svg:x1="3.857cm" svg:y1="11.159cm" svg:x2="5.776cm" svg:y2="7.314cm" draw:start-shape="id138" draw:start-glue-point="3" draw:end-shape="id140" draw:end-glue-point="3" svg:d="M3857 11159h970v-3845h949" svg:viewBox="0 0 1920 3846">
          <text:p/>
        </draw:connector>
        <draw:connector draw:style-name="gr171" draw:layer="layout" draw:line-skew="1.471cm" svg:x1="3.857cm" svg:y1="11.159cm" svg:x2="5.776cm" svg:y2="9.437cm" draw:start-shape="id138" draw:end-shape="id141" draw:end-glue-point="3" svg:d="M3857 11159h970v-1722h949" svg:viewBox="0 0 1920 1723">
          <text:p/>
        </draw:connector>
        <draw:connector draw:style-name="gr171" draw:layer="layout" draw:line-skew="1.471cm" svg:x1="3.857cm" svg:y1="11.159cm" svg:x2="5.776cm" svg:y2="11.361cm" draw:start-shape="id138" draw:end-shape="id142" draw:end-glue-point="3" svg:d="M3857 11159h970v202h949" svg:viewBox="0 0 1920 203">
          <text:p/>
        </draw:connector>
        <draw:connector draw:style-name="gr171" draw:layer="layout" draw:line-skew="1.471cm" svg:x1="3.857cm" svg:y1="11.159cm" svg:x2="5.776cm" svg:y2="13.084cm" draw:start-shape="id138" draw:start-glue-point="3" draw:end-shape="id143" draw:end-glue-point="3" svg:d="M3857 11159h970v1925h949" svg:viewBox="0 0 1920 1926">
          <text:p/>
        </draw:connector>
        <draw:connector draw:style-name="gr171" draw:layer="layout" draw:line-skew="1.471cm" svg:x1="3.857cm" svg:y1="11.159cm" svg:x2="5.776cm" svg:y2="14.808cm" draw:start-shape="id138" draw:end-shape="id144" draw:end-glue-point="3" svg:d="M3857 11159h970v3649h949" svg:viewBox="0 0 1920 3650">
          <text:p/>
        </draw:connector>
        <draw:connector draw:style-name="gr171" draw:layer="layout" draw:line-skew="1.471cm" svg:x1="3.857cm" svg:y1="11.159cm" svg:x2="5.776cm" svg:y2="16.775cm" draw:start-shape="id138" draw:end-shape="id145" draw:end-glue-point="11" svg:d="M3857 11159h970v5616h949" svg:viewBox="0 0 1920 5617">
          <text:p/>
        </draw:connector>
        <draw:connector draw:style-name="gr171" draw:layer="layout" draw:line-skew="1.471cm" svg:x1="3.857cm" svg:y1="11.159cm" svg:x2="5.776cm" svg:y2="18.199cm" draw:start-shape="id138" draw:start-glue-point="3" draw:end-shape="id146" draw:end-glue-point="11" svg:d="M3857 11159h970v7040h949" svg:viewBox="0 0 1920 7041">
          <text:p/>
        </draw:connector>
        <draw:connector draw:style-name="gr171" draw:layer="layout" svg:x1="10.221cm" svg:y1="9.437cm" svg:x2="11.85cm" svg:y2="8.734cm" draw:start-shape="id141" draw:start-glue-point="1" draw:end-shape="id147" draw:end-glue-point="3" svg:d="M10221 9437h814v-703h815" svg:viewBox="0 0 1630 704">
          <text:p/>
        </draw:connector>
        <draw:connector draw:style-name="gr171" draw:layer="layout" svg:x1="10.221cm" svg:y1="9.437cm" svg:x2="11.85cm" svg:y2="10.223cm" draw:start-shape="id141" draw:start-glue-point="1" draw:end-shape="id148" svg:d="M10221 9437h814v786h815" svg:viewBox="0 0 1630 787">
          <text:p/>
        </draw:connector>
        <draw:connector draw:style-name="gr171" draw:layer="layout" draw:line-skew="-1.471cm" svg:x1="10.221cm" svg:y1="4.39cm" svg:x2="16.875cm" svg:y2="11.159cm" draw:start-shape="id139" draw:start-glue-point="1" draw:end-shape="id138" draw:end-glue-point="1" svg:d="M10221 4390h5684v6769h970" svg:viewBox="0 0 6655 6770">
          <text:p/>
        </draw:connector>
        <draw:connector draw:style-name="gr178" draw:text-style-name="P9" draw:layer="layout" draw:line-skew="-1.471cm" svg:x1="14.914cm" svg:y1="8.734cm" svg:x2="16.875cm" svg:y2="11.159cm" draw:start-shape="id147" draw:start-glue-point="1" draw:end-shape="id138" svg:d="M14914 8734h991v2425h970" svg:viewBox="0 0 1962 2426">
          <text:p/>
        </draw:connector>
        <draw:connector draw:style-name="gr171" draw:layer="layout" draw:line-skew="-1.471cm" svg:x1="14.917cm" svg:y1="10.223cm" svg:x2="16.875cm" svg:y2="11.159cm" draw:start-shape="id148" draw:start-glue-point="1" draw:end-shape="id138" draw:end-glue-point="1" svg:d="M14917 10223h988v936h970" svg:viewBox="0 0 1959 937">
          <text:p/>
        </draw:connector>
        <draw:connector draw:style-name="gr171" draw:layer="layout" draw:line-skew="-1.471cm" svg:x1="10.221cm" svg:y1="11.361cm" svg:x2="16.875cm" svg:y2="11.159cm" draw:start-shape="id142" draw:start-glue-point="1" draw:end-shape="id138" draw:end-glue-point="1" svg:d="M10221 11361h5684v-202h970" svg:viewBox="0 0 6655 203">
          <text:p/>
        </draw:connector>
        <draw:connector draw:style-name="gr171" draw:layer="layout" draw:line-skew="-1.471cm" svg:x1="10.221cm" svg:y1="13.084cm" svg:x2="16.875cm" svg:y2="11.159cm" draw:start-shape="id143" draw:start-glue-point="1" draw:end-shape="id138" draw:end-glue-point="1" svg:d="M10221 13084h5684v-1925h970" svg:viewBox="0 0 6655 1926">
          <text:p/>
        </draw:connector>
        <draw:connector draw:style-name="gr171" draw:layer="layout" draw:line-skew="-1.471cm" svg:x1="10.221cm" svg:y1="14.808cm" svg:x2="16.875cm" svg:y2="11.159cm" draw:start-shape="id144" draw:start-glue-point="1" draw:end-shape="id138" draw:end-glue-point="1" svg:d="M10221 14808h5684v-3649h970" svg:viewBox="0 0 6655 3650">
          <text:p/>
        </draw:connector>
        <draw:connector draw:style-name="gr171" draw:layer="layout" draw:line-skew="-1.471cm" svg:x1="10.221cm" svg:y1="16.531cm" svg:x2="16.875cm" svg:y2="11.159cm" draw:start-shape="id145" draw:start-glue-point="1" draw:end-shape="id138" draw:end-glue-point="1" svg:d="M10221 16531h5684v-5372h970" svg:viewBox="0 0 6655 5373">
          <text:p/>
        </draw:connector>
        <draw:connector draw:style-name="gr171" draw:layer="layout" draw:line-skew="-1.471cm" svg:x1="10.221cm" svg:y1="17.955cm" svg:x2="16.875cm" svg:y2="11.159cm" draw:start-shape="id146" draw:start-glue-point="1" draw:end-shape="id138" draw:end-glue-point="1" svg:d="M10221 17955h5684v-6796h970" svg:viewBox="0 0 6655 6797">
          <text:p/>
        </draw:connector>
        <draw:connector draw:style-name="gr171" draw:layer="layout" draw:line-skew="-1.471cm" svg:x1="10.22cm" svg:y1="7.558cm" svg:x2="16.875cm" svg:y2="11.159cm" draw:start-shape="id140" draw:start-glue-point="8" draw:end-shape="id138" draw:end-glue-point="1" svg:d="M10220 7558h5685v3601h970" svg:viewBox="0 0 6656 3602">
          <text:p/>
        </draw:connector>
        <draw:custom-shape draw:style-name="gr174" draw:text-style-name="P13" xml:id="id149" draw:id="id149" draw:layer="layout" svg:width="4.445cm" svg:height="0.734cm" svg:x="5.776cm" svg:y="5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ccupied *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draw:line-skew="1.476cm" svg:x1="3.857cm" svg:y1="11.159cm" svg:x2="5.776cm" svg:y2="5.646cm" draw:start-shape="id138" draw:start-glue-point="3" draw:end-shape="id149" draw:end-glue-point="10" svg:d="M3857 11159h975v-5513h944" svg:viewBox="0 0 1920 5514">
          <text:p/>
        </draw:connector>
        <draw:connector draw:style-name="gr158" draw:text-style-name="P4" draw:layer="layout" draw:line-skew="-1.492cm" svg:x1="10.22cm" svg:y1="6.134cm" svg:x2="16.875cm" svg:y2="11.159cm" draw:start-shape="id149" draw:start-glue-point="8" draw:end-shape="id138" draw:end-glue-point="1" svg:d="M10220 6134h5664v5025h991" svg:viewBox="0 0 6656 5026">
          <text:p/>
        </draw:connector>
      </draw:page>
      <draw:page draw:name="page15" draw:style-name="dp1" draw:master-page-name="Default">
        <draw:frame draw:style-name="gr179" draw:text-style-name="P48" draw:layer="layout" svg:width="3.493cm" svg:height="3.175cm" svg:x="7.984cm" svg:y="14.017cm">
          <draw:text-box>
            <text:p text:style-name="P47"><text:span text:style-name="T8">Parameters:</text:span></text:p>
            <text:p text:style-name="P47"><text:span text:style-name="T8"><text:tab/></text:span><text:span text:style-name="T8">mlength</text:span></text:p>
            <text:p text:style-name="P47"><text:span text:style-name="T8"><text:tab/></text:span><text:span text:style-name="T8">mustpass</text:span></text:p>
            <text:p text:style-name="P47"><text:span text:style-name="T8"><text:tab/></text:span><text:span text:style-name="T8">sow_direct</text:span></text:p>
            <text:p text:style-name="P47"><text:span text:style-name="T8"><text:tab/></text:span><text:span text:style-name="T8">udir_holes</text:span></text:p>
            <text:p text:style-name="P47"><text:span text:style-name="T8"><text:tab/></text:span><text:span text:style-name="T8">udirect</text:span></text:p>
          </draw:text-box>
        </draw:frame>
        <draw:custom-shape draw:style-name="gr24" draw:text-style-name="P13" xml:id="id153" draw:id="id153" draw:layer="layout" svg:width="4.747cm" svg:height="0.734cm" svg:x="3.85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4" draw:id="id154" draw:layer="layout" svg:width="4.203cm" svg:height="0.734cm" svg:x="8.9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5" draw:id="id155" draw:layer="layout" svg:width="4.204cm" svg:height="0.734cm" svg:x="13.811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80" draw:text-style-name="P30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81" draw:text-style-name="P30" xml:id="id150" draw:id="id150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2" draw:text-style-name="P30" xml:id="id151" draw:id="id151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50" draw:start-glue-point="2" draw:end-shape="id151" draw:end-glue-point="0" svg:d="M20296 14116v954" svg:viewBox="0 0 1 955">
          <text:p/>
        </draw:connector>
        <draw:connector draw:style-name="gr157" draw:text-style-name="P4" draw:layer="layout" svg:x1="13.579cm" svg:y1="7.784cm" svg:x2="6.23cm" svg:y2="10.011cm" draw:start-shape="id152" draw:start-glue-point="2" draw:end-shape="id153" draw:end-glue-point="0" svg:d="M13579 7784v1114h-7349v1113" svg:viewBox="0 0 7350 2228">
          <text:p/>
        </draw:connector>
        <draw:connector draw:style-name="gr157" draw:text-style-name="P4" draw:layer="layout" svg:x1="13.579cm" svg:y1="7.784cm" svg:x2="11.071cm" svg:y2="10.011cm" draw:start-shape="id152" draw:start-glue-point="2" draw:end-shape="id154" draw:end-glue-point="0" svg:d="M13579 7784v1114h-2508v1113" svg:viewBox="0 0 2509 2228">
          <text:p/>
        </draw:connector>
        <draw:connector draw:style-name="gr157" draw:text-style-name="P4" draw:layer="layout" svg:x1="13.579cm" svg:y1="7.784cm" svg:x2="15.913cm" svg:y2="10.011cm" draw:start-shape="id152" draw:start-glue-point="2" draw:end-shape="id155" draw:end-glue-point="0" svg:d="M13579 7784v1114h2334v1113" svg:viewBox="0 0 2335 2228">
          <text:p/>
        </draw:connector>
        <draw:custom-shape draw:style-name="gr24" draw:text-style-name="P13" xml:id="id156" draw:id="id156" draw:layer="layout" svg:width="4.201cm" svg:height="0.734cm" svg:x="18.706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57" draw:text-style-name="P4" draw:layer="layout" svg:x1="13.579cm" svg:y1="7.784cm" svg:x2="20.806cm" svg:y2="10.011cm" draw:start-shape="id152" draw:start-glue-point="2" draw:end-shape="id156" draw:end-glue-point="0" svg:d="M13579 7784v1114h7227v1113" svg:viewBox="0 0 7228 2228">
          <text:p/>
        </draw:connector>
        <draw:custom-shape draw:style-name="gr41" draw:text-style-name="P4" xml:id="id157" draw:id="id157" draw:layer="layout" svg:width="0.317cm" svg:height="0.318cm" svg:x="13.421cm" svg:y="4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53" draw:text-style-name="P13" xml:id="id152" draw:id="id152" draw:layer="layout" svg:width="4.204cm" svg:height="0.734cm" svg:x="11.477cm" svg:y="7.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05" draw:text-style-name="P49" draw:layer="layout" svg:width="4.127cm" svg:height="4.043cm" svg:x="3.222cm" svg:y="14.017cm">
          <draw:text-box>
            <text:p text:style-name="P47"><text:span text:style-name="T8">State <text:s/>variables read:</text:span></text:p>
            <text:p text:style-name="P47"><text:span text:style-name="T8"><text:tab/></text:span><text:span text:style-name="T8">blocked</text:span></text:p>
            <text:p text:style-name="P47"><text:span text:style-name="T8"><text:tab/></text:span><text:span text:style-name="T8">board</text:span></text:p>
            <text:p text:style-name="P47"><text:span text:style-name="T8"><text:tab/></text:span><text:span text:style-name="T8">owner</text:span></text:p>
            <text:p text:style-name="P47"><text:span text:style-name="T8"><text:tab/></text:span><text:span text:style-name="T8">starter</text:span></text:p>
            <text:p text:style-name="P47"><text:span text:style-name="T8"><text:tab/></text:span><text:span text:style-name="T8">store</text:span></text:p>
            <text:p text:style-name="P47"><text:span text:style-name="T8"><text:tab/></text:span><text:span text:style-name="T8">turn</text:span></text:p>
            <text:p text:style-name="P47"><text:span text:style-name="T8"><text:tab/></text:span><text:span text:style-name="T8"><text:tab/></text:span></text:p>
          </draw:text-box>
        </draw:frame>
        <draw:custom-shape draw:style-name="gr153" draw:text-style-name="P13" xml:id="id158" draw:id="id158" draw:layer="layout" svg:width="4.204cm" svg:height="0.734cm" svg:x="11.477cm" svg:y="5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3.58cm" svg:y1="4.429cm" svg:x2="13.579cm" svg:y2="5.462cm" draw:start-shape="id157" draw:start-glue-point="8" draw:end-shape="id158" draw:end-glue-point="0" svg:d="M13580 4429v509h-1v524" svg:viewBox="0 0 2 1034">
          <text:p/>
        </draw:connector>
        <draw:connector draw:style-name="gr158" draw:text-style-name="P4" draw:layer="layout" svg:x1="13.579cm" svg:y1="6.196cm" svg:x2="13.579cm" svg:y2="7.05cm" draw:start-shape="id158" draw:start-glue-point="2" draw:end-shape="id152" draw:end-glue-point="0" svg:d="M13579 6196v854" svg:viewBox="0 0 1 855">
          <text:p/>
        </draw:connector>
      </draw:page>
      <draw:page draw:name="page16" draw:style-name="dp1" draw:master-page-name="Default">
        <draw:frame draw:style-name="gr179" draw:text-style-name="P48" draw:layer="layout" svg:width="3.493cm" svg:height="3.175cm" svg:x="8.126cm" svg:y="13.409cm">
          <draw:text-box>
            <text:p text:style-name="P47"><text:span text:style-name="T8">Parameters:</text:span></text:p>
            <text:p text:style-name="P47"><text:span text:style-name="T8"><text:tab/></text:span><text:span text:style-name="T8">no_sides</text:span></text:p>
            <text:p text:style-name="P47"><text:span text:style-name="T8"><text:tab/></text:span><text:span text:style-name="T8">sow_direct</text:span></text:p>
            <text:p text:style-name="P47"><text:span text:style-name="T8"><text:tab/></text:span><text:span text:style-name="T8">udir_holes</text:span></text:p>
            <text:p text:style-name="P47"><text:span text:style-name="T8"><text:tab/></text:span><text:span text:style-name="T8">udirect</text:span></text:p>
          </draw:text-box>
        </draw:frame>
        <draw:custom-shape draw:style-name="gr183" draw:text-style-name="P13" xml:id="id162" draw:id="id162" draw:layer="layout" svg:width="3.546cm" svg:height="0.734cm" svg:x="5.773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13" xml:id="id163" draw:id="id163" draw:layer="layout" svg:width="3.216cm" svg:height="0.734cm" svg:x="1.766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19" xml:id="id161" draw:id="id161" draw:layer="layout" svg:width="4.204cm" svg:height="0.734cm" svg:x="7.156cm" svg:y="5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direction(mdata)</text:span></text:p>
          <draw:enhanced-geometry svg:viewBox="0 0 21600 21600" draw:type="rectangle" draw:enhanced-path="M 0 0 L 21600 0 21600 21600 0 21600 0 0 Z N"/>
        </draw:custom-shape>
        <draw:custom-shape draw:style-name="gr186" draw:text-style-name="P30" xml:id="id159" draw:id="id159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7" draw:text-style-name="P30" xml:id="id160" draw:id="id160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59" draw:start-glue-point="2" draw:end-shape="id160" draw:end-glue-point="0" svg:d="M20438 15069v954" svg:viewBox="0 0 1 955">
          <text:p/>
        </draw:connector>
        <draw:connector draw:style-name="gr157" draw:text-style-name="P4" draw:layer="layout" svg:x1="9.258cm" svg:y1="6.39cm" svg:x2="7.546cm" svg:y2="8.171cm" draw:start-shape="id161" draw:start-glue-point="2" draw:end-shape="id162" draw:end-glue-point="0" svg:d="M9258 6390v891h-1712v890" svg:viewBox="0 0 1713 1782">
          <text:p/>
        </draw:connector>
        <draw:connector draw:style-name="gr157" draw:text-style-name="P4" draw:layer="layout" svg:x1="9.258cm" svg:y1="6.39cm" svg:x2="3.374cm" svg:y2="8.171cm" draw:start-shape="id161" draw:start-glue-point="2" draw:end-shape="id163" draw:end-glue-point="0" svg:d="M9258 6390v891h-5884v890" svg:viewBox="0 0 5885 1782">
          <text:p/>
        </draw:connector>
        <draw:custom-shape draw:style-name="gr188" draw:text-style-name="P50" xml:id="id167" draw:id="id167" draw:layer="layout" svg:width="4.201cm" svg:height="0.734cm" svg:x="20.879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164" draw:id="id164" draw:layer="layout" svg:width="0.317cm" svg:height="0.318cm" svg:x="14.1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53" draw:text-style-name="P13" xml:id="id165" draw:id="id165" draw:layer="layout" svg:width="4.204cm" svg:height="0.734cm" svg:x="18.507cm" svg:y="6.1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AltDir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draw:line-skew="-0.269cm" svg:x1="14.259cm" svg:y1="4.204cm" svg:x2="20.609cm" svg:y2="6.192cm" draw:start-shape="id164" draw:start-glue-point="8" draw:end-shape="id165" draw:end-glue-point="0" svg:d="M14259 4204v717h6350v1271" svg:viewBox="0 0 6351 1989">
          <text:p/>
        </draw:connector>
        <draw:frame draw:style-name="gr48" draw:text-style-name="P49" draw:layer="layout" svg:width="4.127cm" svg:height="1.905cm" svg:x="3.047cm" svg:y="13.409cm">
          <draw:text-box>
            <text:p text:style-name="P47"><text:span text:style-name="T8">State <text:s/>variables read:</text:span></text:p>
            <text:p text:style-name="P47"><text:span text:style-name="T8"><text:tab/></text:span><text:span text:style-name="T8">mcount</text:span></text:p>
            <text:p text:style-name="P47"><text:span text:style-name="T8"><text:tab/></text:span><text:span text:style-name="T8">turn</text:span></text:p>
            <text:p text:style-name="P47"><text:span text:style-name="T8"><text:tab/></text:span><text:span text:style-name="T8"><text:tab/></text:span></text:p>
          </draw:text-box>
        </draw:frame>
        <draw:custom-shape draw:style-name="gr189" draw:text-style-name="P54" xml:id="id166" draw:id="id166" draw:layer="layout" svg:width="4.204cm" svg:height="0.734cm" svg:x="15.888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20.609cm" svg:y1="6.926cm" svg:x2="17.99cm" svg:y2="8.942cm" draw:start-shape="id165" draw:start-glue-point="2" draw:end-shape="id166" draw:end-glue-point="0" svg:d="M20609 6926v1008h-2619v1008" svg:viewBox="0 0 2620 2017">
          <text:p/>
        </draw:connector>
        <draw:connector draw:style-name="gr158" draw:text-style-name="P4" draw:layer="layout" svg:x1="20.609cm" svg:y1="6.926cm" svg:x2="22.979cm" svg:y2="8.942cm" draw:start-shape="id165" draw:start-glue-point="2" draw:end-shape="id167" draw:end-glue-point="0" svg:d="M20609 6926v1008h2370v1008" svg:viewBox="0 0 2371 2017">
          <text:p/>
        </draw:connector>
        <draw:connector draw:style-name="gr158" draw:text-style-name="P4" draw:layer="layout" svg:x1="14.259cm" svg:y1="4.204cm" svg:x2="9.258cm" svg:y2="5.656cm" draw:start-shape="id164" draw:start-glue-point="8" draw:end-shape="id161" draw:end-glue-point="0" svg:d="M14259 4204v718h-5001v734" svg:viewBox="0 0 5002 1453">
          <text:p/>
        </draw:connector>
        <draw:connector draw:style-name="gr60" draw:layer="layout" draw:line-skew="-1.666cm 0.615cm" svg:x1="11.36cm" svg:y1="6.023cm" svg:x2="22.979cm" svg:y2="9.676cm" draw:start-shape="id161" draw:start-glue-point="1" draw:end-shape="id167" draw:end-glue-point="2" svg:d="M11360 6023h3093v4786h8526v-1133" svg:viewBox="0 0 11620 4787">
          <text:p/>
        </draw:connector>
        <draw:connector draw:style-name="gr60" draw:layer="layout" draw:line-skew="0.856cm 0.615cm" svg:x1="11.36cm" svg:y1="6.023cm" svg:x2="17.99cm" svg:y2="9.676cm" draw:start-shape="id161" draw:start-glue-point="1" draw:end-shape="id166" draw:end-glue-point="2" svg:d="M11360 6023h3120v4786h3510v-1133" svg:viewBox="0 0 6631 4787">
          <text:p/>
        </draw:connector>
        <draw:frame draw:style-name="gr190" draw:text-style-name="P55" draw:layer="layout" svg:width="4.503cm" svg:height="1.01cm" svg:x="11.855cm" svg:y="5.366cm">
          <draw:text-box>
            <text:p><text:span text:style-name="T2">1 of (not both)</text:span></text:p>
          </draw:text-box>
        </draw:frame>
        <draw:custom-shape draw:style-name="gr184" draw:text-style-name="P13" xml:id="id168" draw:id="id168" draw:layer="layout" svg:width="3.216cm" svg:height="0.734cm" svg:x="10.09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venOdd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9.258cm" svg:y1="6.39cm" svg:x2="11.698cm" svg:y2="8.171cm" draw:start-shape="id161" draw:start-glue-point="2" draw:end-shape="id168" draw:end-glue-point="0" svg:d="M9258 6390v891h2440v890" svg:viewBox="0 0 2441 1782">
          <text:p/>
        </draw:connector>
      </draw:page>
      <draw:page draw:name="page17" draw:style-name="dp1" draw:master-page-name="Default">
        <draw:frame draw:style-name="gr191" draw:text-style-name="P49" draw:layer="layout" svg:width="3.493cm" svg:height="1.285cm" svg:x="3.222cm" svg:y="13.7cm">
          <draw:text-box>
            <text:p text:style-name="P47"><text:span text:style-name="T8">State <text:s/>variables read:</text:span></text:p>
            <text:p text:style-name="P47"><text:span text:style-name="T8"><text:tab/></text:span><text:span text:style-name="T8">blocked</text:span></text:p>
            <text:p text:style-name="P47"><text:span text:style-name="T8"/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92" draw:text-style-name="P48" draw:layer="layout" svg:width="3.867cm" svg:height="2.222cm" svg:x="8.05cm" svg:y="13.7cm">
          <draw:text-box>
            <text:p text:style-name="P47"><text:span text:style-name="T8">Parameters:</text:span></text:p>
            <text:p text:style-name="P47"><text:span text:style-name="T8"><text:tab/></text:span><text:span text:style-name="T8">blocks</text:span></text:p>
            <text:p text:style-name="P47"><text:span text:style-name="T8"><text:tab/></text:span><text:span text:style-name="T8">skip_start</text:span></text:p>
            <text:p text:style-name="P47"><text:span text:style-name="T8"/></text:p>
          </draw:text-box>
        </draw:frame>
        <draw:custom-shape draw:style-name="gr24" draw:text-style-name="P13" xml:id="id174" draw:id="id174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9" xml:id="id173" draw:id="id173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9" xml:id="id172" draw:id="id172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95" draw:text-style-name="P30" xml:id="id169" draw:id="id169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96" draw:text-style-name="P30" xml:id="id170" draw:id="id170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69" draw:start-glue-point="2" draw:end-shape="id170" draw:end-glue-point="0" svg:d="M7738 6496v1011" svg:viewBox="0 0 1 1012">
          <text:p/>
        </draw:connector>
        <draw:custom-shape draw:style-name="gr41" draw:text-style-name="P4" xml:id="id171" draw:id="id171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8.145cm" svg:y1="4.81cm" svg:x2="18.144cm" svg:y2="6.08cm" draw:start-shape="id171" draw:start-glue-point="8" draw:end-shape="id172" draw:end-glue-point="0" svg:d="M18145 4810v627h-1v643" svg:viewBox="0 0 2 1271">
          <text:p/>
        </draw:connector>
        <draw:connector draw:style-name="gr158" draw:text-style-name="P4" draw:layer="layout" svg:x1="18.144cm" svg:y1="6.814cm" svg:x2="18.144cm" svg:y2="7.817cm" draw:start-shape="id172" draw:start-glue-point="2" draw:end-shape="id173" draw:end-glue-point="0" svg:d="M18144 6814v1003" svg:viewBox="0 0 1 1004">
          <text:p/>
        </draw:connector>
        <draw:connector draw:style-name="gr158" draw:text-style-name="P4" draw:layer="layout" svg:x1="18.144cm" svg:y1="8.551cm" svg:x2="18.144cm" svg:y2="9.791cm" draw:start-shape="id173" draw:start-glue-point="2" draw:end-shape="id174" draw:end-glue-point="0" svg:d="M18144 8551v1240" svg:viewBox="0 0 1 1241">
          <text:p/>
        </draw:connector>
      </draw:page>
      <draw:page draw:name="page18" draw:style-name="dp1" draw:master-page-name="Default">
        <draw:custom-shape draw:style-name="gr173" draw:layer="layout" svg:width="12.891cm" svg:height="4.631cm" svg:x="8.355cm" svg:y="7.858cm">
          <text:p>Child Locs</text:p>
          <text:p>(animation msgs)</text:p>
          <draw:enhanced-geometry svg:viewBox="0 0 21600 21600" draw:type="rectangle" draw:enhanced-path="M 0 0 L 21600 0 21600 21600 0 21600 0 0 Z N"/>
        </draw:custom-shape>
        <draw:custom-shape draw:style-name="gr173" xml:id="id175" draw:id="id175" draw:layer="layout" svg:width="24.765cm" svg:height="2.905cm" svg:x="1.317cm" svg:y="12.942cm">
          <text:p>Child Rule</text:p>
          <draw:enhanced-geometry svg:viewBox="0 0 21600 21600" draw:type="rectangle" draw:enhanced-path="M 0 0 L 21600 0 21600 21600 0 21600 0 0 Z N"/>
        </draw:custom-shape>
        <draw:frame draw:style-name="gr112" draw:text-style-name="P25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97" draw:text-style-name="P50" xml:id="id181" draw:id="id181" draw:layer="layout" svg:width="4.127cm" svg:height="0.734cm" svg:x="12.569cm" svg:y="6.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19" xml:id="id187" draw:id="id187" draw:layer="layout" svg:width="3.484cm" svg:height="0.734cm" svg:x="1.7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0" draw:id="id180" draw:layer="layout" svg:width="4.332cm" svg:height="0.734cm" svg:x="4.144cm" svg:y="6.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66" draw:text-style-name="P19" xml:id="id176" draw:id="id176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57" draw:text-style-name="P4" draw:layer="layout" svg:x1="13.699cm" svg:y1="15.847cm" svg:x2="8.616cm" svg:y2="17.157cm" draw:start-shape="id175" draw:start-glue-point="2" draw:end-shape="id176" draw:end-glue-point="0" svg:d="M13699 15847v646h-5083v664" svg:viewBox="0 0 5084 1311">
          <text:p/>
        </draw:connector>
        <draw:custom-shape draw:style-name="gr166" draw:text-style-name="P19" xml:id="id177" draw:id="id177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66" draw:text-style-name="P19" xml:id="id178" draw:id="id178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2" draw:id="id182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19" xml:id="id189" draw:id="id189" draw:layer="layout" svg:width="3.448cm" svg:height="0.733cm" svg:x="9.8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3.699cm" svg:y1="15.847cm" svg:x2="13.724cm" svg:y2="17.173cm" draw:start-shape="id175" draw:start-glue-point="2" draw:end-shape="id177" draw:end-glue-point="0" svg:d="M13699 15847v654h25v672" svg:viewBox="0 0 26 1327">
          <text:p/>
        </draw:connector>
        <draw:connector draw:style-name="gr158" draw:text-style-name="P4" draw:layer="layout" svg:x1="13.699cm" svg:y1="15.847cm" svg:x2="18.599cm" svg:y2="17.173cm" draw:start-shape="id175" draw:start-glue-point="2" draw:end-shape="id178" draw:end-glue-point="0" svg:d="M13699 15847v654h4900v672" svg:viewBox="0 0 4901 1327">
          <text:p/>
        </draw:connector>
        <draw:custom-shape draw:style-name="gr41" draw:text-style-name="P4" xml:id="id179" draw:id="id179" draw:layer="layout" svg:width="0.317cm" svg:height="0.318cm" svg:x="10.369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0.528cm" svg:y1="5.093cm" svg:x2="6.31cm" svg:y2="6.68cm" draw:start-shape="id179" draw:start-glue-point="8" draw:end-shape="id180" draw:end-glue-point="0" svg:d="M10528 5093v786h-4218v801" svg:viewBox="0 0 4219 1588">
          <text:p/>
        </draw:connector>
        <draw:connector draw:style-name="gr158" draw:text-style-name="P4" draw:layer="layout" svg:x1="10.528cm" svg:y1="5.093cm" svg:x2="14.632cm" svg:y2="6.68cm" draw:start-shape="id179" draw:start-glue-point="8" draw:end-shape="id181" draw:end-glue-point="0" svg:d="M10528 5093v786h4104v801" svg:viewBox="0 0 4105 1588">
          <text:p/>
        </draw:connector>
        <draw:connector draw:style-name="gr158" draw:text-style-name="P4" draw:layer="layout" svg:x1="8.616cm" svg:y1="17.891cm" svg:x2="13.756cm" svg:y2="19.732cm" draw:start-shape="id176" draw:start-glue-point="2" draw:end-shape="id182" draw:end-glue-point="0" svg:d="M8616 17891v921h5140v920" svg:viewBox="0 0 5141 1842">
          <text:p/>
        </draw:connector>
        <draw:connector draw:style-name="gr158" draw:text-style-name="P4" draw:layer="layout" svg:x1="13.724cm" svg:y1="17.907cm" svg:x2="13.756cm" svg:y2="19.732cm" draw:start-shape="id177" draw:start-glue-point="2" draw:end-shape="id182" draw:end-glue-point="0" svg:d="M13724 17907v913h32v912" svg:viewBox="0 0 33 1826">
          <text:p/>
        </draw:connector>
        <draw:connector draw:style-name="gr158" draw:text-style-name="P4" draw:layer="layout" svg:x1="18.599cm" svg:y1="17.907cm" svg:x2="13.756cm" svg:y2="19.732cm" draw:start-shape="id178" draw:start-glue-point="2" draw:end-shape="id182" draw:end-glue-point="0" svg:d="M18599 17907v913h-4843v912" svg:viewBox="0 0 4844 1826">
          <text:p/>
        </draw:connector>
        <draw:custom-shape draw:style-name="gr200" draw:text-style-name="P30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201" draw:text-style-name="P30" xml:id="id183" draw:id="id183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02" draw:text-style-name="P30" xml:id="id184" draw:id="id184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37cm" svg:y1="3.004cm" svg:x2="23.137cm" svg:y2="3.958cm" draw:start-shape="id183" draw:start-glue-point="2" draw:end-shape="id184" draw:end-glue-point="0" svg:d="M23137 3004v954" svg:viewBox="0 0 1 955">
          <text:p/>
        </draw:connector>
        <draw:frame draw:style-name="gr203" draw:text-style-name="P49" draw:layer="layout" svg:width="3.493cm" svg:height="2.54cm" svg:x="2.269cm" svg:y="2.27cm">
          <draw:text-box>
            <text:p text:style-name="P47"><text:span text:style-name="T8">State <text:s/>variables read:</text:span></text:p>
            <text:p text:style-name="P47"><text:span text:style-name="T8"><text:tab/></text:span><text:span text:style-name="T8">board</text:span></text:p>
            <text:p text:style-name="P47"><text:span text:style-name="T8"><text:tab/></text:span><text:span text:style-name="T8">child</text:span></text:p>
            <text:p text:style-name="P47"><text:span text:style-name="T8"><text:tab/></text:span><text:span text:style-name="T8">inhibitor</text:span></text:p>
            <text:p text:style-name="P47"><text:span text:style-name="T8"><text:tab/></text:span><text:span text:style-name="T8">owner</text:span></text:p>
            <text:p text:style-name="P47"><text:span text:style-name="T8"><text:tab/></text:span><text:span text:style-name="T8">turn</text:span></text:p>
          </draw:text-box>
        </draw:frame>
        <draw:frame draw:style-name="gr204" draw:text-style-name="P48" draw:layer="layout" svg:width="3.232cm" svg:height="2.467cm" svg:x="6.34cm" svg:y="2.27cm">
          <draw:text-box>
            <text:p text:style-name="P47"><text:span text:style-name="T8">Parameters:</text:span></text:p>
            <text:p text:style-name="P47"><text:span text:style-name="T8"><text:tab/></text:span><text:span text:style-name="T8">child_cvt</text:span></text:p>
            <text:p text:style-name="P47"><text:span text:style-name="T8"><text:tab/></text:span><text:span text:style-name="T8">child_locs</text:span></text:p>
            <text:p text:style-name="P47"><text:span text:style-name="T8"><text:tab/></text:span><text:span text:style-name="T8">child_rule</text:span></text:p>
            <text:p text:style-name="P47"><text:span text:style-name="T8"><text:tab/></text:span><text:span text:style-name="T8">child_type</text:span></text:p>
            <text:p text:style-name="P47"><text:span text:style-name="T8"/></text:p>
          </draw:text-box>
        </draw:frame>
        <draw:custom-shape draw:style-name="gr205" draw:text-style-name="P19" xml:id="id186" draw:id="id186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19" xml:id="id188" draw:id="id188" draw:layer="layout" svg:width="3.487cm" svg:height="0.734cm" svg:x="5.77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78" draw:text-style-name="P9" draw:layer="layout" svg:x1="11.932cm" svg:y1="9.72cm" svg:x2="14.632cm" svg:y2="11.208cm" draw:start-shape="id185" draw:start-glue-point="2" draw:end-shape="id186" draw:end-glue-point="0" svg:d="M11932 9720v743h2700v745" svg:viewBox="0 0 2701 1489">
          <text:p/>
        </draw:connector>
        <draw:custom-shape draw:style-name="gr206" draw:text-style-name="P19" xml:id="id190" draw:id="id190" draw:layer="layout" svg:width="3.487cm" svg:height="0.734cm" svg:x="17.83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198" draw:text-style-name="P19" xml:id="id191" draw:id="id191" draw:layer="layout" svg:width="3.484cm" svg:height="0.734cm" svg:x="21.85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4.632cm" svg:y1="11.941cm" svg:x2="3.494cm" svg:y2="14.761cm" draw:start-shape="id186" draw:start-glue-point="2" draw:end-shape="id187" svg:d="M14632 11941v1410h-11138v1410" svg:viewBox="0 0 11139 2821">
          <text:p/>
        </draw:connector>
        <draw:connector draw:style-name="gr158" draw:text-style-name="P4" draw:layer="layout" svg:x1="14.632cm" svg:y1="11.941cm" svg:x2="7.514cm" svg:y2="14.761cm" draw:start-shape="id186" draw:start-glue-point="2" draw:end-shape="id188" svg:d="M14632 11941v1410h-7118v1410" svg:viewBox="0 0 7119 2821">
          <text:p/>
        </draw:connector>
        <draw:connector draw:style-name="gr158" draw:text-style-name="P4" draw:layer="layout" svg:x1="14.632cm" svg:y1="11.941cm" svg:x2="11.534cm" svg:y2="14.761cm" draw:start-shape="id186" draw:start-glue-point="2" draw:end-shape="id189" draw:end-glue-point="0" svg:d="M14632 11941v1409h-3098v1411" svg:viewBox="0 0 3099 2821">
          <text:p/>
        </draw:connector>
        <draw:connector draw:style-name="gr158" draw:text-style-name="P4" draw:layer="layout" svg:x1="14.632cm" svg:y1="11.941cm" svg:x2="19.575cm" svg:y2="14.761cm" draw:start-shape="id186" draw:start-glue-point="2" draw:end-shape="id190" draw:end-glue-point="0" svg:d="M14632 11941v1410h4943v1410" svg:viewBox="0 0 4944 2821">
          <text:p/>
        </draw:connector>
        <draw:connector draw:style-name="gr158" draw:text-style-name="P4" draw:layer="layout" svg:x1="14.632cm" svg:y1="11.941cm" svg:x2="23.595cm" svg:y2="14.761cm" draw:start-shape="id186" draw:start-glue-point="2" draw:end-shape="id191" draw:end-glue-point="0" svg:d="M14632 11941v1410h8963v1410" svg:viewBox="0 0 8964 2821">
          <text:p/>
        </draw:connector>
        <draw:custom-shape draw:style-name="gr205" draw:text-style-name="P19" xml:id="id185" draw:id="id185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4.632cm" svg:y1="7.414cm" svg:x2="11.932cm" svg:y2="8.987cm" draw:start-shape="id181" draw:start-glue-point="2" draw:end-shape="id185" draw:end-glue-point="0" svg:d="M14632 7414v786h-2700v787" svg:viewBox="0 0 2701 1574">
          <text:p/>
        </draw:connector>
        <draw:custom-shape draw:style-name="gr205" draw:text-style-name="P19" xml:id="id192" draw:id="id192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4.632cm" svg:y1="7.414cm" svg:x2="17.751cm" svg:y2="8.987cm" draw:start-shape="id181" draw:start-glue-point="2" draw:end-shape="id192" draw:end-glue-point="0" svg:d="M14632 7414v786h3119v787" svg:viewBox="0 0 3120 1574">
          <text:p/>
        </draw:connector>
        <draw:connector draw:style-name="gr158" draw:text-style-name="P4" draw:layer="layout" svg:x1="17.751cm" svg:y1="9.72cm" svg:x2="14.632cm" svg:y2="11.208cm" draw:start-shape="id192" draw:start-glue-point="2" draw:end-shape="id186" draw:end-glue-point="0" svg:d="M17751 9720v743h-3119v745" svg:viewBox="0 0 3120 1489">
          <text:p/>
        </draw:connector>
        <draw:custom-shape draw:style-name="gr207" draw:text-style-name="P19" xml:id="id193" draw:id="id193" draw:layer="layout" svg:width="3.679cm" svg:height="0.733cm" svg:x="13.73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1stOpp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14.632cm" svg:y1="11.941cm" svg:x2="15.57cm" svg:y2="14.761cm" draw:start-shape="id186" draw:start-glue-point="2" draw:end-shape="id193" draw:end-glue-point="0" svg:d="M14632 11941v1409h938v1411" svg:viewBox="0 0 939 2821">
          <text:p/>
        </draw:connector>
      </draw:page>
      <draw:page draw:name="page19" draw:style-name="dp1" draw:master-page-name="Default">
        <draw:frame draw:style-name="gr179" draw:text-style-name="P48" draw:layer="layout" svg:width="3.493cm" svg:height="3.175cm" svg:x="8.126cm" svg:y="14.97cm">
          <draw:text-box>
            <text:p text:style-name="P47"><text:span text:style-name="T8">Parameters:</text:span></text:p>
            <text:p text:style-name="P47"><text:span text:style-name="T8"><text:tab/></text:span><text:span text:style-name="T8">allow_rule</text:span></text:p>
            <text:p text:style-name="P47"><text:span text:style-name="T8"><text:tab/></text:span><text:span text:style-name="T8">mlength</text:span></text:p>
            <text:p text:style-name="P47"><text:span text:style-name="T8"><text:tab/></text:span><text:span text:style-name="T8">move_one</text:span></text:p>
            <text:p text:style-name="P47"><text:span text:style-name="T8"><text:tab/></text:span><text:span text:style-name="T8">moveunlock</text:span></text:p>
            <text:p text:style-name="P47"><text:span text:style-name="T8"><text:tab/></text:span><text:span text:style-name="T8">sow_start</text:span></text:p>
          </draw:text-box>
        </draw:frame>
        <draw:custom-shape draw:style-name="gr24" draw:text-style-name="P13" xml:id="id206" draw:id="id206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5" draw:id="id205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4" draw:id="id204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208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209" draw:text-style-name="P30" xml:id="id194" draw:id="id194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0" draw:text-style-name="P30" xml:id="id195" draw:id="id195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94" draw:start-glue-point="2" draw:end-shape="id195" draw:end-glue-point="0" svg:d="M20438 15069v954" svg:viewBox="0 0 1 955">
          <text:p/>
        </draw:connector>
        <draw:custom-shape draw:style-name="gr24" draw:text-style-name="P13" xml:id="id197" draw:id="id197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41" draw:text-style-name="P4" xml:id="id196" draw:id="id196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53" draw:text-style-name="P13" xml:id="id200" draw:id="id200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77" draw:text-style-name="P49" draw:layer="layout" svg:width="4.127cm" svg:height="2.861cm" svg:x="3.047cm" svg:y="14.97cm">
          <draw:text-box>
            <text:p text:style-name="P47"><text:span text:style-name="T8">State <text:s/>variables:</text:span></text:p>
            <text:p text:style-name="P47"><text:span text:style-name="T8"><text:tab/></text:span><text:span text:style-name="T8">Read:</text:span></text:p>
            <text:p text:style-name="P47"><text:span text:style-name="T8"><text:tab/></text:span><text:span text:style-name="T8"><text:tab/></text:span><text:span text:style-name="T8">turn</text:span></text:p>
            <text:p text:style-name="P47"><text:span text:style-name="T8"><text:tab/></text:span><text:span text:style-name="T8">Changed:</text:span></text:p>
            <text:p text:style-name="P47"><text:span text:style-name="T8"><text:tab/></text:span><text:span text:style-name="T8"><text:tab/></text:span><text:span text:style-name="T8">board</text:span></text:p>
            <text:p text:style-name="P47"><text:span text:style-name="T8"><text:tab/></text:span><text:span text:style-name="T8"><text:tab/></text:span><text:span text:style-name="T8">unlocked</text:span></text:p>
            <text:p text:style-name="P47"><text:span text:style-name="T8"><text:tab/></text:span><text:span text:style-name="T8"><text:tab/></text:span></text:p>
          </draw:text-box>
        </draw:frame>
        <draw:custom-shape draw:style-name="gr24" draw:text-style-name="P13" xml:id="id201" draw:id="id201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98" draw:id="id198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211" draw:text-style-name="P13" xml:id="id199" draw:id="id199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212" draw:text-style-name="P13" xml:id="id202" draw:id="id202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13" xml:id="id203" draw:id="id203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358cm" svg:y1="3.675cm" svg:x2="13.357cm" svg:y2="5.499cm" draw:start-shape="id196" draw:start-glue-point="8" draw:end-shape="id197" svg:d="M13358 3675v904h-1v920" svg:viewBox="0 0 2 1825">
          <text:p/>
        </draw:connector>
        <draw:connector draw:style-name="gr158" draw:text-style-name="P4" draw:layer="layout" svg:x1="13.358cm" svg:y1="3.675cm" svg:x2="17.904cm" svg:y2="5.499cm" draw:start-shape="id196" draw:start-glue-point="8" draw:end-shape="id198" svg:d="M13358 3675v904h4546v920" svg:viewBox="0 0 4547 1825">
          <text:p/>
        </draw:connector>
        <draw:connector draw:style-name="gr158" draw:text-style-name="P4" draw:layer="layout" svg:x1="13.357cm" svg:y1="6.985cm" svg:x2="13.357cm" svg:y2="8.603cm" draw:start-shape="id199" draw:start-glue-point="2" draw:end-shape="id200" draw:end-glue-point="0" svg:d="M13357 6985v1618" svg:viewBox="0 0 1 1619">
          <text:p/>
        </draw:connector>
        <draw:connector draw:style-name="gr158" draw:text-style-name="P4" draw:layer="layout" svg:x1="13.358cm" svg:y1="3.675cm" svg:x2="8.833cm" svg:y2="5.499cm" draw:start-shape="id196" draw:start-glue-point="8" draw:end-shape="id201" draw:end-glue-point="0" svg:d="M13358 3675v904h-4525v920" svg:viewBox="0 0 4526 1825">
          <text:p/>
        </draw:connector>
        <draw:connector draw:style-name="gr158" draw:text-style-name="P4" draw:layer="layout" svg:x1="8.838cm" svg:y1="6.985cm" svg:x2="13.357cm" svg:y2="8.603cm" draw:start-shape="id202" draw:start-glue-point="2" draw:end-shape="id200" svg:d="M8838 6985v809h4519v809" svg:viewBox="0 0 4520 1619">
          <text:p/>
        </draw:connector>
        <draw:connector draw:style-name="gr158" draw:text-style-name="P4" draw:layer="layout" svg:x1="17.909cm" svg:y1="6.985cm" svg:x2="13.357cm" svg:y2="8.603cm" draw:start-shape="id203" draw:start-glue-point="2" draw:end-shape="id200" draw:end-glue-point="0" svg:d="M17909 6985v809h-4552v809" svg:viewBox="0 0 4553 1619">
          <text:p/>
        </draw:connector>
        <draw:connector draw:style-name="gr158" draw:text-style-name="P4" draw:layer="layout" svg:x1="13.357cm" svg:y1="9.337cm" svg:x2="17.851cm" svg:y2="11.025cm" draw:start-shape="id200" draw:start-glue-point="2" draw:end-shape="id204" draw:end-glue-point="0" svg:d="M13357 9337v844h4494v844" svg:viewBox="0 0 4495 1689">
          <text:p/>
        </draw:connector>
        <draw:connector draw:style-name="gr158" draw:text-style-name="P4" draw:layer="layout" svg:x1="13.357cm" svg:y1="9.337cm" svg:x2="13.357cm" svg:y2="11.025cm" draw:start-shape="id200" draw:end-shape="id205" draw:end-glue-point="0" svg:d="M13357 9337v1688" svg:viewBox="0 0 1 1689">
          <text:p/>
        </draw:connector>
        <draw:connector draw:style-name="gr158" draw:text-style-name="P4" draw:layer="layout" svg:x1="13.357cm" svg:y1="9.337cm" svg:x2="8.857cm" svg:y2="11.025cm" draw:start-shape="id200" draw:start-glue-point="2" draw:end-shape="id206" svg:d="M13357 9337v844h-4500v844" svg:viewBox="0 0 4501 1689">
          <text:p/>
        </draw:connector>
        <draw:frame draw:style-name="gr214" draw:text-style-name="P48" draw:layer="layout" svg:width="3.493cm" svg:height="1.588cm" svg:x="21.019cm" svg:y="5.462cm">
          <draw:text-box>
            <text:p text:style-name="P47"><text:span text:style-name="T8">The first drawer converts the move into board location.</text:span></text:p>
          </draw:text-box>
        </draw:frame>
      </draw:page>
      <draw:page draw:name="page20" draw:style-name="dp1" draw:master-page-name="Default">
        <draw:custom-shape draw:style-name="gr215" draw:text-style-name="P30" xml:id="id213" draw:id="id213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216" draw:text-style-name="P30" xml:id="id207" draw:id="id207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single_sower()</text:span></text:p>
          <text:p text:style-name="P29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217" draw:text-style-name="P30" xml:id="id209" draw:id="id209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218" draw:text-style-name="P30" xml:id="id210" draw:id="id210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219" draw:text-style-name="P30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220" draw:text-style-name="P30" xml:id="id211" draw:id="id211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221" draw:text-style-name="P30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222" draw:text-style-name="P30" xml:id="id208" draw:id="id208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223" draw:text-style-name="P30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42" draw:layer="layout" svg:x1="10.278cm" svg:y1="7.053cm" svg:x2="7.438cm" svg:y2="8.602cm" draw:start-shape="id207" draw:start-glue-point="2" draw:end-shape="id208" draw:end-glue-point="0" svg:d="M10278 7053v774h-2840v775" svg:viewBox="0 0 2841 1550">
          <text:p/>
        </draw:connector>
        <draw:connector draw:style-name="gr31" draw:text-style-name="P42" draw:layer="layout" svg:x1="10.278cm" svg:y1="7.053cm" svg:x2="12.782cm" svg:y2="8.602cm" draw:start-shape="id207" draw:start-glue-point="2" draw:end-shape="id209" draw:end-glue-point="0" svg:d="M10278 7053v774h2504v775" svg:viewBox="0 0 2505 1550">
          <text:p/>
        </draw:connector>
        <draw:connector draw:style-name="gr60" draw:text-style-name="P42" draw:layer="layout" svg:x1="14.948cm" svg:y1="8.725cm" svg:x2="17.334cm" svg:y2="10.031cm" draw:start-shape="id209" draw:start-glue-point="9" draw:end-shape="id210" draw:end-glue-point="3" svg:d="M14948 8725h1193v1306h1193" svg:viewBox="0 0 2387 1307">
          <text:p/>
        </draw:connector>
        <draw:connector draw:style-name="gr60" draw:layer="layout" draw:line-skew="-0.536cm" svg:x1="14.948cm" svg:y1="9.213cm" svg:x2="17.334cm" svg:y2="12.123cm" draw:start-shape="id209" draw:start-glue-point="8" draw:end-shape="id211" draw:end-glue-point="3" svg:d="M14948 9213h657v2910h1729" svg:viewBox="0 0 2387 2911">
          <text:p/>
        </draw:connector>
        <draw:frame draw:style-name="gr105" draw:text-style-name="P49" draw:layer="layout" svg:width="3.493cm" svg:height="4.043cm" svg:x="1.952cm" svg:y="12.767cm">
          <draw:text-box>
            <text:p text:style-name="P47"><text:span text:style-name="T8">State <text:s/>variables:</text:span></text:p>
            <text:p text:style-name="P47"><text:span text:style-name="T8"><text:tab/></text:span><text:span text:style-name="T8">Reads</text:span></text:p>
            <text:p text:style-name="P47"><text:span text:style-name="T8"><text:tab/></text:span><text:span text:style-name="T8"><text:tab/></text:span><text:span text:style-name="T8">inhibitor</text:span></text:p>
            <text:p text:style-name="P47"><text:span text:style-name="T8"><text:tab/></text:span><text:span text:style-name="T8"><text:tab/></text:span><text:span text:style-name="T8">turn</text:span></text:p>
            <text:p text:style-name="P47"><text:span text:style-name="T8"><text:tab/></text:span><text:span text:style-name="T8"><text:tab/></text:span><text:span text:style-name="T8">child</text:span></text:p>
            <text:p text:style-name="P47"><text:span text:style-name="T8"><text:tab/></text:span><text:span text:style-name="T8"><text:tab/></text:span><text:span text:style-name="T8">mcount</text:span></text:p>
            <text:p text:style-name="P47"><text:span text:style-name="T8"><text:tab/></text:span><text:span text:style-name="T8">Changes</text:span></text:p>
            <text:p text:style-name="P47"><text:span text:style-name="T8"><text:tab/></text:span><text:span text:style-name="T8"><text:tab/></text:span><text:span text:style-name="T8">board</text:span></text:p>
            <text:p text:style-name="P47"><text:span text:style-name="T8"><text:tab/></text:span><text:span text:style-name="T8"><text:tab/></text:span><text:span text:style-name="T8">store</text:span></text:p>
            <text:p text:style-name="P47"><text:span text:style-name="T8"><text:tab/></text:span><text:span text:style-name="T8"><text:tab/></text:span><text:span text:style-name="T8">blocked</text:span></text:p>
          </draw:text-box>
        </draw:frame>
        <draw:frame draw:style-name="gr112" draw:text-style-name="P25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224" draw:text-style-name="P48" draw:layer="layout" svg:width="3.232cm" svg:height="6.801cm" svg:x="6.023cm" svg:y="12.767cm">
          <draw:text-box>
            <text:p text:style-name="P47"><text:span text:style-name="T8">Parameters:</text:span></text:p>
            <text:p text:style-name="P47"><text:span text:style-name="T8"><text:tab/></text:span><text:span text:style-name="T8">capt_max</text:span></text:p>
            <text:p text:style-name="P47"><text:span text:style-name="T8"><text:tab/></text:span><text:span text:style-name="T8">capt_min</text:span></text:p>
            <text:p text:style-name="P47"><text:span text:style-name="T8"><text:tab/></text:span><text:span text:style-name="T8">capt_on</text:span></text:p>
            <text:p text:style-name="P47"><text:span text:style-name="T8"><text:tab/></text:span><text:span text:style-name="T8">child_type</text:span></text:p>
            <text:p text:style-name="P47"><text:span text:style-name="T8"><text:tab/></text:span><text:span text:style-name="T8">crosscapt</text:span></text:p>
            <text:p text:style-name="P47"><text:span text:style-name="T8"><text:tab/></text:span><text:span text:style-name="T8">evens</text:span></text:p>
            <text:p text:style-name="P47"><text:span text:style-name="T8"><text:tab/></text:span><text:span text:style-name="T8">goal</text:span></text:p>
            <text:p text:style-name="P47"><text:span text:style-name="T8"><text:tab/></text:span><text:span text:style-name="T8">gparam_one</text:span></text:p>
            <text:p text:style-name="P47"><text:span text:style-name="T8"><text:tab/></text:span><text:span text:style-name="T8">mlaps</text:span></text:p>
            <text:p text:style-name="P47"><text:span text:style-name="T8"><text:tab/></text:span><text:span text:style-name="T8">prescribed</text:span></text:p>
            <text:p text:style-name="P47"><text:span text:style-name="T8"><text:tab/></text:span><text:span text:style-name="T8">presowcapt</text:span></text:p>
            <text:p text:style-name="P47"><text:span text:style-name="T8"><text:tab/></text:span><text:span text:style-name="T8">sow_direct</text:span></text:p>
            <text:p text:style-name="P47"><text:span text:style-name="T8"><text:tab/></text:span><text:span text:style-name="T8">sow_own_store</text:span></text:p>
            <text:p text:style-name="P47"><text:span text:style-name="T8"><text:tab/></text:span><text:span text:style-name="T8">sow_param</text:span></text:p>
            <text:p text:style-name="P47"><text:span text:style-name="T8"><text:tab/></text:span><text:span text:style-name="T8">sow_rule</text:span></text:p>
            <text:p text:style-name="P47"><text:span text:style-name="T8"><text:tab/></text:span><text:span text:style-name="T8">visit_opp</text:span></text:p>
          </draw:text-box>
        </draw:frame>
        <draw:custom-shape draw:style-name="gr225" draw:text-style-name="P30" xml:id="id212" draw:id="id212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212" draw:start-glue-point="2" draw:end-shape="id213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212" draw:start-glue-point="2" draw:end-shape="id210" draw:end-glue-point="0" svg:d="M14878 4039v436h4766v5189" svg:viewBox="0 0 4767 5626">
          <text:p/>
        </draw:connector>
        <draw:custom-shape draw:style-name="gr226" draw:text-style-name="P13" xml:id="id216" draw:id="id216" draw:layer="layout" svg:width="3.947cm" svg:height="0.734cm" svg:x="12.302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26" draw:text-style-name="P13" xml:id="id215" draw:id="id215" draw:layer="layout" svg:width="3.947cm" svg:height="0.734cm" svg:x="16.745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26" draw:text-style-name="P13" xml:id="id217" draw:id="id217" draw:layer="layout" svg:width="3.947cm" svg:height="0.734cm" svg:x="21.373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41" draw:text-style-name="P4" xml:id="id214" draw:id="id214" draw:layer="layout" svg:width="0.317cm" svg:height="0.318cm" svg:x="18.538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7" draw:text-style-name="P48" draw:layer="layout" svg:width="1.962cm" svg:height="0.497cm" svg:x="17.9cm" svg:y="16.046cm">
          <draw:text-box>
            <text:p text:style-name="P47"><text:span text:style-name="T8">Mlap Op</text:span></text:p>
          </draw:text-box>
        </draw:frame>
        <draw:frame draw:style-name="gr228" draw:text-style-name="P48" draw:layer="layout" svg:width="3.549cm" svg:height="0.891cm" svg:x="22.345cm" svg:y="16.163cm">
          <draw:text-box>
            <text:p text:style-name="P47"><text:span text:style-name="T8">Not a deco chain.</text:span></text:p>
            <text:p text:style-name="P47"><text:span text:style-name="T8"/></text:p>
          </draw:text-box>
        </draw:frame>
        <draw:connector draw:style-name="gr158" draw:text-style-name="P4" draw:layer="layout" svg:x1="18.697cm" svg:y1="16.982cm" svg:x2="18.718cm" svg:y2="18.068cm" draw:start-shape="id214" draw:start-glue-point="8" draw:end-shape="id215" draw:end-glue-point="0" svg:d="M18697 16982v535h21v551" svg:viewBox="0 0 22 1087">
          <text:p/>
        </draw:connector>
        <draw:connector draw:style-name="gr158" draw:text-style-name="P4" draw:layer="layout" svg:x1="18.697cm" svg:y1="16.982cm" svg:x2="14.275cm" svg:y2="18.068cm" draw:start-shape="id214" draw:start-glue-point="8" draw:end-shape="id216" draw:end-glue-point="0" svg:d="M18697 16982v535h-4422v551" svg:viewBox="0 0 4423 1087">
          <text:p/>
        </draw:connector>
        <draw:connector draw:style-name="gr158" draw:text-style-name="P4" draw:layer="layout" svg:x1="18.697cm" svg:y1="16.982cm" svg:x2="23.346cm" svg:y2="18.068cm" draw:start-shape="id214" draw:start-glue-point="8" draw:end-shape="id217" draw:end-glue-point="0" svg:d="M18697 16982v535h4649v551" svg:viewBox="0 0 4650 1087">
          <text:p/>
        </draw:connector>
      </draw:page>
      <draw:page draw:name="page21" draw:style-name="dp1" draw:master-page-name="Default">
        <draw:custom-shape draw:style-name="gr173" draw:layer="layout" svg:width="23.812cm" svg:height="4.127cm" svg:x="1.635cm" svg:y="4.175cm">
          <text:p><text:span text:style-name="T18">Prescribed Sower</text:span></text:p>
          <text:p><text:span text:style-name="T18"/></text:p>
          <draw:enhanced-geometry svg:viewBox="0 0 21600 21600" draw:type="rectangle" draw:enhanced-path="M 0 0 L 21600 0 21600 21600 0 21600 0 0 Z N"/>
        </draw:custom-shape>
        <draw:custom-shape draw:style-name="gr173" xml:id="id224" draw:id="id224" draw:layer="layout" svg:width="17.463cm" svg:height="2.788cm" svg:x="5.079cm" svg:y="10.442cm">
          <text:p><text:span text:style-name="T18">Presow Capture</text:span></text:p>
          <draw:enhanced-geometry svg:viewBox="0 0 21600 21600" draw:type="rectangle" draw:enhanced-path="M 0 0 L 21600 0 21600 21600 0 21600 0 0 Z N"/>
        </draw:custom-shape>
        <draw:custom-shape draw:style-name="gr229" draw:text-style-name="P19" xml:id="id229" draw:id="id229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66" draw:text-style-name="P19" xml:id="id223" draw:id="id223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9" xml:id="id228" draw:id="id228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9" xml:id="id227" draw:id="id227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9" xml:id="id226" draw:id="id226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19" xml:id="id236" draw:id="id236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9" xml:id="id225" draw:id="id225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221" draw:id="id221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222" draw:id="id222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41" draw:text-style-name="P4" xml:id="id218" draw:id="id218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3" xml:id="id220" draw:id="id220" draw:layer="layout" svg:width="4.332cm" svg:height="0.734cm" svg:x="8.93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219" draw:id="id219" draw:layer="layout" svg:width="4.332cm" svg:height="0.734cm" svg:x="3.28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855cm" svg:y1="3.48cm" svg:x2="5.453cm" svg:y2="5.851cm" draw:start-shape="id218" draw:start-glue-point="8" draw:end-shape="id219" draw:end-glue-point="0" svg:d="M13855 3480v1178h-8402v1193" svg:viewBox="0 0 8403 2372">
          <text:p/>
        </draw:connector>
        <draw:connector draw:style-name="gr158" draw:text-style-name="P4" draw:layer="layout" svg:x1="13.855cm" svg:y1="3.48cm" svg:x2="11.1cm" svg:y2="5.851cm" draw:start-shape="id218" draw:start-glue-point="8" draw:end-shape="id220" svg:d="M13855 3480v1178h-2755v1193" svg:viewBox="0 0 2756 2372">
          <text:p/>
        </draw:connector>
        <draw:connector draw:style-name="gr158" draw:text-style-name="P4" draw:layer="layout" svg:x1="13.855cm" svg:y1="3.48cm" svg:x2="16.746cm" svg:y2="5.851cm" draw:start-shape="id218" draw:start-glue-point="8" draw:end-shape="id221" draw:end-glue-point="0" svg:d="M13855 3480v1178h2891v1193" svg:viewBox="0 0 2892 2372">
          <text:p/>
        </draw:connector>
        <draw:connector draw:style-name="gr158" draw:text-style-name="P4" draw:layer="layout" svg:x1="13.855cm" svg:y1="3.48cm" svg:x2="22.393cm" svg:y2="5.851cm" draw:start-shape="id218" draw:start-glue-point="8" draw:end-shape="id222" draw:end-glue-point="0" svg:d="M13855 3480v1178h8538v1193" svg:viewBox="0 0 8539 2372">
          <text:p/>
        </draw:connector>
        <draw:connector draw:style-name="gr158" draw:text-style-name="P4" draw:layer="layout" svg:x1="5.453cm" svg:y1="6.585cm" svg:x2="13.878cm" svg:y2="8.726cm" draw:start-shape="id219" draw:start-glue-point="2" draw:end-shape="id223" draw:end-glue-point="0" svg:d="M5453 6585v1071h8425v1070" svg:viewBox="0 0 8426 2142">
          <text:p/>
        </draw:connector>
        <draw:connector draw:style-name="gr158" draw:text-style-name="P4" draw:layer="layout" svg:x1="11.1cm" svg:y1="6.585cm" svg:x2="13.878cm" svg:y2="8.726cm" draw:start-shape="id220" draw:start-glue-point="2" draw:end-shape="id223" draw:end-glue-point="0" svg:d="M11100 6585v1071h2778v1070" svg:viewBox="0 0 2779 2142">
          <text:p/>
        </draw:connector>
        <draw:connector draw:style-name="gr158" draw:text-style-name="P4" draw:layer="layout" svg:x1="16.746cm" svg:y1="6.585cm" svg:x2="13.878cm" svg:y2="8.726cm" draw:start-shape="id221" draw:start-glue-point="2" draw:end-shape="id223" draw:end-glue-point="0" svg:d="M16746 6585v1071h-2868v1070" svg:viewBox="0 0 2869 2142">
          <text:p/>
        </draw:connector>
        <draw:connector draw:style-name="gr158" draw:text-style-name="P4" draw:layer="layout" svg:x1="22.393cm" svg:y1="6.585cm" svg:x2="13.878cm" svg:y2="8.726cm" draw:start-shape="id222" draw:start-glue-point="2" draw:end-shape="id223" draw:end-glue-point="0" svg:d="M22393 6585v1071h-8515v1070" svg:viewBox="0 0 8516 2142">
          <text:p/>
        </draw:connector>
        <draw:connector draw:style-name="gr158" draw:text-style-name="P4" draw:layer="layout" draw:line-skew="-0.005cm" svg:x1="13.81cm" svg:y1="13.23cm" svg:x2="24.801cm" svg:y2="15.466cm" draw:start-shape="id224" draw:start-glue-point="2" draw:end-shape="id225" svg:d="M13810 13230v1105h10991v1131" svg:viewBox="0 0 10992 2237">
          <text:p/>
        </draw:connector>
        <draw:connector draw:style-name="gr158" draw:text-style-name="P4" draw:layer="layout" draw:line-skew="-1.098cm" svg:x1="13.81cm" svg:y1="13.23cm" svg:x2="9.466cm" svg:y2="17.652cm" draw:start-shape="id224" draw:start-glue-point="2" draw:end-shape="id226" draw:end-glue-point="0" svg:d="M13810 13230v1105h-4344v3317" svg:viewBox="0 0 4345 4423">
          <text:p/>
        </draw:connector>
        <draw:connector draw:style-name="gr158" draw:text-style-name="P4" draw:layer="layout" draw:line-skew="-1.098cm" svg:x1="13.81cm" svg:y1="13.23cm" svg:x2="13.206cm" svg:y2="17.652cm" draw:start-shape="id224" draw:start-glue-point="2" draw:end-shape="id227" draw:end-glue-point="0" svg:d="M13810 13230v1105h-604v3317" svg:viewBox="0 0 605 4423">
          <text:p/>
        </draw:connector>
        <draw:connector draw:style-name="gr158" draw:text-style-name="P4" draw:layer="layout" svg:x1="24.801cm" svg:y1="16.2cm" svg:x2="24.784cm" svg:y2="17.653cm" draw:start-shape="id225" draw:start-glue-point="2" draw:end-shape="id228" draw:end-glue-point="0" svg:d="M24801 16200v727h-17v726" svg:viewBox="0 0 18 1454">
          <text:p/>
        </draw:connector>
        <draw:connector draw:style-name="gr158" draw:text-style-name="P4" draw:layer="layout" draw:line-skew="-1.097cm" svg:x1="13.81cm" svg:y1="13.23cm" svg:x2="5.589cm" svg:y2="17.652cm" draw:start-shape="id224" draw:start-glue-point="2" draw:end-shape="id229" draw:end-glue-point="0" svg:d="M13810 13230v1105h-8221v3317" svg:viewBox="0 0 8222 4423">
          <text:p/>
        </draw:connector>
        <draw:connector draw:style-name="gr158" draw:text-style-name="P4" draw:layer="layout" draw:line-skew="-0.142cm" svg:x1="13.81cm" svg:y1="13.23cm" svg:x2="3.046cm" svg:y2="15.741cm" draw:start-shape="id224" draw:start-glue-point="2" draw:end-shape="id230" draw:end-glue-point="0" svg:d="M13810 13230v1105h-10764v1406" svg:viewBox="0 0 10765 2512">
          <text:p/>
        </draw:connector>
        <draw:custom-shape draw:style-name="gr235" draw:text-style-name="P19" xml:id="id231" draw:id="id231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draw:line-skew="-1.098cm" svg:x1="13.81cm" svg:y1="13.23cm" svg:x2="16.758cm" svg:y2="17.652cm" draw:start-shape="id224" draw:start-glue-point="2" draw:end-shape="id231" draw:end-glue-point="0" svg:d="M13810 13230v1105h2948v3317" svg:viewBox="0 0 2949 4423">
          <text:p/>
        </draw:connector>
        <draw:custom-shape draw:style-name="gr166" draw:text-style-name="P13" xml:id="id234" draw:id="id234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66" draw:text-style-name="P13" xml:id="id232" draw:id="id232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66" draw:text-style-name="P13" xml:id="id233" draw:id="id233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36" draw:text-style-name="P19" xml:id="id235" draw:id="id235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9" draw:layer="layout" draw:line-skew="0.609cm" svg:x1="13.878cm" svg:y1="9.46cm" svg:x2="14.163cm" svg:y2="11.812cm" draw:start-shape="id223" draw:start-glue-point="2" draw:end-shape="id232" draw:end-glue-point="0" svg:d="M13878 9460v1785h285v567" svg:viewBox="0 0 286 2353">
          <text:p/>
        </draw:connector>
        <draw:connector draw:style-name="gr178" draw:text-style-name="P9" draw:layer="layout" draw:line-skew="0.609cm" svg:x1="13.878cm" svg:y1="9.46cm" svg:x2="8.516cm" svg:y2="11.812cm" draw:start-shape="id223" draw:start-glue-point="2" draw:end-shape="id233" draw:end-glue-point="0" svg:d="M13878 9460v1785h-5362v567" svg:viewBox="0 0 5363 2353">
          <text:p/>
        </draw:connector>
        <draw:connector draw:style-name="gr178" draw:text-style-name="P9" draw:layer="layout" draw:line-skew="0.609cm" svg:x1="13.878cm" svg:y1="9.46cm" svg:x2="19.809cm" svg:y2="11.812cm" draw:start-shape="id223" draw:start-glue-point="2" draw:end-shape="id234" draw:end-glue-point="0" svg:d="M13878 9460v1785h5931v567" svg:viewBox="0 0 5932 2353">
          <text:p/>
        </draw:connector>
        <draw:connector draw:style-name="gr178" draw:text-style-name="P9" draw:layer="layout" draw:line-skew="-1.095cm" svg:x1="13.81cm" svg:y1="13.23cm" svg:x2="20.425cm" svg:y2="17.646cm" draw:start-shape="id224" draw:start-glue-point="2" draw:end-shape="id235" draw:end-glue-point="0" svg:d="M13810 13230v1105h6615v3311" svg:viewBox="0 0 6616 4417">
          <text:p/>
        </draw:connector>
        <draw:custom-shape draw:style-name="gr234" draw:text-style-name="P19" xml:id="id230" draw:id="id230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78" draw:text-style-name="P9" draw:layer="layout" svg:x1="3.046cm" svg:y1="16.475cm" svg:x2="2.117cm" svg:y2="17.652cm" draw:start-shape="id230" draw:start-glue-point="2" draw:end-shape="id236" draw:end-glue-point="0" svg:d="M3046 16475v589h-929v588" svg:viewBox="0 0 930 1178">
          <text:p/>
        </draw:connector>
        <draw:custom-shape draw:style-name="gr237" draw:text-style-name="P19" xml:id="id237" draw:id="id237" draw:layer="layout" svg:width="6.133cm" svg:height="0.734cm" svg:x="15.326cm" svg:y="19.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UnlessF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draw:line-skew="-1.87cm" svg:x1="13.81cm" svg:y1="13.23cm" svg:x2="18.392cm" svg:y2="19.26cm" draw:start-shape="id224" draw:start-glue-point="2" draw:end-shape="id237" draw:end-glue-point="0" svg:d="M13810 13230v1137h4582v4893" svg:viewBox="0 0 4583 6031">
          <text:p/>
        </draw:connector>
      </draw:page>
      <draw:page draw:name="page22" draw:style-name="dp1" draw:master-page-name="Default">
        <draw:custom-shape draw:style-name="gr238" draw:text-style-name="P13" xml:id="id248" draw:id="id248" draw:layer="layout" svg:width="3.556cm" svg:height="0.733cm" svg:x="23.019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53" draw:text-style-name="P13" xml:id="id241" draw:id="id241" draw:layer="layout" svg:width="4.332cm" svg:height="0.734cm" svg:x="7.567cm" svg:y="5.4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38" draw:id="id238" draw:layer="layout" svg:width="4.332cm" svg:height="0.734cm" svg:x="7.567cm" svg:y="9.7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39" draw:id="id239" draw:layer="layout" svg:width="4.332cm" svg:height="0.734cm" svg:x="12.137cm" svg:y="11.9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54" xml:id="id240" draw:id="id240" draw:layer="layout" svg:width="4.332cm" svg:height="0.734cm" svg:x="2cm" svg:y="11.8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39" draw:text-style-name="P54" xml:id="id242" draw:id="id242" draw:layer="layout" svg:width="4.332cm" svg:height="0.734cm" svg:x="12.137cm" svg:y="16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3" draw:id="id243" draw:layer="layout" svg:width="4.332cm" svg:height="0.734cm" svg:x="7.289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4" draw:id="id244" draw:layer="layout" svg:width="4.332cm" svg:height="0.734cm" svg:x="12.165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5" draw:id="id245" draw:layer="layout" svg:width="4.332cm" svg:height="0.734cm" svg:x="17.245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71" draw:layer="layout" svg:x1="9.733cm" svg:y1="10.471cm" svg:x2="14.303cm" svg:y2="11.904cm" draw:start-shape="id238" draw:start-glue-point="2" draw:end-shape="id239" draw:end-glue-point="0" svg:d="M9733 10471v717h4570v716" svg:viewBox="0 0 4571 1434">
          <text:p/>
        </draw:connector>
        <draw:connector draw:style-name="gr171" draw:layer="layout" svg:x1="9.733cm" svg:y1="10.471cm" svg:x2="4.166cm" svg:y2="11.887cm" draw:start-shape="id238" draw:start-glue-point="2" draw:end-shape="id240" draw:end-glue-point="0" svg:d="M9733 10471v708h-5567v708" svg:viewBox="0 0 5568 1417">
          <text:p/>
        </draw:connector>
        <draw:connector draw:style-name="gr171" draw:layer="layout" svg:x1="9.747cm" svg:y1="4.71cm" svg:x2="9.733cm" svg:y2="5.433cm" draw:end-shape="id241" draw:end-glue-point="0" svg:d="M9747 4710v103h-14v620" svg:viewBox="0 0 15 724">
          <text:p/>
        </draw:connector>
        <draw:frame draw:style-name="gr227" draw:text-style-name="P48" draw:layer="layout" svg:width="1.28cm" svg:height="0.497cm" svg:x="7.98cm" svg:y="2.787cm">
          <draw:text-box>
            <text:p text:style-name="P47"><text:span text:style-name="T8">Lapper</text:span></text:p>
          </draw:text-box>
        </draw:frame>
        <draw:connector draw:style-name="gr158" draw:text-style-name="P4" draw:layer="layout" svg:x1="14.303cm" svg:y1="17.264cm" svg:x2="9.455cm" svg:y2="18.853cm" draw:start-shape="id242" draw:start-glue-point="2" draw:end-shape="id243" draw:end-glue-point="0" svg:d="M14303 17264v795h-4848v794" svg:viewBox="0 0 4849 1590">
          <text:p/>
        </draw:connector>
        <draw:connector draw:style-name="gr158" draw:text-style-name="P4" draw:layer="layout" svg:x1="14.303cm" svg:y1="17.264cm" svg:x2="14.331cm" svg:y2="18.853cm" draw:start-shape="id242" draw:start-glue-point="2" draw:end-shape="id244" draw:end-glue-point="0" svg:d="M14303 17264v795h28v794" svg:viewBox="0 0 29 1590">
          <text:p/>
        </draw:connector>
        <draw:connector draw:style-name="gr158" draw:text-style-name="P4" draw:layer="layout" svg:x1="14.303cm" svg:y1="17.264cm" svg:x2="19.411cm" svg:y2="18.853cm" draw:start-shape="id242" draw:start-glue-point="2" draw:end-shape="id245" draw:end-glue-point="0" svg:d="M14303 17264v795h5108v794" svg:viewBox="0 0 5109 1590">
          <text:p/>
        </draw:connector>
        <draw:custom-shape draw:style-name="gr240" draw:text-style-name="P53" xml:id="id249" draw:id="id249" draw:layer="layout" svg:width="2.949cm" svg:height="0.734cm" svg:x="1.62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41" draw:text-style-name="P53" xml:id="id247" draw:id="id247" draw:layer="layout" svg:width="4.332cm" svg:height="0.734cm" svg:x="17.79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42" draw:text-style-name="P53" xml:id="id246" draw:id="id246" draw:layer="layout" svg:width="3.042cm" svg:height="0.734cm" svg:x="5.51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71" draw:layer="layout" svg:x1="14.303cm" svg:y1="12.638cm" svg:x2="7.039cm" svg:y2="14.226cm" draw:start-shape="id239" draw:start-glue-point="2" draw:end-shape="id246" draw:end-glue-point="0" svg:d="M14303 12638v794h-7264v794" svg:viewBox="0 0 7265 1589">
          <text:p/>
        </draw:connector>
        <draw:connector draw:style-name="gr171" draw:layer="layout" svg:x1="14.303cm" svg:y1="12.638cm" svg:x2="19.964cm" svg:y2="14.226cm" draw:start-shape="id239" draw:start-glue-point="2" draw:end-shape="id247" draw:end-glue-point="0" svg:d="M14303 12638v794h5661v794" svg:viewBox="0 0 5662 1589">
          <text:p/>
        </draw:connector>
        <draw:connector draw:style-name="gr171" draw:layer="layout" svg:x1="14.303cm" svg:y1="12.638cm" svg:x2="24.797cm" svg:y2="14.226cm" draw:start-shape="id239" draw:start-glue-point="2" draw:end-shape="id248" draw:end-glue-point="0" svg:d="M14303 12638v794h10494v794" svg:viewBox="0 0 10495 1589">
          <text:p/>
        </draw:connector>
        <draw:connector draw:style-name="gr171" draw:layer="layout" svg:x1="14.303cm" svg:y1="12.638cm" svg:x2="3.102cm" svg:y2="14.226cm" draw:start-shape="id239" draw:start-glue-point="2" draw:end-shape="id249" draw:end-glue-point="0" svg:d="M14303 12638v794h-11201v794" svg:viewBox="0 0 11202 1589">
          <text:p/>
        </draw:connector>
        <draw:connector draw:style-name="gr171" draw:layer="layout" svg:x1="3.102cm" svg:y1="14.96cm" svg:x2="14.303cm" svg:y2="16.53cm" draw:start-shape="id249" draw:start-glue-point="2" draw:end-shape="id242" draw:end-glue-point="0" svg:d="M3102 14960v785h11201v785" svg:viewBox="0 0 11202 1571">
          <text:p/>
        </draw:connector>
        <draw:connector draw:style-name="gr171" draw:layer="layout" svg:x1="7.039cm" svg:y1="14.96cm" svg:x2="14.303cm" svg:y2="16.53cm" draw:start-shape="id246" draw:start-glue-point="2" draw:end-shape="id242" draw:end-glue-point="0" svg:d="M7039 14960v785h7264v785" svg:viewBox="0 0 7265 1571">
          <text:p/>
        </draw:connector>
        <draw:connector draw:style-name="gr171" draw:layer="layout" svg:x1="19.964cm" svg:y1="14.96cm" svg:x2="14.303cm" svg:y2="16.53cm" draw:start-shape="id247" draw:start-glue-point="2" draw:end-shape="id242" draw:end-glue-point="0" svg:d="M19964 14960v785h-5661v785" svg:viewBox="0 0 5662 1571">
          <text:p/>
        </draw:connector>
        <draw:connector draw:style-name="gr171" draw:layer="layout" svg:x1="24.797cm" svg:y1="14.959cm" svg:x2="14.303cm" svg:y2="16.53cm" draw:start-shape="id248" draw:start-glue-point="2" draw:end-shape="id242" draw:end-glue-point="0" svg:d="M24797 14959v785h-10494v786" svg:viewBox="0 0 10495 1572">
          <text:p/>
        </draw:connector>
        <draw:custom-shape draw:style-name="gr243" draw:text-style-name="P53" xml:id="id250" draw:id="id250" draw:layer="layout" svg:width="3.181cm" svg:height="0.734cm" svg:x="13.712cm" svg:y="14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4.303cm" svg:y1="12.638cm" svg:x2="15.302cm" svg:y2="14.207cm" draw:start-shape="id239" draw:start-glue-point="2" draw:end-shape="id250" draw:end-glue-point="0" svg:d="M14303 12638v785h999v784" svg:viewBox="0 0 1000 1570">
          <text:p/>
        </draw:connector>
        <draw:connector draw:style-name="gr158" draw:text-style-name="P4" draw:layer="layout" svg:x1="15.302cm" svg:y1="14.941cm" svg:x2="14.303cm" svg:y2="16.53cm" draw:start-shape="id250" draw:start-glue-point="2" draw:end-shape="id242" draw:end-glue-point="0" svg:d="M15302 14941v795h-999v794" svg:viewBox="0 0 1000 1590">
          <text:p/>
        </draw:connector>
        <draw:custom-shape draw:style-name="gr166" draw:text-style-name="P13" xml:id="id251" draw:id="id251" draw:layer="layout" svg:width="4.332cm" svg:height="0.734cm" svg:x="4.267cm" svg:y="7.7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3" draw:layer="layout" svg:width="4.332cm" svg:height="0.734cm" svg:x="7.567cm" svg:y="3.9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eLapSt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draw:line-skew="0.167cm" svg:x1="9.789cm" svg:y1="3.269cm" svg:x2="9.788cm" svg:y2="3.992cm" svg:d="M9789 3269v529h-1v194" svg:viewBox="0 0 2 724">
          <text:p/>
        </draw:connector>
        <draw:custom-shape draw:style-name="gr41" draw:text-style-name="P4" draw:layer="layout" svg:width="0.317cm" svg:height="0.318cm" svg:x="9.575cm" svg:y="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13" xml:id="id252" draw:id="id252" draw:layer="layout" svg:width="4.332cm" svg:height="0.734cm" svg:x="11.201cm" svg:y="7.7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text-style-name="P52" draw:layer="layout" svg:x1="9.733cm" svg:y1="6.167cm" svg:x2="6.433cm" svg:y2="7.797cm" draw:start-shape="id241" draw:start-glue-point="2" draw:end-shape="id251" draw:end-glue-point="0" svg:d="M9733 6167v815h-3300v815" svg:viewBox="0 0 3301 1631">
          <text:p/>
        </draw:connector>
        <draw:connector draw:style-name="gr172" draw:text-style-name="P52" draw:layer="layout" svg:x1="9.733cm" svg:y1="6.167cm" svg:x2="13.367cm" svg:y2="7.797cm" draw:start-shape="id241" draw:start-glue-point="2" draw:end-shape="id252" draw:end-glue-point="0" svg:d="M9733 6167v815h3634v815" svg:viewBox="0 0 3635 1631">
          <text:p/>
        </draw:connector>
        <draw:connector draw:style-name="gr172" draw:text-style-name="P52" draw:layer="layout" svg:x1="6.433cm" svg:y1="8.531cm" svg:x2="9.733cm" svg:y2="9.737cm" draw:start-shape="id251" draw:start-glue-point="2" draw:end-shape="id238" draw:end-glue-point="0" svg:d="M6433 8531v603h3300v603" svg:viewBox="0 0 3301 1207">
          <text:p/>
        </draw:connector>
        <draw:connector draw:style-name="gr172" draw:text-style-name="P52" draw:layer="layout" svg:x1="13.367cm" svg:y1="8.531cm" svg:x2="9.733cm" svg:y2="9.737cm" draw:start-shape="id252" draw:start-glue-point="2" draw:end-shape="id238" draw:end-glue-point="0" svg:d="M13367 8531v603h-3634v603" svg:viewBox="0 0 3635 1207">
          <text:p/>
        </draw:connector>
        <draw:custom-shape draw:style-name="gr244" draw:text-style-name="P53" xml:id="id253" draw:id="id253" draw:layer="layout" svg:width="3.628cm" svg:height="0.734cm" svg:x="9.416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WithCaptSeeds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4.303cm" svg:y1="12.638cm" svg:x2="11.23cm" svg:y2="14.226cm" draw:start-shape="id239" draw:start-glue-point="2" draw:end-shape="id253" draw:end-glue-point="0" svg:d="M14303 12638v794h-3073v794" svg:viewBox="0 0 3074 1589">
          <text:p/>
        </draw:connector>
        <draw:connector draw:style-name="gr158" draw:text-style-name="P4" draw:layer="layout" svg:x1="11.23cm" svg:y1="14.96cm" svg:x2="14.303cm" svg:y2="16.53cm" draw:start-shape="id253" draw:start-glue-point="2" draw:end-shape="id242" draw:end-glue-point="0" svg:d="M11230 14960v785h3073v785" svg:viewBox="0 0 3074 1571">
          <text:p/>
        </draw:connector>
      </draw:page>
      <draw:page draw:name="page23" draw:style-name="dp1" draw:master-page-name="Default">
        <draw:frame draw:style-name="gr105" draw:text-style-name="P49" draw:layer="layout" svg:width="3.493cm" svg:height="4.043cm" svg:x="3.222cm" svg:y="13.7cm">
          <draw:text-box>
            <text:p text:style-name="P47"><text:span text:style-name="T8">State <text:s/>variables read:</text:span></text:p>
            <text:p text:style-name="P47"><text:span text:style-name="T8"><text:tab/></text:span><text:span text:style-name="T8">board</text:span></text:p>
            <text:p text:style-name="P47"><text:span text:style-name="T8"><text:tab/></text:span><text:span text:style-name="T8">child</text:span></text:p>
            <text:p text:style-name="P47"><text:span text:style-name="T8"><text:tab/></text:span><text:span text:style-name="T8">turn</text:span></text:p>
            <text:p text:style-name="P47"><text:span text:style-name="T8"><text:tab/></text:span><text:span text:style-name="T8">unlocked</text:span></text:p>
            <text:p text:style-name="P47"><text:span text:style-name="T8"><text:tab/></text:span></text:p>
            <text:p text:style-name="P47"><text:span text:style-name="T8"><text:tab/></text:span><text:span text:style-name="T8"><text:tab/></text:span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45" draw:text-style-name="P48" draw:layer="layout" svg:width="3.867cm" svg:height="4.128cm" svg:x="7.35cm" svg:y="13.7cm">
          <draw:text-box>
            <text:p text:style-name="P47"><text:span text:style-name="T8">Parameters:</text:span></text:p>
            <text:p text:style-name="P47"><text:span text:style-name="T8"><text:tab/></text:span><text:span text:style-name="T8">capt_max</text:span></text:p>
            <text:p text:style-name="P47"><text:span text:style-name="T8"><text:tab/></text:span><text:span text:style-name="T8">capt_min</text:span><text:span text:style-name="T8"><text:tab/></text:span></text:p>
            <text:p text:style-name="P47"><text:span text:style-name="T8"><text:tab/></text:span><text:span text:style-name="T8">capt_on</text:span></text:p>
            <text:p text:style-name="P47"><text:span text:style-name="T8"><text:tab/></text:span><text:span text:style-name="T8">capt_side</text:span></text:p>
            <text:p text:style-name="P47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47"><text:span text:style-name="T8"/></text:p>
          </draw:text-box>
        </draw:frame>
        <draw:custom-shape draw:style-name="gr24" draw:text-style-name="P13" xml:id="id264" draw:id="id264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9" xml:id="id263" draw:id="id263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62" draw:id="id262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3" xml:id="id261" draw:id="id261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60" draw:id="id260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9" xml:id="id259" draw:id="id259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48" draw:text-style-name="P30" xml:id="id254" draw:id="id254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49" draw:text-style-name="P30" xml:id="id255" draw:id="id255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7" draw:id="id257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93" draw:text-style-name="P13" xml:id="id258" draw:id="id258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54" draw:start-glue-point="2" draw:end-shape="id255" draw:end-glue-point="0" svg:d="M7738 6496v1011" svg:viewBox="0 0 1 1012">
          <text:p/>
        </draw:connector>
        <draw:custom-shape draw:style-name="gr41" draw:text-style-name="P4" xml:id="id256" draw:id="id256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1" draw:layer="layout" svg:x1="18.322cm" svg:y1="4.81cm" svg:x2="18.321cm" svg:y2="5.779cm" draw:start-shape="id256" draw:start-glue-point="8" draw:end-shape="id257" draw:end-glue-point="0" svg:d="M18322 4810v477h-1v492" svg:viewBox="0 0 2 970">
          <text:p/>
        </draw:connector>
        <draw:connector draw:style-name="gr171" draw:layer="layout" svg:x1="18.321cm" svg:y1="6.513cm" svg:x2="18.321cm" svg:y2="7.273cm" draw:start-shape="id257" draw:start-glue-point="2" draw:end-shape="id258" draw:end-glue-point="0" svg:d="M18321 6513v760" svg:viewBox="0 0 1 761">
          <text:p/>
        </draw:connector>
        <draw:connector draw:style-name="gr171" draw:layer="layout" svg:x1="18.321cm" svg:y1="8.007cm" svg:x2="18.321cm" svg:y2="8.768cm" draw:start-shape="id258" draw:start-glue-point="2" draw:end-shape="id259" draw:end-glue-point="0" svg:d="M18321 8007v761" svg:viewBox="0 0 1 762">
          <text:p/>
        </draw:connector>
        <draw:connector draw:style-name="gr171" draw:layer="layout" svg:x1="18.321cm" svg:y1="9.502cm" svg:x2="18.321cm" svg:y2="10.262cm" draw:start-shape="id259" draw:start-glue-point="2" draw:end-shape="id260" draw:end-glue-point="0" svg:d="M18321 9502v760" svg:viewBox="0 0 1 761">
          <text:p/>
        </draw:connector>
        <draw:connector draw:style-name="gr171" draw:layer="layout" svg:x1="18.321cm" svg:y1="10.996cm" svg:x2="18.321cm" svg:y2="11.757cm" draw:start-shape="id260" draw:start-glue-point="2" draw:end-shape="id261" draw:end-glue-point="0" svg:d="M18321 10996v761" svg:viewBox="0 0 1 762">
          <text:p/>
        </draw:connector>
        <draw:connector draw:style-name="gr171" draw:layer="layout" svg:x1="18.321cm" svg:y1="12.491cm" svg:x2="18.321cm" svg:y2="13.251cm" draw:start-shape="id261" draw:start-glue-point="2" draw:end-shape="id262" draw:end-glue-point="0" svg:d="M18321 12491v760" svg:viewBox="0 0 1 761">
          <text:p/>
        </draw:connector>
        <draw:connector draw:style-name="gr171" draw:layer="layout" svg:x1="18.321cm" svg:y1="13.985cm" svg:x2="18.321cm" svg:y2="14.746cm" draw:start-shape="id262" draw:start-glue-point="2" draw:end-shape="id263" draw:end-glue-point="0" svg:d="M18321 13985v761" svg:viewBox="0 0 1 762">
          <text:p/>
        </draw:connector>
        <draw:connector draw:style-name="gr171" draw:layer="layout" svg:x1="18.321cm" svg:y1="15.48cm" svg:x2="18.321cm" svg:y2="16.24cm" draw:start-shape="id263" draw:start-glue-point="2" draw:end-shape="id264" draw:end-glue-point="0" svg:d="M18321 15480v760" svg:viewBox="0 0 1 761">
          <text:p/>
        </draw:connector>
        <draw:frame draw:style-name="gr250" draw:text-style-name="P56" draw:layer="layout" svg:width="4.984cm" svg:height="3.493cm" svg:x="21.956cm" svg:y="7.984cm">
          <draw:text-box>
            <text:p text:style-name="P47"><text:span text:style-name="T19">This is the Basic Capture Criteria.</text:span></text:p>
            <text:p text:style-name="P47"><text:span text:style-name="T19"/></text:p>
            <text:p text:style-name="P47"><text:span text:style-name="T19">These are effectively ANDed. </text:span></text:p>
            <text:p text:style-name="P47"><text:span text:style-name="T19">If any deco condition is false, it returns false, otherwise it calls down the deco chain.</text:span></text:p>
          </draw:text-box>
        </draw:frame>
      </draw:page>
      <draw:page draw:name="page24" draw:style-name="dp1" draw:master-page-name="Default">
        <draw:frame draw:style-name="gr122" draw:text-style-name="P25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51" draw:text-style-name="P45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52" draw:text-style-name="P45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53" draw:text-style-name="P30" draw:layer="layout" svg:width="4.62cm" svg:height="0.774cm" svg:x="4.91cm" svg:y="6.3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54" draw:text-style-name="P30" xml:id="id265" draw:id="id265" draw:layer="layout" svg:width="4.332cm" svg:height="0.734cm" svg:x="5.054cm" svg:y="3.9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5" draw:text-style-name="P30" xml:id="id266" draw:id="id266" draw:layer="layout" svg:width="4.62cm" svg:height="0.734cm" svg:x="4.91cm" svg:y="5.5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22cm" svg:y1="4.64cm" svg:x2="7.22cm" svg:y2="5.594cm" draw:start-shape="id265" draw:start-glue-point="2" draw:end-shape="id266" draw:end-glue-point="0" svg:d="M7220 4640v954" svg:viewBox="0 0 1 955">
          <text:p/>
        </draw:connector>
        <draw:custom-shape draw:style-name="gr256" draw:text-style-name="P13" xml:id="id267" draw:id="id267" draw:layer="layout" svg:width="4.318cm" svg:height="0.734cm" svg:x="15.729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3" xml:id="id268" draw:id="id268" draw:layer="layout" svg:width="4.332cm" svg:height="0.734cm" svg:x="15.722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3" xml:id="id269" draw:id="id269" draw:layer="layout" svg:width="4.332cm" svg:height="0.734cm" svg:x="15.722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7.888cm" svg:y1="4.914cm" svg:x2="17.888cm" svg:y2="5.384cm" draw:start-shape="id267" draw:start-glue-point="2" draw:end-shape="id268" draw:end-glue-point="0" svg:d="M17888 4914v470" svg:viewBox="0 0 1 471">
          <text:p/>
        </draw:connector>
        <draw:connector draw:style-name="gr158" draw:text-style-name="P4" draw:layer="layout" svg:x1="17.888cm" svg:y1="6.118cm" svg:x2="17.888cm" svg:y2="6.651cm" draw:start-shape="id268" draw:start-glue-point="2" draw:end-shape="id269" draw:end-glue-point="0" svg:d="M17888 6118v533" svg:viewBox="0 0 1 534">
          <text:p/>
        </draw:connector>
        <draw:custom-shape draw:style-name="gr41" draw:text-style-name="P4" xml:id="id270" draw:id="id270" draw:layer="layout" svg:width="0.317cm" svg:height="0.318cm" svg:x="17.73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7.889cm" svg:y1="3.617cm" svg:x2="17.888cm" svg:y2="4.18cm" draw:start-shape="id270" draw:start-glue-point="8" draw:end-shape="id267" draw:end-glue-point="0" svg:d="M17889 3617v274h-1v289" svg:viewBox="0 0 2 564">
          <text:p/>
        </draw:connector>
        <draw:custom-shape draw:style-name="gr39" draw:text-style-name="P13" xml:id="id271" draw:id="id271" draw:layer="layout" svg:width="2.54cm" svg:height="1.27cm" svg:x="16.618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57" xml:id="id272" draw:id="id272" draw:layer="layout" svg:width="2.54cm" svg:height="1.27cm" svg:x="16.618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7"><text:span text:style-name="T20">Picker</text:span></text:p>
          <text:p text:style-name="P57"><text:span text:style-name="T20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54" xml:id="id277" draw:id="id277" draw:layer="layout" svg:width="2.54cm" svg:height="1.27cm" svg:x="16.618cm" svg:y="18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</text:p>
          <text:p text:style-name="P13">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73" draw:id="id273" draw:layer="layout" svg:width="2.54cm" svg:height="1.27cm" svg:x="16.618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17.888cm" svg:y1="7.385cm" svg:x2="17.888cm" svg:y2="8.337cm" draw:start-shape="id269" draw:start-glue-point="2" draw:end-shape="id271" draw:end-glue-point="0" svg:d="M17888 7385v952" svg:viewBox="0 0 1 953">
          <text:p/>
        </draw:connector>
        <draw:connector draw:style-name="gr171" draw:layer="layout" svg:x1="17.888cm" svg:y1="9.607cm" svg:x2="17.888cm" svg:y2="10.242cm" draw:start-shape="id271" draw:start-glue-point="2" draw:end-shape="id272" draw:end-glue-point="0" svg:d="M17888 9607v635" svg:viewBox="0 0 1 636">
          <text:p/>
        </draw:connector>
        <draw:connector draw:style-name="gr171" draw:layer="layout" svg:x1="17.888cm" svg:y1="11.512cm" svg:x2="17.888cm" svg:y2="12.147cm" draw:start-shape="id272" draw:start-glue-point="2" draw:end-shape="id273" draw:end-glue-point="0" svg:d="M17888 11512v635" svg:viewBox="0 0 1 636">
          <text:p/>
        </draw:connector>
        <draw:frame draw:style-name="gr259" draw:text-style-name="P27" draw:layer="layout" svg:width="5.715cm" svg:height="4.437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  <text:list-item>
                <text:p><text:span text:style-name="T9">PickCross is only put in the deco chain once, either in Picker Decos or after CaptMultiple.</text:span></text:p>
              </text:list-item>
            </text:list>
          </draw:text-box>
        </draw:frame>
        <draw:custom-shape draw:style-name="gr260" draw:text-style-name="P13" xml:id="id275" draw:id="id275" draw:layer="layout" svg:width="4.343cm" svg:height="0.688cm" svg:x="15.717cm" svg:y="15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13" xml:id="id274" draw:id="id274" draw:layer="layout" svg:width="4.343cm" svg:height="0.688cm" svg:x="15.717cm" svg:y="14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7.888cm" svg:y1="13.417cm" svg:x2="17.888cm" svg:y2="14.446cm" draw:start-shape="id273" draw:start-glue-point="2" draw:end-shape="id274" draw:end-glue-point="0" svg:d="M17888 13417v1029" svg:viewBox="0 0 1 1030">
          <text:p/>
        </draw:connector>
        <draw:connector draw:style-name="gr158" draw:text-style-name="P4" draw:layer="layout" svg:x1="17.888cm" svg:y1="15.134cm" svg:x2="17.888cm" svg:y2="15.769cm" draw:start-shape="id274" draw:start-glue-point="2" draw:end-shape="id275" draw:end-glue-point="0" svg:d="M17888 15134v635" svg:viewBox="0 0 1 636">
          <text:p/>
        </draw:connector>
        <draw:connector draw:style-name="gr158" draw:text-style-name="P4" draw:layer="layout" svg:x1="17.888cm" svg:y1="17.833cm" svg:x2="17.888cm" svg:y2="18.61cm" draw:start-shape="id276" draw:start-glue-point="2" draw:end-shape="id277" draw:end-glue-point="0" svg:d="M17888 17833v777" svg:viewBox="0 0 1 778">
          <text:p/>
        </draw:connector>
        <draw:custom-shape draw:style-name="gr260" draw:text-style-name="P13" xml:id="id276" draw:id="id276" draw:layer="layout" svg:width="4.343cm" svg:height="0.688cm" svg:x="15.717cm" svg:y="17.1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text-style-name="P52" draw:layer="layout" svg:x1="17.888cm" svg:y1="16.457cm" svg:x2="17.888cm" svg:y2="17.145cm" draw:start-shape="id275" draw:start-glue-point="2" draw:end-shape="id276" draw:end-glue-point="0" svg:d="M17888 16457v688" svg:viewBox="0 0 1 689">
          <text:p/>
        </draw:connector>
      </draw:page>
      <draw:page draw:name="page25" draw:style-name="dp1" draw:master-page-name="Default">
        <draw:custom-shape draw:style-name="gr173" xml:id="id288" draw:id="id288" draw:layer="layout" svg:width="24.448cm" svg:height="3.84cm" svg:x="1.952cm" svg:y="9.89cm">
          <text:p>Picker Decos</text:p>
          <draw:enhanced-geometry svg:viewBox="0 0 21600 21600" draw:type="rectangle" draw:enhanced-path="M 0 0 L 21600 0 21600 21600 0 21600 0 0 Z N"/>
        </draw:custom-shape>
        <draw:custom-shape draw:style-name="gr173" xml:id="id282" draw:id="id282" draw:layer="layout" svg:width="24.409cm" svg:height="3.81cm" svg:x="1.952cm" svg:y="14.97cm">
          <text:p>Child Decos</text:p>
          <draw:enhanced-geometry svg:viewBox="0 0 21600 21600" draw:type="rectangle" draw:enhanced-path="M 0 0 L 21600 0 21600 21600 0 21600 0 0 Z N"/>
        </draw:custom-shape>
        <draw:custom-shape draw:style-name="gr173" xml:id="id292" draw:id="id292" draw:layer="layout" svg:width="18.732cm" svg:height="5.028cm" svg:x="4.175cm" svg:y="3.592cm">
          <text:p>Grandslam Decos</text:p>
          <text:p>(animation msgs)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89" draw:id="id289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91" draw:id="id291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0" draw:id="id290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4" draw:id="id284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5" draw:id="id285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83" draw:id="id283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7" draw:id="id287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6" draw:id="id286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1" draw:id="id281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78" draw:id="id278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79" draw:id="id279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0" draw:id="id280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78" draw:start-glue-point="2" draw:end-shape="id279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78" draw:start-glue-point="2" draw:end-shape="id280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78" draw:start-glue-point="2" draw:end-shape="id281" draw:end-glue-point="4" svg:d="M20133 4960v585h-12072v587" svg:viewBox="0 0 12073 1173">
          <text:p/>
        </draw:connector>
        <draw:connector draw:style-name="gr178" draw:text-style-name="P9" draw:layer="layout" draw:line-skew="1.153cm" svg:x1="14.156cm" svg:y1="14.97cm" svg:x2="14.152cm" svg:y2="16.558cm" draw:start-shape="id282" draw:start-glue-point="0" draw:end-shape="id283" draw:end-glue-point="0" svg:d="M14156 14970v652h-4v936" svg:viewBox="0 0 5 1589">
          <text:p/>
        </draw:connector>
        <draw:connector draw:style-name="gr178" draw:text-style-name="P9" draw:layer="layout" draw:line-skew="1.153cm" svg:x1="14.156cm" svg:y1="14.97cm" svg:x2="9.445cm" svg:y2="16.558cm" draw:start-shape="id282" draw:start-glue-point="0" draw:end-shape="id284" draw:end-glue-point="0" svg:d="M14156 14970v652h-4711v936" svg:viewBox="0 0 4712 1589">
          <text:p/>
        </draw:connector>
        <draw:connector draw:style-name="gr178" draw:text-style-name="P9" draw:layer="layout" draw:line-skew="1.153cm" svg:x1="14.156cm" svg:y1="14.97cm" svg:x2="4.739cm" svg:y2="16.558cm" draw:start-shape="id282" draw:end-shape="id285" draw:end-glue-point="0" svg:d="M14156 14970v652h-9417v936" svg:viewBox="0 0 9418 1589">
          <text:p/>
        </draw:connector>
        <draw:connector draw:style-name="gr178" draw:text-style-name="P9" draw:layer="layout" draw:line-skew="1.153cm" svg:x1="14.156cm" svg:y1="14.97cm" svg:x2="23.565cm" svg:y2="16.558cm" draw:start-shape="id282" draw:end-shape="id286" draw:end-glue-point="0" svg:d="M14156 14970v652h9409v936" svg:viewBox="0 0 9410 1589">
          <text:p/>
        </draw:connector>
        <draw:connector draw:style-name="gr178" draw:text-style-name="P9" draw:layer="layout" draw:line-skew="-1.153cm" svg:x1="4.739cm" svg:y1="17.292cm" svg:x2="14.156cm" svg:y2="18.78cm" draw:start-shape="id285" draw:start-glue-point="2" draw:end-shape="id282" draw:end-glue-point="2" svg:d="M4739 17292v836h9417v652" svg:viewBox="0 0 9418 1489">
          <text:p/>
        </draw:connector>
        <draw:connector draw:style-name="gr178" draw:text-style-name="P9" draw:layer="layout" draw:line-skew="-1.153cm" svg:x1="9.445cm" svg:y1="17.291cm" svg:x2="14.156cm" svg:y2="18.78cm" draw:start-shape="id284" draw:start-glue-point="2" draw:end-shape="id282" draw:end-glue-point="2" svg:d="M9445 17291v837h4711v652" svg:viewBox="0 0 4712 1490">
          <text:p/>
        </draw:connector>
        <draw:connector draw:style-name="gr178" draw:text-style-name="P9" draw:layer="layout" draw:line-skew="-1.153cm" svg:x1="14.152cm" svg:y1="17.291cm" svg:x2="14.156cm" svg:y2="18.78cm" draw:start-shape="id283" draw:start-glue-point="2" draw:end-shape="id282" draw:end-glue-point="2" svg:d="M14152 17291v837h4v652" svg:viewBox="0 0 5 1490">
          <text:p/>
        </draw:connector>
        <draw:connector draw:style-name="gr178" draw:text-style-name="P9" draw:layer="layout" draw:line-skew="-1.153cm" svg:x1="18.859cm" svg:y1="17.291cm" svg:x2="14.156cm" svg:y2="18.78cm" draw:start-shape="id287" draw:start-glue-point="2" draw:end-shape="id282" draw:end-glue-point="2" svg:d="M18859 17291v837h-4703v652" svg:viewBox="0 0 4704 1490">
          <text:p/>
        </draw:connector>
        <draw:connector draw:style-name="gr178" draw:text-style-name="P9" draw:layer="layout" draw:line-skew="-1.153cm" svg:x1="23.565cm" svg:y1="17.291cm" svg:x2="14.156cm" svg:y2="18.78cm" draw:start-shape="id286" draw:start-glue-point="2" draw:end-shape="id282" draw:end-glue-point="2" svg:d="M23565 17291v837h-9409v652" svg:viewBox="0 0 9410 1490">
          <text:p/>
        </draw:connector>
        <draw:connector draw:style-name="gr178" draw:text-style-name="P9" draw:layer="layout" draw:line-skew="1.153cm" svg:x1="14.156cm" svg:y1="14.97cm" svg:x2="18.859cm" svg:y2="16.558cm" draw:start-shape="id282" draw:start-glue-point="0" draw:end-shape="id287" draw:end-glue-point="0" svg:d="M14156 14970v652h4703v936" svg:viewBox="0 0 4704 1589">
          <text:p/>
        </draw:connector>
        <draw:connector draw:style-name="gr178" draw:text-style-name="P9" draw:layer="layout" draw:line-skew="1.183cm" svg:x1="14.176cm" svg:y1="9.89cm" svg:x2="11.673cm" svg:y2="11.577cm" draw:start-shape="id288" draw:start-glue-point="0" draw:end-shape="id289" draw:end-glue-point="0" svg:d="M14176 9890v682h-2503v1005" svg:viewBox="0 0 2504 1688">
          <text:p/>
        </draw:connector>
        <draw:connector draw:style-name="gr178" draw:text-style-name="P9" draw:layer="layout" draw:line-skew="1.183cm" svg:x1="14.176cm" svg:y1="9.89cm" svg:x2="17.35cm" svg:y2="11.577cm" draw:start-shape="id288" draw:start-glue-point="0" draw:end-shape="id290" draw:end-glue-point="0" svg:d="M14176 9890v682h3174v1005" svg:viewBox="0 0 3175 1688">
          <text:p/>
        </draw:connector>
        <draw:connector draw:style-name="gr178" draw:text-style-name="P9" draw:layer="layout" draw:line-skew="1.183cm" svg:x1="14.176cm" svg:y1="9.89cm" svg:x2="5.952cm" svg:y2="11.577cm" draw:start-shape="id288" draw:start-glue-point="0" draw:end-shape="id291" svg:d="M14176 9890v682h-8224v1005" svg:viewBox="0 0 8225 1688">
          <text:p/>
        </draw:connector>
        <draw:connector draw:style-name="gr178" draw:text-style-name="P9" draw:layer="layout" draw:line-skew="-1.183cm" svg:x1="5.952cm" svg:y1="12.311cm" svg:x2="14.176cm" svg:y2="13.73cm" draw:start-shape="id291" draw:start-glue-point="2" draw:end-shape="id288" draw:end-glue-point="2" svg:d="M5952 12311v737h8224v682" svg:viewBox="0 0 8225 1420">
          <text:p/>
        </draw:connector>
        <draw:connector draw:style-name="gr178" draw:text-style-name="P9" draw:layer="layout" draw:line-skew="-1.183cm" svg:x1="11.673cm" svg:y1="12.31cm" svg:x2="14.176cm" svg:y2="13.73cm" draw:start-shape="id289" draw:start-glue-point="2" draw:end-shape="id288" draw:end-glue-point="2" svg:d="M11673 12310v738h2503v682" svg:viewBox="0 0 2504 1421">
          <text:p/>
        </draw:connector>
        <draw:connector draw:style-name="gr178" draw:text-style-name="P9" draw:layer="layout" draw:line-skew="-1.183cm" svg:x1="17.35cm" svg:y1="12.31cm" svg:x2="14.176cm" svg:y2="13.73cm" draw:start-shape="id290" draw:start-glue-point="2" draw:end-shape="id288" draw:end-glue-point="2" svg:d="M17350 12310v738h-3174v682" svg:viewBox="0 0 3175 1421">
          <text:p/>
        </draw:connector>
        <draw:connector draw:style-name="gr178" draw:text-style-name="P9" draw:layer="layout" draw:line-skew="1.418cm" svg:x1="13.541cm" svg:y1="3.592cm" svg:x2="11.294cm" svg:y2="6.132cm" draw:start-shape="id292" draw:start-glue-point="0" draw:end-shape="id280" draw:end-glue-point="0" svg:d="M13541 3592v917h-2247v1623" svg:viewBox="0 0 2248 2541">
          <text:p/>
        </draw:connector>
        <draw:connector draw:style-name="gr178" draw:text-style-name="P9" draw:layer="layout" draw:line-skew="1.418cm" svg:x1="13.541cm" svg:y1="3.592cm" svg:x2="6.914cm" svg:y2="6.132cm" draw:start-shape="id292" draw:start-glue-point="0" draw:end-shape="id281" draw:end-glue-point="0" svg:d="M13541 3592v917h-6627v1623" svg:viewBox="0 0 6628 2541">
          <text:p/>
        </draw:connector>
        <draw:connector draw:style-name="gr178" draw:text-style-name="P9" draw:layer="layout" draw:line-skew="-1.153cm" svg:x1="6.914cm" svg:y1="6.865cm" svg:x2="13.541cm" svg:y2="8.62cm" draw:start-shape="id281" draw:start-glue-point="2" draw:end-shape="id292" draw:end-glue-point="2" svg:d="M6914 6865v1103h6627v652" svg:viewBox="0 0 6628 1756">
          <text:p/>
        </draw:connector>
        <draw:connector draw:style-name="gr178" draw:text-style-name="P9" draw:layer="layout" draw:line-skew="-1.153cm" svg:x1="11.294cm" svg:y1="6.865cm" svg:x2="13.541cm" svg:y2="8.62cm" draw:start-shape="id280" draw:start-glue-point="2" draw:end-shape="id292" draw:end-glue-point="2" svg:d="M11294 6865v1103h2247v652" svg:viewBox="0 0 2248 1756">
          <text:p/>
        </draw:connector>
        <draw:connector draw:style-name="gr178" draw:text-style-name="P9" draw:layer="layout" draw:line-skew="-1.153cm" svg:x1="15.655cm" svg:y1="6.865cm" svg:x2="13.541cm" svg:y2="8.62cm" draw:start-shape="id279" draw:start-glue-point="2" draw:end-shape="id292" draw:end-glue-point="2" svg:d="M15655 6865v1103h-2114v652" svg:viewBox="0 0 2115 1756">
          <text:p/>
        </draw:connector>
        <draw:connector draw:style-name="gr178" draw:text-style-name="P9" draw:layer="layout" draw:line-skew="1.418cm" svg:x1="13.541cm" svg:y1="3.592cm" svg:x2="15.655cm" svg:y2="6.132cm" draw:start-shape="id292" draw:start-glue-point="0" draw:end-shape="id279" draw:end-glue-point="0" svg:d="M13541 3592v917h2114v1623" svg:viewBox="0 0 2115 2541">
          <text:p/>
        </draw:connector>
        <draw:custom-shape draw:style-name="gr261" draw:text-style-name="P13" xml:id="id293" draw:id="id293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9" draw:layer="layout" draw:line-skew="1.153cm" svg:x1="14.176cm" svg:y1="9.89cm" svg:x2="22.699cm" svg:y2="11.577cm" draw:start-shape="id288" draw:start-glue-point="0" draw:end-shape="id293" draw:end-glue-point="0" svg:d="M14176 9890v652h8523v1035" svg:viewBox="0 0 8524 1688">
          <text:p/>
        </draw:connector>
        <draw:connector draw:style-name="gr178" draw:text-style-name="P9" draw:layer="layout" draw:line-skew="-1.183cm" svg:x1="22.699cm" svg:y1="12.31cm" svg:x2="14.176cm" svg:y2="13.73cm" draw:start-shape="id293" draw:start-glue-point="2" draw:end-shape="id288" draw:end-glue-point="2" svg:d="M22699 12310v738h-8523v682" svg:viewBox="0 0 8524 1421">
          <text:p/>
        </draw:connector>
      </draw:page>
      <draw:page draw:name="page26" draw:style-name="dp1" draw:master-page-name="Default">
        <draw:custom-shape draw:style-name="gr173" xml:id="id298" draw:id="id298" draw:layer="layout" svg:width="24.765cm" svg:height="10.795cm" svg:x="1.635cm" svg:y="4.81cm">
          <text:p>Base 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13" xml:id="id299" draw:id="id299" draw:layer="layout" svg:width="3.092cm" svg:height="0.689cm" svg:x="5.87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B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13" xml:id="id303" draw:id="id303" draw:layer="layout" svg:width="3.3cm" svg:height="0.688cm" svg:x="9.481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13" xml:id="id301" draw:id="id301" draw:layer="layout" svg:width="3.297cm" svg:height="0.688cm" svg:x="13.19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5" draw:text-style-name="P13" xml:id="id295" draw:id="id295" draw:layer="layout" svg:width="3.894cm" svg:height="0.733cm" svg:x="19.63cm" svg:y="13.3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3" xml:id="id297" draw:id="id297" draw:layer="layout" svg:width="3.894cm" svg:height="0.733cm" svg:x="19.63cm" svg:y="9.8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3" xml:id="id296" draw:id="id296" draw:layer="layout" svg:width="3.894cm" svg:height="0.733cm" svg:x="22.07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3" xml:id="id294" draw:id="id294" draw:layer="layout" svg:width="4.763cm" svg:height="0.733cm" svg:x="16.99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9.372cm" svg:y1="12.533cm" svg:x2="21.577cm" svg:y2="13.389cm" draw:start-shape="id294" draw:start-glue-point="2" draw:end-shape="id295" draw:end-glue-point="0" svg:d="M19372 12533v427h2205v429" svg:viewBox="0 0 2206 857">
          <text:p/>
        </draw:connector>
        <draw:connector draw:style-name="gr158" draw:text-style-name="P4" draw:layer="layout" svg:x1="24.018cm" svg:y1="12.533cm" svg:x2="21.577cm" svg:y2="13.389cm" draw:start-shape="id296" draw:start-glue-point="2" draw:end-shape="id295" draw:end-glue-point="0" svg:d="M24018 12533v427h-2441v429" svg:viewBox="0 0 2442 857">
          <text:p/>
        </draw:connector>
        <draw:connector draw:style-name="gr158" draw:text-style-name="P4" draw:layer="layout" svg:x1="21.577cm" svg:y1="10.575cm" svg:x2="19.372cm" svg:y2="11.8cm" draw:start-shape="id297" draw:start-glue-point="2" draw:end-shape="id294" draw:end-glue-point="0" svg:d="M21577 10575v612h-2205v613" svg:viewBox="0 0 2206 1226">
          <text:p/>
        </draw:connector>
        <draw:connector draw:style-name="gr158" draw:text-style-name="P4" draw:layer="layout" svg:x1="21.577cm" svg:y1="10.575cm" svg:x2="24.018cm" svg:y2="11.8cm" draw:start-shape="id297" draw:start-glue-point="2" draw:end-shape="id296" draw:end-glue-point="0" svg:d="M21577 10575v612h2441v613" svg:viewBox="0 0 2442 1226">
          <text:p/>
        </draw:connector>
        <draw:frame draw:style-name="gr122" draw:text-style-name="P25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68" draw:text-style-name="P13" xml:id="id302" draw:id="id302" draw:layer="layout" svg:width="3.298cm" svg:height="0.688cm" svg:x="16.90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draw:line-skew="1.47cm" svg:x1="14.017cm" svg:y1="4.81cm" svg:x2="7.419cm" svg:y2="7.271cm" draw:start-shape="id298" draw:end-shape="id299" draw:end-glue-point="0" svg:d="M14017 4810v968h-6598v1493" svg:viewBox="0 0 6599 2462">
          <text:p/>
        </draw:connector>
        <draw:custom-shape draw:style-name="gr269" draw:text-style-name="P54" xml:id="id300" draw:id="id300" draw:layer="layout" svg:width="3.513cm" svg:height="0.733cm" svg:x="1.952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draw:line-skew="1.471cm" svg:x1="14.017cm" svg:y1="4.81cm" svg:x2="3.708cm" svg:y2="7.271cm" draw:start-shape="id298" draw:start-glue-point="0" draw:end-shape="id300" draw:end-glue-point="0" svg:d="M14017 4810v969h-10309v1492" svg:viewBox="0 0 10310 2462">
          <text:p/>
        </draw:connector>
        <draw:connector draw:style-name="gr158" draw:text-style-name="P4" draw:layer="layout" draw:line-skew="1.471cm" svg:x1="14.017cm" svg:y1="4.81cm" svg:x2="14.842cm" svg:y2="7.271cm" draw:start-shape="id298" draw:start-glue-point="0" draw:end-shape="id301" draw:end-glue-point="0" svg:d="M14017 4810v969h825v1492" svg:viewBox="0 0 826 2462">
          <text:p/>
        </draw:connector>
        <draw:connector draw:style-name="gr158" draw:text-style-name="P4" draw:layer="layout" draw:line-skew="1.471cm" svg:x1="14.017cm" svg:y1="4.81cm" svg:x2="18.553cm" svg:y2="7.271cm" draw:start-shape="id298" draw:start-glue-point="0" draw:end-shape="id302" draw:end-glue-point="0" svg:d="M14017 4810v969h4536v1492" svg:viewBox="0 0 4537 2462">
          <text:p/>
        </draw:connector>
        <draw:connector draw:style-name="gr158" draw:text-style-name="P4" draw:layer="layout" draw:line-skew="1.471cm" svg:x1="14.017cm" svg:y1="4.81cm" svg:x2="21.577cm" svg:y2="9.842cm" draw:start-shape="id298" draw:end-shape="id297" draw:end-glue-point="0" svg:d="M14017 4810v969h7560v4063" svg:viewBox="0 0 7561 5033">
          <text:p/>
        </draw:connector>
        <draw:connector draw:style-name="gr158" draw:text-style-name="P4" draw:layer="layout" draw:line-skew="1.471cm" svg:x1="14.017cm" svg:y1="4.81cm" svg:x2="11.131cm" svg:y2="7.271cm" draw:start-shape="id298" draw:start-glue-point="0" draw:end-shape="id303" draw:end-glue-point="0" svg:d="M14017 4810v969h-2886v1492" svg:viewBox="0 0 2887 2462">
          <text:p/>
        </draw:connector>
        <draw:custom-shape draw:style-name="gr263" draw:text-style-name="P13" xml:id="id304" draw:id="id304" draw:layer="layout" svg:width="3.3cm" svg:height="0.688cm" svg:x="22.39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draw:line-skew="1.53cm" svg:x1="14.017cm" svg:y1="4.81cm" svg:x2="24.043cm" svg:y2="7.271cm" draw:start-shape="id298" draw:start-glue-point="0" draw:end-shape="id304" draw:end-glue-point="0" svg:d="M14017 4810v1028h10026v1433" svg:viewBox="0 0 10027 2462">
          <text:p/>
        </draw:connector>
      </draw:page>
      <draw:page draw:name="page27" draw:style-name="dp1" draw:master-page-name="Default">
        <draw:frame draw:style-name="gr105" draw:text-style-name="P49" draw:layer="layout" svg:width="3.493cm" svg:height="4.043cm" svg:x="2.27cm" svg:y="4.688cm">
          <draw:text-box>
            <text:p text:style-name="P47"><text:span text:style-name="T8">State <text:s/>variables:</text:span></text:p>
            <text:p text:style-name="P47"><text:span text:style-name="T8"><text:tab/></text:span><text:span text:style-name="T8">Reads:</text:span></text:p>
            <text:p text:style-name="P47"><text:span text:style-name="T8"><text:tab/></text:span><text:span text:style-name="T8"><text:tab/></text:span><text:span text:style-name="T8">child</text:span></text:p>
            <text:p text:style-name="P47"><text:span text:style-name="T8"><text:tab/></text:span><text:span text:style-name="T8"><text:tab/></text:span><text:span text:style-name="T8">owner</text:span></text:p>
            <text:p text:style-name="P47"><text:span text:style-name="T8"><text:tab/></text:span><text:span text:style-name="T8"><text:tab/></text:span><text:span text:style-name="T8">turn</text:span></text:p>
            <text:p text:style-name="P47"><text:span text:style-name="T8"><text:tab/></text:span><text:span text:style-name="T8">Changes:</text:span></text:p>
            <text:p text:style-name="P47"><text:span text:style-name="T8"><text:tab/></text:span><text:span text:style-name="T8"><text:tab/></text:span><text:span text:style-name="T8">board</text:span></text:p>
            <text:p text:style-name="P47"><text:span text:style-name="T8"><text:tab/></text:span><text:span text:style-name="T8"><text:tab/></text:span><text:span text:style-name="T8">store</text:span></text:p>
            <text:p text:style-name="P47"><text:span text:style-name="T8"><text:tab/></text:span><text:span text:style-name="T8"><text:tab/></text:span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70" draw:text-style-name="P48" draw:layer="layout" svg:width="3.232cm" svg:height="8.377cm" svg:x="6.398cm" svg:y="4.688cm">
          <draw:text-box>
            <text:p text:style-name="P47"><text:span text:style-name="T8">Parameters:</text:span></text:p>
            <text:p text:style-name="P47"><text:span text:style-name="T8"><text:tab/></text:span><text:span text:style-name="T8">capt_min</text:span><text:span text:style-name="T8"><text:tab/></text:span></text:p>
            <text:p text:style-name="P47"><text:span text:style-name="T8"><text:tab/></text:span><text:span text:style-name="T8">capt_next</text:span><text:span text:style-name="T8"><text:tab/></text:span></text:p>
            <text:p text:style-name="P47"><text:span text:style-name="T8"><text:tab/></text:span><text:span text:style-name="T8">capt_on</text:span><text:span text:style-name="T8"><text:tab/></text:span></text:p>
            <text:p text:style-name="P47"><text:span text:style-name="T8"><text:tab/></text:span><text:span text:style-name="T8">capttwoout</text:span><text:span text:style-name="T8"><text:tab/></text:span></text:p>
            <text:p text:style-name="P47"><text:span text:style-name="T8"><text:tab/></text:span><text:span text:style-name="T8">child_cvt</text:span></text:p>
            <text:p text:style-name="P47"><text:span text:style-name="T8"><text:tab/></text:span><text:span text:style-name="T8">child_type</text:span></text:p>
            <text:p text:style-name="P47"><text:span text:style-name="T8"><text:tab/></text:span><text:span text:style-name="T8">crosscapt</text:span><text:span text:style-name="T8"><text:tab/></text:span></text:p>
            <text:p text:style-name="P47"><text:span text:style-name="T8"><text:tab/></text:span><text:span text:style-name="T8">evens</text:span></text:p>
            <text:p text:style-name="P47"><text:span text:style-name="T8"><text:tab/></text:span><text:span text:style-name="T8">goal</text:span></text:p>
            <text:p text:style-name="P47"><text:span text:style-name="T8"><text:tab/></text:span><text:span text:style-name="T8">gparam_one</text:span></text:p>
            <text:p text:style-name="P47"><text:span text:style-name="T8"><text:tab/></text:span><text:span text:style-name="T8">min_move</text:span></text:p>
            <text:p text:style-name="P47"><text:span text:style-name="T8"><text:tab/></text:span><text:span text:style-name="T8">mlaps</text:span></text:p>
            <text:p text:style-name="P47"><text:span text:style-name="T8"><text:tab/></text:span><text:span text:style-name="T8">mustpass</text:span></text:p>
            <text:p text:style-name="P47"><text:span text:style-name="T8"><text:tab/></text:span><text:span text:style-name="T8">mustshare</text:span></text:p>
            <text:p text:style-name="P47"><text:span text:style-name="T8"><text:tab/></text:span><text:span text:style-name="T8">no_sides</text:span></text:p>
            <text:p text:style-name="P47"><text:span text:style-name="T8"><text:tab/></text:span><text:span text:style-name="T8">round_fill</text:span></text:p>
            <text:p text:style-name="P47"><text:span text:style-name="T8"><text:tab/></text:span><text:span text:style-name="T8">rounds</text:span></text:p>
            <text:p text:style-name="P47"><text:span text:style-name="T8"><text:tab/></text:span><text:span text:style-name="T8">sow_own_store</text:span></text:p>
            <text:p text:style-name="P47"><text:span text:style-name="T8"><text:tab/></text:span><text:span text:style-name="T8">stores</text:span></text:p>
            <text:p text:style-name="P47"><text:span text:style-name="T8"><text:tab/></text:span><text:span text:style-name="T8">unclaimed</text:span></text:p>
          </draw:text-box>
        </draw:frame>
        <draw:custom-shape draw:style-name="gr271" draw:text-style-name="P30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_ended(mdata)</text:span></text:p>
          <draw:enhanced-geometry svg:viewBox="0 0 21600 21600" draw:type="rectangle" draw:enhanced-path="M 0 0 L 21600 0 21600 21600 0 21600 0 0 Z N"/>
        </draw:custom-shape>
        <draw:custom-shape draw:style-name="gr272" draw:text-style-name="P30" xml:id="id305" draw:id="id305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73" draw:text-style-name="P30" xml:id="id306" draw:id="id306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305" draw:start-glue-point="2" draw:end-shape="id306" draw:end-glue-point="0" svg:d="M15635 5543v1011" svg:viewBox="0 0 1 1012">
          <text:p/>
        </draw:connector>
        <draw:custom-shape draw:style-name="gr274" draw:text-style-name="P50" xml:id="id308" draw:id="id308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xml:id="id307" draw:id="id307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1.91cm" svg:y1="16cm" svg:x2="8.847cm" svg:y2="17.163cm" draw:start-shape="id307" draw:start-glue-point="8" draw:end-shape="id308" draw:end-glue-point="0" svg:d="M11910 16000v574h-3063v589" svg:viewBox="0 0 3064 1164">
          <text:p/>
        </draw:connector>
        <draw:custom-shape draw:style-name="gr275" draw:text-style-name="P50" xml:id="id309" draw:id="id309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1.91cm" svg:y1="16cm" svg:x2="15.026cm" svg:y2="17.093cm" draw:start-shape="id307" draw:start-glue-point="8" draw:end-shape="id309" draw:end-glue-point="0" svg:d="M11910 16000v539h3116v554" svg:viewBox="0 0 3117 1094">
          <text:p/>
        </draw:connector>
        <draw:frame draw:style-name="gr276" draw:text-style-name="P55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77" draw:text-style-name="P30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78" draw:text-style-name="P30" xml:id="id310" draw:id="id310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layer="layout" svg:x1="18.104cm" svg:y1="6.98cm" svg:x2="19.798cm" svg:y2="6.98cm" draw:start-shape="id306" draw:start-glue-point="1" draw:end-shape="id310" draw:end-glue-point="3" svg:d="M18104 6980h1694" svg:viewBox="0 0 1695 1">
          <text:p/>
        </draw:connector>
        <draw:frame draw:style-name="gr279" draw:text-style-name="P27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53" draw:text-style-name="P13" xml:id="id311" draw:id="id311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8.847cm" svg:y1="17.897cm" svg:x2="8.847cm" svg:y2="18.516cm" draw:start-shape="id308" draw:start-glue-point="2" draw:end-shape="id311" draw:end-glue-point="0" svg:d="M8847 17897v619" svg:viewBox="0 0 1 620">
          <text:p/>
        </draw:connector>
        <draw:frame draw:style-name="gr280" draw:text-style-name="P48" draw:layer="layout" svg:width="5.137cm" svg:height="2.54cm" svg:x="19.04cm" svg:y="17.192cm">
          <draw:text-box>
            <text:p text:style-name="P47"><text:span text:style-name="T8">Note:</text:span></text:p>
            <text:p text:style-name="P47"><text:span text:style-name="T8">*A claimer, taker or divvier is selected based on the unclaimed, child_type and store properties (see next page).</text:span></text:p>
          </draw:text-box>
        </draw:frame>
      </draw:page>
      <draw:page draw:name="page28" draw:style-name="dp1" draw:master-page-name="Default">
        <draw:custom-shape draw:style-name="gr166" draw:text-style-name="P19" xml:id="id312" draw:id="id312" draw:layer="layout" svg:width="4.332cm" svg:height="0.734cm" svg:x="3.651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314" draw:id="id314" draw:layer="layout" svg:width="4.332cm" svg:height="0.734cm" svg:x="6.17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50" xml:id="id315" draw:id="id315" draw:layer="layout" svg:width="4.332cm" svg:height="0.734cm" svg:x="3.651cm" svg:y="11.3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13" xml:id="id316" draw:id="id316" draw:layer="layout" svg:width="3.642cm" svg:height="0.734cm" svg:x="3.996cm" svg:y="12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50" xml:id="id318" draw:id="id318" draw:layer="layout" svg:width="4.332cm" svg:height="0.734cm" svg:x="3.651cm" svg:y="14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19" xml:id="id319" draw:id="id319" draw:layer="layout" svg:width="4.177cm" svg:height="0.734cm" svg:x="3.729cm" svg:y="15.5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5.817cm" svg:y1="6.679cm" svg:x2="5.817cm" svg:y2="7.485cm" draw:start-shape="id312" draw:start-glue-point="2" draw:end-shape="id313" draw:end-glue-point="0" svg:d="M5817 6679v806" svg:viewBox="0 0 1 807">
          <text:p/>
        </draw:connector>
        <draw:connector draw:style-name="gr158" draw:text-style-name="P4" draw:layer="layout" svg:x1="8.341cm" svg:y1="10.066cm" svg:x2="5.817cm" svg:y2="11.339cm" draw:start-shape="id314" draw:start-glue-point="2" draw:end-shape="id315" draw:end-glue-point="0" svg:d="M8341 10066v637h-2524v636" svg:viewBox="0 0 2525 1274">
          <text:p/>
        </draw:connector>
        <draw:custom-shape draw:style-name="gr283" draw:text-style-name="P30" xml:id="id321" draw:id="id321" draw:layer="layout" svg:width="4.332cm" svg:height="0.734cm" svg:x="3.651cm" svg:y="19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GameWinner </text:span><text:span text:style-name="T22">TA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320" draw:id="id320" draw:layer="layout" svg:width="4.332cm" svg:height="0.734cm" svg:x="1.26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7" draw:text-style-name="P4" draw:layer="layout" svg:x1="5.817cm" svg:y1="12.073cm" svg:x2="5.817cm" svg:y2="12.746cm" draw:start-shape="id315" draw:start-glue-point="2" draw:end-shape="id316" draw:end-glue-point="0" svg:d="M5817 12073v673" svg:viewBox="0 0 1 674">
          <text:p/>
        </draw:connector>
        <draw:frame draw:style-name="gr284" draw:text-style-name="P59" draw:layer="layout" svg:width="9.532cm" svg:height="8.974cm" svg:x="16.582cm" svg:y="10.795cm">
          <draw:text-box>
            <text:p text:style-name="P58"><text:span text:style-name="T8">CLAIMER: counts owned seeds but does not move them:</text:span></text:p>
            <text:p text:style-name="P58"><text:span text:style-name="T8"><text:tab/></text:span><text:span text:style-name="T8">ClaimSeeds</text:span></text:p>
            <text:p text:style-name="P58"><text:span text:style-name="T8"><text:tab/></text:span><text:span text:style-name="T8">ChildClaimSeeds</text:span></text:p>
            <text:p text:style-name="P58"><text:span text:style-name="T8"><text:tab/></text:span><text:span text:style-name="T8">ClaimOwnSeeds</text:span></text:p>
            <text:p text:style-name="P58"><text:span text:style-name="T8"/></text:p>
            <text:p text:style-name="P58"><text:span text:style-name="T8">TAKER: seeds not in children are claimed and moved to stores:</text:span></text:p>
            <text:p text:style-name="P58"><text:span text:style-name="T8"><text:tab/></text:span><text:span text:style-name="T8">TakeOwnSeeds</text:span></text:p>
            <text:p text:style-name="P58"><text:span text:style-name="T8"><text:tab/></text:span><text:span text:style-name="T8">TakeOnlyChildNStores</text:span></text:p>
            <text:p text:style-name="P58"><text:span text:style-name="T8"><text:tab/></text:span><text:span text:style-name="T8">TakeAllUnclaimed</text:span></text:p>
            <text:p text:style-name="P58"><text:span text:style-name="T8"/></text:p>
            <text:p text:style-name="P58"><text:span text:style-name="T8">DIVVY: unclaimed seeds are split between players:</text:span></text:p>
            <text:p text:style-name="P58"><text:span text:style-name="T8"><text:tab/></text:span><text:span text:style-name="T8">DivvySeedsStores</text:span></text:p>
            <text:p text:style-name="P58"><text:span text:style-name="T8"><text:tab/></text:span><text:span text:style-name="T8">DivvySeedsChildOnly</text:span></text:p>
            <text:p text:style-name="P58"><text:span text:style-name="T8"/></text:p>
            <text:p text:style-name="P58"><text:span text:style-name="T8"/></text:p>
            <text:p text:style-name="P58"><text:span text:style-name="T8">Note:</text:span></text:p>
            <text:p text:style-name="P58"><text:span text:style-name="T8">* Uses get_allowable_holes</text:span></text:p>
          </draw:text-box>
        </draw:frame>
        <draw:custom-shape draw:style-name="gr41" draw:text-style-name="P4" xml:id="id324" draw:id="id324" draw:layer="layout" svg:width="0.317cm" svg:height="0.318cm" svg:x="14.432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draw:line-skew="-0.041cm" svg:x1="14.59cm" svg:y1="4.615cm" svg:x2="5.817cm" svg:y2="5.945cm" draw:start-shape="id317" draw:start-glue-point="2" draw:end-shape="id312" draw:end-glue-point="0" svg:d="M14590 4615v624h-8773v706" svg:viewBox="0 0 8774 1331">
          <text:p/>
        </draw:connector>
        <draw:connector draw:style-name="gr158" draw:text-style-name="P4" draw:layer="layout" svg:x1="5.817cm" svg:y1="13.48cm" svg:x2="5.817cm" svg:y2="14.252cm" draw:start-shape="id316" draw:start-glue-point="2" draw:end-shape="id318" draw:end-glue-point="0" svg:d="M5817 13480v772" svg:viewBox="0 0 1 773">
          <text:p/>
        </draw:connector>
        <draw:connector draw:style-name="gr158" draw:text-style-name="P4" draw:layer="layout" svg:x1="5.817cm" svg:y1="14.986cm" svg:x2="5.817cm" svg:y2="15.559cm" draw:start-shape="id318" draw:start-glue-point="2" draw:end-shape="id319" draw:end-glue-point="0" svg:d="M5817 14986v573" svg:viewBox="0 0 1 574">
          <text:p/>
        </draw:connector>
        <draw:connector draw:style-name="gr158" draw:text-style-name="P4" draw:layer="layout" svg:x1="5.817cm" svg:y1="16.293cm" svg:x2="3.431cm" svg:y2="17.71cm" draw:start-shape="id319" draw:start-glue-point="2" draw:end-shape="id320" draw:end-glue-point="0" svg:d="M5817 16293v709h-2386v708" svg:viewBox="0 0 2387 1418">
          <text:p/>
        </draw:connector>
        <draw:connector draw:style-name="gr158" draw:text-style-name="P4" draw:layer="layout" svg:x1="3.431cm" svg:y1="18.444cm" svg:x2="5.817cm" svg:y2="19.873cm" draw:start-shape="id320" draw:start-glue-point="2" draw:end-shape="id321" draw:end-glue-point="0" svg:d="M3431 18444v715h2386v714" svg:viewBox="0 0 2387 1430">
          <text:p/>
        </draw:connector>
        <draw:frame draw:style-name="gr285" draw:text-style-name="P55" draw:layer="layout" svg:width="1.239cm" svg:height="0.577cm" svg:x="12.673cm" svg:y="2.562cm">
          <draw:text-box>
            <text:p><text:span text:style-name="T2">Ender</text:span></text:p>
          </draw:text-box>
        </draw:frame>
        <draw:custom-shape draw:style-name="gr286" draw:text-style-name="P50" xml:id="id323" draw:id="id323" draw:layer="layout" svg:width="5.079cm" svg:height="0.734cm" svg:x="10.922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9.413cm" svg:y1="6.679cm" svg:x2="13.461cm" svg:y2="7.947cm" draw:start-shape="id322" draw:start-glue-point="2" draw:end-shape="id323" draw:end-glue-point="0" svg:d="M19413 6679v634h-5952v634" svg:viewBox="0 0 5953 1269">
          <text:p/>
        </draw:connector>
        <draw:custom-shape draw:style-name="gr287" draw:text-style-name="P50" xml:id="id329" draw:id="id329" draw:layer="layout" svg:width="3.88cm" svg:height="0.734cm" svg:x="23.06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14.591cm" svg:y1="2.944cm" svg:x2="14.59cm" svg:y2="3.881cm" draw:start-shape="id324" draw:start-glue-point="8" draw:end-shape="id317" draw:end-glue-point="0" svg:d="M14591 2944v461h-1v476" svg:viewBox="0 0 2 938">
          <text:p/>
        </draw:connector>
        <draw:custom-shape draw:style-name="gr166" draw:text-style-name="P19" xml:id="id325" draw:id="id325" draw:layer="layout" svg:width="4.332cm" svg:height="0.734cm" svg:x="1.19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5.817cm" svg:y1="8.219cm" svg:x2="3.361cm" svg:y2="9.332cm" draw:start-shape="id313" draw:start-glue-point="2" draw:end-shape="id325" draw:end-glue-point="0" svg:d="M5817 8219v557h-2456v556" svg:viewBox="0 0 2457 1114">
          <text:p/>
        </draw:connector>
        <draw:connector draw:style-name="gr158" draw:text-style-name="P4" draw:layer="layout" svg:x1="3.361cm" svg:y1="10.066cm" svg:x2="5.817cm" svg:y2="11.339cm" draw:start-shape="id325" draw:start-glue-point="2" draw:end-shape="id315" draw:end-glue-point="0" svg:d="M3361 10066v637h2456v636" svg:viewBox="0 0 2457 1274">
          <text:p/>
        </draw:connector>
        <draw:frame draw:style-name="gr122" draw:text-style-name="P25" draw:layer="layout" svg:width="14.605cm" svg:height="1.839cm" svg:x="1.048cm" svg:y="0.974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66" draw:text-style-name="P19" xml:id="id313" draw:id="id313" draw:layer="layout" svg:width="4.332cm" svg:height="0.734cm" svg:x="3.651cm" svg:y="7.4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5.817cm" svg:y1="8.219cm" svg:x2="8.341cm" svg:y2="9.332cm" draw:start-shape="id313" draw:start-glue-point="2" draw:end-shape="id314" draw:end-glue-point="0" svg:d="M5817 8219v557h2524v556" svg:viewBox="0 0 2525 1114">
          <text:p/>
        </draw:connector>
        <draw:custom-shape draw:style-name="gr24" draw:text-style-name="P13" xml:id="id326" draw:id="id326" draw:layer="layout" svg:width="4.177cm" svg:height="0.734cm" svg:x="6.33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5.817cm" svg:y1="16.293cm" svg:x2="8.423cm" svg:y2="17.71cm" draw:start-shape="id319" draw:start-glue-point="2" draw:end-shape="id326" draw:end-glue-point="0" svg:d="M5817 16293v709h2606v708" svg:viewBox="0 0 2607 1418">
          <text:p/>
        </draw:connector>
        <draw:connector draw:style-name="gr158" draw:text-style-name="P4" draw:layer="layout" svg:x1="8.423cm" svg:y1="18.444cm" svg:x2="5.817cm" svg:y2="19.873cm" draw:start-shape="id326" draw:start-glue-point="2" draw:end-shape="id321" draw:end-glue-point="0" svg:d="M8423 18444v715h-2606v714" svg:viewBox="0 0 2607 1430">
          <text:p/>
        </draw:connector>
        <draw:custom-shape draw:style-name="gr288" draw:text-style-name="P13" xml:id="id328" draw:id="id328" draw:layer="layout" svg:width="4.332cm" svg:height="0.734cm" svg:x="11.295cm" svg:y="9.3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54" xml:id="id327" draw:id="id327" draw:layer="layout" svg:width="5.079cm" svg:height="0.734cm" svg:x="16.911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Immobilize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19.413cm" svg:y1="6.679cm" svg:x2="19.45cm" svg:y2="7.947cm" draw:start-shape="id322" draw:start-glue-point="2" draw:end-shape="id327" draw:end-glue-point="0" svg:d="M19413 6679v634h37v634" svg:viewBox="0 0 38 1269">
          <text:p/>
        </draw:connector>
        <draw:connector draw:style-name="gr171" draw:layer="layout" svg:x1="13.461cm" svg:y1="8.681cm" svg:x2="13.461cm" svg:y2="9.379cm" draw:start-shape="id323" draw:start-glue-point="2" draw:end-shape="id328" draw:end-glue-point="0" svg:d="M13461 8681v698" svg:viewBox="0 0 1 699">
          <text:p/>
        </draw:connector>
        <draw:custom-shape draw:style-name="gr166" draw:text-style-name="P19" xml:id="id317" draw:id="id317" draw:layer="layout" svg:width="4.332cm" svg:height="0.734cm" svg:x="12.424cm" svg:y="3.8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Animate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text-style-name="P52" draw:layer="layout" draw:line-skew="-0.066cm" svg:x1="14.59cm" svg:y1="4.615cm" svg:x2="19.413cm" svg:y2="5.945cm" draw:start-shape="id317" draw:start-glue-point="2" draw:end-shape="id322" draw:end-glue-point="0" svg:d="M14590 4615v599h4823v731" svg:viewBox="0 0 4824 1331">
          <text:p/>
        </draw:connector>
        <draw:custom-shape draw:style-name="gr166" draw:text-style-name="P19" xml:id="id322" draw:id="id322" draw:layer="layout" svg:width="4.332cm" svg:height="0.734cm" svg:x="17.247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9.413cm" svg:y1="6.679cm" svg:x2="25cm" svg:y2="7.947cm" draw:start-shape="id322" draw:start-glue-point="2" draw:end-shape="id329" draw:end-glue-point="0" svg:d="M19413 6679v634h5587v634" svg:viewBox="0 0 5588 1269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00000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coGroup" style:family="graphic" style:parent-style-name="standard">
      <style:graphic-properties svg:stroke-color="#666666" draw:fill-color="#ffffff" draw:fill-gradient-name="Gradient_20_1" draw:fill-hatch-name="Red_20_90_20_Degrees_20_Crossed_20_1" draw:fill-image-name="Bitmap_20_1" draw:textarea-horizontal-align="justify" draw:textarea-vertical-align="top" draw:auto-grow-height="false" fo:min-height="4.529cm" fo:min-width="12.789cm"/>
      <style:paragraph-properties fo:text-align="start" style:writing-mode="lr-tb"/>
      <style:text-properties fo:font-size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89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8</text:page-number></text:span></text:p>
        </draw:text-box>
      </draw:frame>
      <draw:frame draw:style-name="Mgr2" draw:text-style-name="MP1" draw:layer="backgroundobjects" svg:width="1.992cm" svg:height="0.421cm" svg:x="23.976cm" svg:y="20.169cm">
        <draw:text-box>
          <text:p><text:span text:style-name="MT1">26 May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23H25M42S</meta:editing-duration>
    <meta:editing-cycles>210</meta:editing-cycles>
    <meta:generator>LibreOffice/7.3.2.2$Windows_X86_64 LibreOffice_project/49f2b1bff42cfccbd8f788c8dc32c1c309559be0</meta:generator>
    <dc:date>2025-05-26T06:05:09.824000000</dc:date>
    <meta:print-date>2024-09-14T06:59:08.945000000</meta:print-date>
    <meta:document-statistic meta:object-count="821"/>
  </office:meta>
</office:document-meta>
</file>